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/>
    <style:font-face style:name="OpenSymbol5" svg:font-family="OpenSymbol" style:font-adornments="Oblique" style:font-pitch="variable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3" style:family="table">
      <style:table-properties style:width="9.144cm" table:align="center"/>
    </style:style>
    <style:style style:name="Table3.A" style:family="table-column">
      <style:table-column-properties style:column-width="2.794cm"/>
    </style:style>
    <style:style style:name="Table3.B" style:family="table-column">
      <style:table-column-properties style:column-width="1.058cm"/>
    </style:style>
    <style:style style:name="Table3.1" style:family="table-row">
      <style:table-row-properties style:row-height="0.801cm"/>
    </style:style>
    <style:style style:name="Table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3.G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49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2.034cm"/>
    </style:style>
    <style:style style:name="Table1.1" style:family="table-row">
      <style:table-row-properties style:row-height="0.801cm"/>
    </style:style>
    <style:style style:name="Table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149cm" table:align="center"/>
    </style:style>
    <style:style style:name="Table2.A" style:family="table-column">
      <style:table-column-properties style:column-width="5.082cm"/>
    </style:style>
    <style:style style:name="Table2.B" style:family="table-column">
      <style:table-column-properties style:column-width="2.034cm"/>
    </style:style>
    <style:style style:name="Table2.1" style:family="table-row">
      <style:table-row-properties style:row-height="0.801cm"/>
    </style:style>
    <style:style style:name="Table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9cm" table:align="center"/>
    </style:style>
    <style:style style:name="Tableau2.A" style:family="table-column">
      <style:table-column-properties style:column-width="5.082cm"/>
    </style:style>
    <style:style style:name="Tableau2.B" style:family="table-column">
      <style:table-column-properties style:column-width="2.034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4.251cm" table:align="center"/>
    </style:style>
    <style:style style:name="Tableau3.A" style:family="table-column">
      <style:table-column-properties style:column-width="0.6cm"/>
    </style:style>
    <style:style style:name="Tableau3.B" style:family="table-column">
      <style:table-column-properties style:column-width="1.826cm"/>
    </style:style>
    <style:style style:name="Tableau3.A1" style:family="table-cell">
      <style:table-cell-properties style:vertical-align="middle" fo:padding-left="0cm" fo:padding-right="0cm" fo:padding-top="0.101cm" fo:padding-bottom="0.101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51cm" table:align="center"/>
    </style:style>
    <style:style style:name="Tableau4.A" style:family="table-column">
      <style:table-column-properties style:column-width="0.6cm"/>
    </style:style>
    <style:style style:name="Tableau4.B" style:family="table-column">
      <style:table-column-properties style:column-width="1.826cm"/>
    </style:style>
    <style:style style:name="Tableau4.A1" style:family="table-cell">
      <style:table-cell-properties style:vertical-align="middle" fo:padding-left="0cm" fo:padding-right="0cm" fo:padding-top="0.101cm" fo:padding-bottom="0.101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6" style:family="table">
      <style:table-properties style:width="4.251cm" table:align="center"/>
    </style:style>
    <style:style style:name="Tableau26.A" style:family="table-column">
      <style:table-column-properties style:column-width="0.6cm"/>
    </style:style>
    <style:style style:name="Tableau26.B" style:family="table-column">
      <style:table-column-properties style:column-width="1.826cm"/>
    </style:style>
    <style:style style:name="Tableau26.A1" style:family="table-cell">
      <style:table-cell-properties style:vertical-align="middle" fo:padding-left="0cm" fo:padding-right="0cm" fo:padding-top="0.101cm" fo:padding-bottom="0.101cm" fo:border="none"/>
    </style:style>
    <style:style style:name="Tableau2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6.C1" style:family="table-cell">
      <style:table-cell-properties style:vertical-align="middle" fo:padding="0.097cm" fo:border="0.5pt solid #000000"/>
    </style:style>
    <style:style style:name="Tableau2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4.251cm" table:align="center"/>
    </style:style>
    <style:style style:name="Tableau5.A" style:family="table-column">
      <style:table-column-properties style:column-width="0.6cm"/>
    </style:style>
    <style:style style:name="Tableau5.B" style:family="table-column">
      <style:table-column-properties style:column-width="1.826cm"/>
    </style:style>
    <style:style style:name="Tableau5.A1" style:family="table-cell">
      <style:table-cell-properties style:vertical-align="middle" fo:padding-left="0cm" fo:padding-right="0cm" fo:padding-top="0.101cm" fo:padding-bottom="0.101cm" fo:border="none"/>
    </style:style>
    <style:style style:name="Tableau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style:vertical-align="middle" fo:padding="0.097cm" fo:border="0.5pt solid #000000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2" style:family="table">
      <style:table-properties style:width="9.151cm" fo:margin-left="0cm" fo:margin-right="0cm" table:align="margins"/>
    </style:style>
    <style:style style:name="Tableau22.A" style:family="table-column">
      <style:table-column-properties style:column-width="4.879cm" style:rel-column-width="34944*"/>
    </style:style>
    <style:style style:name="Tableau22.B" style:family="table-column">
      <style:table-column-properties style:column-width="1.423cm" style:rel-column-width="10196*"/>
    </style:style>
    <style:style style:name="Tableau22.D" style:family="table-column">
      <style:table-column-properties style:column-width="1.423cm" style:rel-column-width="10199*"/>
    </style:style>
    <style:style style:name="Tableau22.1" style:family="table-row">
      <style:table-row-properties style:row-height="0.801cm"/>
    </style:style>
    <style:style style:name="Tableau2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 style:data-style-name="N0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2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9.149cm" table:align="center"/>
    </style:style>
    <style:style style:name="Tableau23.A" style:family="table-column">
      <style:table-column-properties style:column-width="4.877cm"/>
    </style:style>
    <style:style style:name="Tableau23.B" style:family="table-column">
      <style:table-column-properties style:column-width="1.423cm"/>
    </style:style>
    <style:style style:name="Tableau23.D" style:family="table-column">
      <style:table-column-properties style:column-width="1.425cm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D1" style:family="table-cell" style:data-style-name="N0">
      <style:table-cell-properties style:vertical-align="middle" fo:padding="0.097cm" fo:border="0.5pt solid #000000"/>
    </style:style>
    <style:style style:name="Tableau2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.A3" style:family="table-cell">
      <style:table-cell-properties style:vertical-align="middle" fo:background-color="#de9ad5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3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3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3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9.149cm" table:align="center"/>
    </style:style>
    <style:style style:name="Tableau25.A" style:family="table-column">
      <style:table-column-properties style:column-width="4.877cm"/>
    </style:style>
    <style:style style:name="Tableau25.B" style:family="table-column">
      <style:table-column-properties style:column-width="1.423cm"/>
    </style:style>
    <style:style style:name="Tableau25.D" style:family="table-column">
      <style:table-column-properties style:column-width="1.425cm"/>
    </style:style>
    <style:style style:name="Tableau25.1" style:family="table-row">
      <style:table-row-properties style:row-height="0.801cm"/>
    </style:style>
    <style:style style:name="Tableau25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5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5.D1" style:family="table-cell" style:data-style-name="N0">
      <style:table-cell-properties style:vertical-align="middle" fo:padding="0.097cm" fo:border="0.5pt solid #000000"/>
    </style:style>
    <style:style style:name="Tableau25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5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3" style:family="table-row">
      <style:table-row-properties style:row-height="1.05cm"/>
    </style:style>
    <style:style style:name="Tableau25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9.149cm" table:align="center"/>
    </style:style>
    <style:style style:name="Tableau7.A" style:family="table-column">
      <style:table-column-properties style:column-width="4.877cm"/>
    </style:style>
    <style:style style:name="Tableau7.B" style:family="table-column">
      <style:table-column-properties style:column-width="1.423cm"/>
    </style:style>
    <style:style style:name="Tableau7.D" style:family="table-column">
      <style:table-column-properties style:column-width="1.425cm"/>
    </style:style>
    <style:style style:name="Tableau7.1" style:family="table-row">
      <style:table-row-properties style:row-height="0.801cm"/>
    </style:style>
    <style:style style:name="Tableau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D1" style:family="table-cell" style:data-style-name="N0">
      <style:table-cell-properties style:vertical-align="middle" fo:padding="0.097cm" fo:border="0.5pt solid #000000"/>
    </style:style>
    <style:style style:name="Tableau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background-color="#de9ad5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7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fo:margin-left="0cm" fo:margin-right="0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6.A" style:family="table-column">
      <style:table-column-properties style:column-width="2.679cm" style:rel-column-width="19188*"/>
    </style:style>
    <style:style style:name="Tableau6.B" style:family="table-column">
      <style:table-column-properties style:column-width="3cm" style:rel-column-width="21487*"/>
    </style:style>
    <style:style style:name="Tableau6.C" style:family="table-column">
      <style:table-column-properties style:column-width="3.471cm" style:rel-column-width="24860*"/>
    </style:style>
    <style:style style:name="Tableau6.1" style:family="table-row">
      <style:table-row-properties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6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6.A2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6.A3" style:family="table-cell">
      <style:table-cell-properties style:vertical-align="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3" style:family="table-cell" style:data-style-name="N0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1.776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1.78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" style:family="table">
      <style:table-properties style:width="9.151cm" table:align="margins" fo:background-color="transparent">
        <style:background-image/>
      </style:table-properties>
    </style:style>
    <style:style style:name="Tableau12.A" style:family="table-column">
      <style:table-column-properties style:column-width="3.05cm" style:rel-column-width="21845*"/>
    </style:style>
    <style:style style:name="Tableau12.B" style:family="table-column">
      <style:table-column-properties style:column-width="3.297cm" style:rel-column-width="23604*"/>
    </style:style>
    <style:style style:name="Tableau12.C" style:family="table-column">
      <style:table-column-properties style:column-width="2.805cm" style:rel-column-width="20086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C1" style:family="table-cell">
      <style:table-cell-properties fo:background-color="#de9ad5" fo:padding="0.097cm" fo:border="0.5pt solid #000000">
        <style:background-image/>
      </style:table-cell-properties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rsid="0012bbd5" officeooo:paragraph-rsid="0012bbd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12bbd5"/>
    </style:style>
    <style:style style:name="P24" style:family="paragraph" style:parent-style-name="Standard">
      <style:text-properties officeooo:paragraph-rsid="008262a3"/>
    </style:style>
    <style:style style:name="P25" style:family="paragraph" style:parent-style-name="_5f_Paragraphe_20_livret_20_">
      <style:paragraph-properties fo:margin-top="0cm" fo:margin-bottom="0.199cm" style:contextual-spacing="false"/>
      <style:text-properties officeooo:paragraph-rsid="00646c6a"/>
    </style:style>
    <style:style style:name="P26" style:family="paragraph" style:parent-style-name="FILET_5f_POINTILLES">
      <style:text-properties fo:color="#b3b3b3" loext:opacity="100%" style:text-position="0% 100%" style:font-name="Bitstream Vera Sans5" fo:font-size="10pt" fo:font-style="normal" fo:font-weight="normal" officeooo:paragraph-rsid="0075b56f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27" style:family="paragraph" style:parent-style-name="FILET_5f_POINTILLES">
      <style:text-properties fo:color="#b3b3b3" loext:opacity="100%" style:text-position="0% 100%" style:font-name="Bitstream Vera Sans5" fo:font-size="10pt" fo:font-style="normal" fo:font-weight="normal" officeooo:paragraph-rsid="007f2d02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28" style:family="paragraph" style:parent-style-name="_5f_Paragraphe_20_livret_20_">
      <style:paragraph-properties fo:margin-top="0.101cm" fo:margin-bottom="0cm" style:contextual-spacing="false"/>
      <style:text-properties fo:color="#b3b3b3" loext:opacity="100%" style:text-position="0% 100%" style:font-name="Bitstream Vera Sans5" fo:font-size="10pt" fo:font-style="normal" fo:font-weight="normal" officeooo:paragraph-rsid="007f2d02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29" style:family="paragraph" style:parent-style-name="FILET_5f_POINTILLES">
      <style:text-properties fo:color="#b3b3b3" loext:opacity="100%" style:text-position="0% 100%" style:font-name="Bitstream Vera Sans5" fo:font-size="10pt" fo:font-style="normal" fo:font-weight="normal" officeooo:paragraph-rsid="008595ec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30" style:family="paragraph" style:parent-style-name="_5f_Paragraphe_20_livret_20_">
      <style:paragraph-properties fo:margin-top="0.101cm" fo:margin-bottom="0cm" style:contextual-spacing="false"/>
      <style:text-properties officeooo:paragraph-rsid="007f2d02"/>
    </style:style>
    <style:style style:name="P31" style:family="paragraph" style:parent-style-name="_5f_Paragraphe_20_livret_20_">
      <style:paragraph-properties fo:margin-top="0.279cm" fo:margin-bottom="0cm" style:contextual-spacing="false"/>
    </style:style>
    <style:style style:name="P32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62" fo:break-before="auto" fo:break-after="auto"/>
    </style:style>
    <style:style style:name="P33" style:family="paragraph" style:parent-style-name="Exo_5f_Num" style:list-style-name="Num_5f_Exo">
      <style:paragraph-properties fo:margin-top="0.6cm" fo:margin-bottom="0.199cm" style:contextual-spacing="false"/>
      <style:text-properties officeooo:paragraph-rsid="00424987"/>
    </style:style>
    <style:style style:name="P34" style:family="paragraph" style:parent-style-name="Exo_5f_Num" style:list-style-name="Num_5f_Exo">
      <style:paragraph-properties fo:margin-top="0.801cm" fo:margin-bottom="0cm" style:contextual-spacing="false"/>
      <style:text-properties officeooo:paragraph-rsid="0059e006"/>
    </style:style>
    <style:style style:name="P35" style:family="paragraph" style:parent-style-name="Exo_5f_Num" style:list-style-name="Num_5f_Exo">
      <style:text-properties officeooo:paragraph-rsid="0059e006"/>
    </style:style>
    <style:style style:name="P36" style:family="paragraph" style:parent-style-name="Exo_5f_Num" style:list-style-name="Num_5f_Exo">
      <style:paragraph-properties fo:margin-top="0.771cm" fo:margin-bottom="0cm" style:contextual-spacing="false"/>
      <style:text-properties officeooo:paragraph-rsid="0059e006"/>
    </style:style>
    <style:style style:name="P37" style:family="paragraph" style:parent-style-name="Exo_5f_Num" style:list-style-name="Num_5f_Exo">
      <style:paragraph-properties fo:margin-top="0.51cm" fo:margin-bottom="0cm" style:contextual-spacing="false"/>
      <style:text-properties officeooo:paragraph-rsid="001e485a"/>
    </style:style>
    <style:style style:name="P38" style:family="paragraph" style:parent-style-name="Exo_5f_Num" style:list-style-name="Num_5f_Exo">
      <style:paragraph-properties fo:margin-top="0.51cm" fo:margin-bottom="0cm" style:contextual-spacing="false"/>
      <style:text-properties officeooo:paragraph-rsid="0041ddce"/>
    </style:style>
    <style:style style:name="P39" style:family="paragraph" style:parent-style-name="Exo_5f_Num" style:list-style-name="Num_5f_Exo">
      <style:paragraph-properties fo:margin-top="0.52cm" fo:margin-bottom="0cm" style:contextual-spacing="false"/>
      <style:text-properties officeooo:paragraph-rsid="0041ddce"/>
    </style:style>
    <style:style style:name="P40" style:family="paragraph" style:parent-style-name="Exo_5f_Num" style:list-style-name="Num_5f_Exo">
      <style:paragraph-properties fo:margin-top="0.499cm" fo:margin-bottom="0.049cm" style:contextual-spacing="false"/>
      <style:text-properties officeooo:paragraph-rsid="006cb6b9"/>
    </style:style>
    <style:style style:name="P41" style:family="paragraph" style:parent-style-name="Exo_5f_Num" style:list-style-name="Num_5f_Exo">
      <style:paragraph-properties fo:margin-top="0.677cm" fo:margin-bottom="0cm" style:contextual-spacing="false"/>
      <style:text-properties officeooo:paragraph-rsid="004eb250"/>
    </style:style>
    <style:style style:name="P42" style:family="paragraph" style:parent-style-name="Exo_5f_Num" style:list-style-name="Num_5f_Exo">
      <style:paragraph-properties fo:text-align="justify" style:justify-single-word="false" fo:break-before="page"/>
      <style:text-properties officeooo:paragraph-rsid="00424987"/>
    </style:style>
    <style:style style:name="P43" style:family="paragraph" style:parent-style-name="Exo_5f_Num" style:list-style-name="Num_5f_Exo" style:master-page-name="">
      <loext:graphic-properties draw:fill-gradient-name="gradient" draw:fill-hatch-name="hatch"/>
      <style:paragraph-properties fo:margin-top="0.7cm" fo:margin-bottom="0.101cm" style:contextual-spacing="false" fo:keep-together="always" style:page-number="auto" style:shadow="none" fo:keep-with-next="always"/>
      <style:text-properties officeooo:paragraph-rsid="0059e006"/>
    </style:style>
    <style:style style:name="P44" style:family="paragraph" style:parent-style-name="Exo_5f_Num" style:list-style-name="Num_5f_Exo" style:master-page-name="">
      <loext:graphic-properties draw:fill-gradient-name="gradient" draw:fill-hatch-name="hatch"/>
      <style:paragraph-properties fo:margin-top="1.199cm" fo:margin-bottom="0.101cm" style:contextual-spacing="false" fo:keep-together="always" style:page-number="auto" style:shadow="none" fo:keep-with-next="always"/>
      <style:text-properties officeooo:paragraph-rsid="0059e006"/>
    </style:style>
    <style:style style:name="P45" style:family="paragraph" style:parent-style-name="FILET_5f_POINTILLES" style:list-style-name="Num_5f_Exo" style:master-page-name="">
      <style:paragraph-properties style:page-number="auto"/>
      <style:text-properties officeooo:paragraph-rsid="0075b56f"/>
    </style:style>
    <style:style style:name="P46" style:family="paragraph" style:parent-style-name="FILET_5f_POINTILLES" style:list-style-name="Num_5f_Exo">
      <style:text-properties officeooo:paragraph-rsid="0075b56f"/>
    </style:style>
    <style:style style:name="P47" style:family="paragraph" style:parent-style-name="FILET_5f_POINTILLES" style:list-style-name="Num_5f_Exo">
      <style:text-properties officeooo:paragraph-rsid="007bb5a1"/>
    </style:style>
    <style:style style:name="P48" style:family="paragraph" style:parent-style-name="FILET_5f_POINTILLES" style:list-style-name="Num_5f_Exo">
      <style:text-properties officeooo:paragraph-rsid="007e9b34"/>
    </style:style>
    <style:style style:name="P49" style:family="paragraph" style:parent-style-name="FILET_5f_POINTILLES" style:list-style-name="Num_5f_Exo">
      <loext:graphic-properties draw:fill-gradient-name="gradient" draw:fill-hatch-name="hatch"/>
      <style:paragraph-properties fo:margin-top="0.7cm" fo:margin-bottom="0cm" style:contextual-spacing="false"/>
      <style:text-properties officeooo:paragraph-rsid="007e9b34"/>
    </style:style>
    <style:style style:name="P50" style:family="paragraph" style:parent-style-name="FILET_5f_POINTILLES" style:list-style-name="Num_5f_Exo">
      <style:text-properties officeooo:paragraph-rsid="0081371f"/>
    </style:style>
    <style:style style:name="P51" style:family="paragraph" style:parent-style-name="FILET_5f_POINTILLES" style:list-style-name="Num_5f_Exo">
      <style:text-properties officeooo:paragraph-rsid="0060845b"/>
    </style:style>
    <style:style style:name="P52" style:family="paragraph" style:parent-style-name="FILET_5f_POINTILLES" style:list-style-name="Num_5f_Exo">
      <style:text-properties officeooo:paragraph-rsid="00917a6a"/>
    </style:style>
    <style:style style:name="P53" style:family="paragraph" style:parent-style-name="FILET_5f_POINTILLES" style:list-style-name="Num_5f_Exo">
      <style:text-properties officeooo:paragraph-rsid="00867244"/>
    </style:style>
    <style:style style:name="P54" style:family="paragraph" style:parent-style-name="FILET_5f_POINTILLES" style:list-style-name="Num_5f_Exo">
      <style:text-properties officeooo:paragraph-rsid="0086bb02"/>
    </style:style>
    <style:style style:name="P55" style:family="paragraph" style:parent-style-name="FILET_5f_POINTILLES" style:list-style-name="Num_5f_Exo">
      <style:paragraph-properties fo:margin-top="0.52cm" fo:margin-bottom="0cm" style:contextual-spacing="false"/>
      <style:text-properties officeooo:paragraph-rsid="0059e006"/>
    </style:style>
    <style:style style:name="P56" style:family="paragraph" style:parent-style-name="FILET_5f_POINTILLES" style:list-style-name="liste_5f_abc">
      <style:text-properties officeooo:paragraph-rsid="0075b56f"/>
    </style:style>
    <style:style style:name="P57" style:family="paragraph" style:parent-style-name="FILET_5f_POINTILLES" style:list-style-name="liste_5f_abc" style:master-page-name="">
      <style:paragraph-properties style:page-number="auto"/>
      <style:text-properties officeooo:paragraph-rsid="007733a6"/>
    </style:style>
    <style:style style:name="P58" style:family="paragraph" style:parent-style-name="FILET_5f_POINTILLES" style:list-style-name="liste_5f_abc">
      <style:text-properties officeooo:paragraph-rsid="007733a6"/>
    </style:style>
    <style:style style:name="P59" style:family="paragraph" style:parent-style-name="FILET_5f_POINTILLES" style:list-style-name="liste_5f_abc">
      <style:text-properties officeooo:paragraph-rsid="007d7072"/>
    </style:style>
    <style:style style:name="P60" style:family="paragraph" style:parent-style-name="FILET_5f_POINTILLES" style:list-style-name="liste_5f_abc">
      <style:text-properties officeooo:paragraph-rsid="008bcb03"/>
    </style:style>
    <style:style style:name="P61" style:family="paragraph" style:parent-style-name="FILET_5f_POINTILLES" style:list-style-name="liste_5f_abc">
      <style:paragraph-properties fo:text-align="start" style:justify-single-word="false"/>
      <style:text-properties fo:color="#000000" loext:opacity="100%" style:text-position="0% 100%" style:font-name="Bitstream Vera Sans5" fo:font-size="10pt" fo:font-style="normal" fo:font-weight="normal" officeooo:paragraph-rsid="0075b56f" fo:background-color="#ffff0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P62" style:family="paragraph" style:parent-style-name="FILET_5f_POINTILLES" style:list-style-name="Num_5f_Exo">
      <loext:graphic-properties draw:fill-gradient-name="gradient" draw:fill-hatch-name="hatch"/>
      <style:paragraph-properties style:line-height-at-least="0.499cm"/>
      <style:text-properties fo:color="#000000" loext:opacity="100%" style:text-position="0% 100%" style:font-name="Bitstream Vera Sans5" fo:font-size="10pt" fo:font-style="normal" fo:font-weight="normal" officeooo:paragraph-rsid="00789103" fo:background-color="#ffff0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P63" style:family="paragraph" style:parent-style-name="FILET_5f_POINTILLES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bold" officeooo:rsid="01182bb5" officeooo:paragraph-rsid="00917a6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4" style:family="paragraph" style:parent-style-name="FILET_5f_POINTILLES" style:list-style-name="Num_5f_Exo">
      <loext:graphic-properties draw:fill-gradient-name="gradient" draw:fill-hatch-name="hatch"/>
      <style:paragraph-properties style:line-height-at-least="0.499cm"/>
      <style:text-properties officeooo:paragraph-rsid="007733a6"/>
    </style:style>
    <style:style style:name="P65" style:family="paragraph" style:parent-style-name="FILET_5f_POINTILLES" style:list-style-name="Num_5f_Exo">
      <loext:graphic-properties draw:fill-gradient-name="gradient" draw:fill-hatch-name="hatch"/>
      <style:paragraph-properties fo:margin-top="0cm" fo:margin-bottom="0cm" style:contextual-spacing="false" style:line-height-at-least="0.499cm"/>
      <style:text-properties officeooo:paragraph-rsid="00789103"/>
    </style:style>
    <style:style style:name="P66" style:family="paragraph" style:parent-style-name="FILET_5f_POINTILLES" style:list-style-name="Num_5f_Exo">
      <loext:graphic-properties draw:fill-gradient-name="gradient" draw:fill-hatch-name="hatch"/>
      <style:paragraph-properties style:line-height-at-least="0.499cm"/>
      <style:text-properties officeooo:rsid="007733a6" officeooo:paragraph-rsid="007733a6"/>
    </style:style>
    <style:style style:name="P67" style:family="paragraph" style:parent-style-name="FILET_5f_POINTILLES" style:list-style-name="Num_5f_Exo">
      <loext:graphic-properties draw:fill-gradient-name="gradient" draw:fill-hatch-name="hatch"/>
      <style:paragraph-properties style:line-height-at-least="0.499cm"/>
      <style:text-properties officeooo:rsid="007733a6" officeooo:paragraph-rsid="00789103"/>
    </style:style>
    <style:style style:name="P68" style:family="paragraph" style:parent-style-name="FILET_5f_POINTILLES" style:list-style-name="liste_5f_abc">
      <style:text-properties officeooo:rsid="007d7072" officeooo:paragraph-rsid="007d7072"/>
    </style:style>
    <style:style style:name="P69" style:family="paragraph" style:parent-style-name="FILET_5f_POINTILLES" style:list-style-name="Num_5f_Exo">
      <style:paragraph-properties fo:margin-top="0cm" fo:margin-bottom="0cm" style:contextual-spacing="false" style:shadow="none"/>
      <style:text-properties fo:color="#b3b3b3" loext:opacity="100%" officeooo:paragraph-rsid="0081371f"/>
    </style:style>
    <style:style style:name="P70" style:family="paragraph" style:parent-style-name="FILET_5f_POINTILLES" style:list-style-name="Num_5f_Exo">
      <style:text-properties fo:color="#b3b3b3" loext:opacity="100%" style:text-position="0% 100%" style:font-name="Bitstream Vera Sans5" fo:font-size="10pt" fo:font-style="normal" officeooo:paragraph-rsid="00917a6a" fo:background-color="transparent" style:font-name-asian="OpenSymbol3" style:font-style-asian="normal" style:font-name-complex="OpenSymbol3" style:font-style-complex="normal"/>
    </style:style>
    <style:style style:name="P71" style:family="paragraph" style:parent-style-name="FILET_5f_POINTILLES" style:list-style-name="Num_5f_Exo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fo:color="#b3b3b3" loext:opacity="100%" style:text-position="0% 100%" style:font-name="Bitstream Vera Sans5" fo:font-size="10pt" fo:font-style="normal" officeooo:paragraph-rsid="00917a6a" fo:background-color="transparent" style:font-name-asian="OpenSymbol3" style:font-size-asian="9pt" style:font-style-asian="normal" style:font-name-complex="OpenSymbol3" style:font-size-complex="9pt" style:font-style-complex="normal"/>
    </style:style>
    <style:style style:name="P72" style:family="paragraph" style:parent-style-name="FILET_5f_POINTILLES" style:list-style-name="Num_5f_Exo">
      <style:text-properties fo:color="#b3b3b3" loext:opacity="100%" style:text-position="0% 100%" style:font-name="Bitstream Vera Sans5" fo:font-size="10pt" fo:font-style="normal" officeooo:paragraph-rsid="00867244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73" style:family="paragraph" style:parent-style-name="FILET_5f_POINTILLES" style:list-style-name="Num_5f_Exo">
      <style:text-properties fo:color="#b3b3b3" loext:opacity="100%" style:text-position="0% 100%" style:font-name="Bitstream Vera Sans5" fo:font-size="10pt" fo:font-style="normal" officeooo:paragraph-rsid="0086bb02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74" style:family="paragraph" style:parent-style-name="FILET_5f_POINTILLES" style:list-style-name="Num_5f_Exo">
      <style:text-properties fo:color="#b3b3b3" loext:opacity="100%" style:text-position="0% 100%" style:font-name="Bitstream Vera Sans5" fo:font-size="10pt" fo:font-style="normal" fo:font-weight="normal" officeooo:paragraph-rsid="00917a6a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75" style:family="paragraph" style:parent-style-name="FILET_5f_POINTILLES" style:list-style-name="Num_5f_Exo">
      <style:text-properties fo:color="#b3b3b3" loext:opacity="100%" style:text-position="0% 100%" style:font-name="Bitstream Vera Sans5" fo:font-size="10pt" fo:font-style="normal" fo:font-weight="normal" officeooo:paragraph-rsid="008595ec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76" style:family="paragraph" style:parent-style-name="FILET_5f_POINTILLES" style:list-style-name="Num_5f_Exo">
      <loext:graphic-properties draw:fill-gradient-name="gradient" draw:fill-hatch-name="hatch"/>
      <style:paragraph-properties fo:line-height="100%" fo:keep-together="always" fo:keep-with-next="always"/>
      <style:text-properties officeooo:paragraph-rsid="0041ddce"/>
    </style:style>
    <style:style style:name="P77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001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01fbd"/>
    </style:style>
    <style:style style:name="P78" style:family="paragraph" style:parent-style-name="FILET_5f_POINTILLES" style:list-style-name="Num_5f_Exo">
      <style:paragraph-properties fo:line-height="100%"/>
      <style:text-properties officeooo:paragraph-rsid="0041ddce"/>
    </style:style>
    <style:style style:name="P79" style:family="paragraph" style:parent-style-name="FILET_5f_POINTILLES" style:list-style-name="Num_5f_Exo" style:master-page-name="">
      <style:paragraph-properties style:line-height-at-least="0cm" style:page-number="auto"/>
      <style:text-properties officeooo:paragraph-rsid="006d24fb"/>
    </style:style>
    <style:style style:name="P80" style:family="paragraph" style:parent-style-name="Standard" style:list-style-name="_5f_Numérotation_20_des_20_exercices_20_livrets">
      <style:text-properties officeooo:paragraph-rsid="007237c6"/>
    </style:style>
    <style:style style:name="P81" style:family="paragraph" style:parent-style-name="Standard" style:list-style-name="_5f_Numérotation_20_des_20_exercices_20_livrets">
      <style:text-properties officeooo:paragraph-rsid="00733aa9"/>
    </style:style>
    <style:style style:name="P82" style:family="paragraph" style:parent-style-name="Standard" style:list-style-name="liste_5f_abc">
      <style:text-properties officeooo:paragraph-rsid="0041ddce"/>
    </style:style>
    <style:style style:name="P83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officeooo:paragraph-rsid="0041dd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bold" officeooo:rsid="0055fba6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5" style:family="paragraph" style:parent-style-name="Standard" style:list-style-name="Num_5f_Exo">
      <style:paragraph-properties fo:text-align="center" style:justify-single-word="false">
        <style:tab-stops>
          <style:tab-stop style:position="2.251cm"/>
        </style:tab-stops>
      </style:paragraph-properties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bold" officeooo:rsid="0055fba6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6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bold" officeooo:rsid="008262a3" officeooo:paragraph-rsid="008262a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Standard" style:list-style-name="Num_5f_Exo">
      <style:paragraph-properties fo:text-align="center" style:justify-single-word="false">
        <style:tab-stops>
          <style:tab-stop style:position="2.251cm"/>
        </style:tab-stops>
      </style:paragraph-properties>
      <style:text-properties fo:font-size="9pt" officeooo:paragraph-rsid="0041ddce" style:font-size-asian="9pt" style:font-size-complex="9pt"/>
    </style:style>
    <style:style style:name="P88" style:family="paragraph" style:parent-style-name="Standard" style:list-style-name="liste_5f_abc">
      <style:paragraph-properties fo:margin-top="0.3cm" fo:margin-bottom="0cm" style:contextual-spacing="false" fo:text-align="justify" style:justify-single-word="false"/>
      <style:text-properties style:font-name="Bitstream Vera Sans1" fo:font-size="10pt" officeooo:paragraph-rsid="004eb250" style:font-size-asian="10pt" style:font-size-complex="10pt"/>
    </style:style>
    <style:style style:name="P89" style:family="paragraph" style:parent-style-name="Standard" style:list-style-name="liste_5f_abc">
      <style:paragraph-properties fo:margin-top="0.3cm" fo:margin-bottom="0cm" style:contextual-spacing="false" fo:text-align="justify" style:justify-single-word="false" style:shadow="none"/>
      <style:text-properties fo:letter-spacing="normal" officeooo:paragraph-rsid="004eb250"/>
    </style:style>
    <style:style style:name="P90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0d29c5" style:font-size-asian="9pt" style:font-weight-asian="bold" style:font-size-complex="9pt" style:font-weight-complex="bold"/>
    </style:style>
    <style:style style:name="P91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424987" style:font-size-asian="9pt" style:font-weight-asian="bold" style:font-size-complex="9pt" style:font-weight-complex="bold"/>
    </style:style>
    <style:style style:name="P92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rsid="0042e7bd" officeooo:paragraph-rsid="0042e7bd" style:font-size-asian="9pt" style:font-weight-asian="bold" style:font-size-complex="9pt" style:font-weight-complex="bold"/>
    </style:style>
    <style:style style:name="P93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0d29c5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officeooo:rsid="005189cd" officeooo:paragraph-rsid="005cf78d" style:font-size-asian="9pt" style:font-style-asian="normal" style:font-size-complex="9pt" style:font-style-complex="normal"/>
    </style:style>
    <style:style style:name="P95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officeooo:rsid="005189cd" officeooo:paragraph-rsid="005cf78d" fo:background-color="transparent" style:font-size-asian="9pt" style:font-style-asian="normal" style:font-size-complex="9pt" style:font-style-complex="normal"/>
    </style:style>
    <style:style style:name="P9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fo:font-style="normal" fo:font-weight="normal" officeooo:paragraph-rsid="0023be93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 style:list-style-name="_5f_Numérotation_20_des_20_exercices_20_livrets">
      <style:paragraph-properties fo:text-align="center" style:justify-single-word="false"/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 style:list-style-name="_5f_Numérotation_20_des_20_exercices_20_livrets">
      <style:paragraph-properties fo:text-align="center" style:justify-single-word="false"/>
      <style:text-properties style:font-name="Bitstream Vera Sans1" fo:font-size="10pt" fo:font-style="normal" fo:font-weight="normal" officeooo:paragraph-rsid="000d29c5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 style:list-style-name="_5f_Numérotation_20_des_20_exercices_20_livrets">
      <style:paragraph-properties fo:margin-top="0cm" fo:margin-bottom="0cm" style:contextual-spacing="false" fo:text-align="start" style:justify-single-word="false"/>
      <style:text-properties style:font-name="Bitstream Vera Sans1" fo:font-size="10pt" fo:font-style="normal" fo:font-weight="normal" officeooo:paragraph-rsid="000d29c5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 style:list-style-name="_5f_Numérotation_20_des_20_exercices_20_livrets">
      <style:paragraph-properties fo:text-align="center" style:justify-single-word="false"/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1pt" fo:font-style="italic" fo:font-weight="normal" officeooo:paragraph-rsid="000d29c5" style:font-size-asian="11pt" style:font-style-asian="italic" style:font-weight-asian="normal" style:font-size-complex="11pt" style:font-style-complex="italic" style:font-weight-complex="normal"/>
    </style:style>
    <style:style style:name="P103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2pt" fo:font-style="italic" fo:font-weight="normal" officeooo:paragraph-rsid="000d29c5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fo:font-size="9pt" officeooo:paragraph-rsid="004eb250" style:font-size-asian="9pt" style:font-size-complex="9pt"/>
    </style:style>
    <style:style style:name="P105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officeooo:paragraph-rsid="004eb250"/>
    </style:style>
    <style:style style:name="P10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5" fo:font-size="10pt" fo:font-weight="bold" officeooo:rsid="0053dd2d" officeooo:paragraph-rsid="0053dd2d" style:font-size-asian="10pt" style:font-weight-asian="bold" style:font-size-complex="10pt" style:font-weight-complex="bold"/>
    </style:style>
    <style:style style:name="P107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5" fo:font-size="10pt" fo:font-weight="normal" officeooo:paragraph-rsid="0053dd2d" style:font-size-asian="10pt" style:font-weight-asian="normal" style:font-size-complex="10pt" style:font-weight-complex="normal"/>
    </style:style>
    <style:style style:name="P108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0d29c5" style:font-size-asian="9pt" style:font-style-asian="normal" style:font-weight-asian="bold" style:font-size-complex="9pt" style:font-style-complex="normal" style:font-weight-complex="bold"/>
    </style:style>
    <style:style style:name="P109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424987" style:font-size-asian="9pt" style:font-style-asian="normal" style:font-weight-asian="bold" style:font-size-complex="9pt" style:font-style-complex="normal" style:font-weight-complex="bold"/>
    </style:style>
    <style:style style:name="P110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1" fo:font-size="9pt" fo:font-style="normal" fo:font-weight="bold" officeooo:rsid="005189cd" officeooo:paragraph-rsid="004eb250" fo:background-color="transparent" style:font-size-asian="9pt" style:font-style-asian="normal" style:font-weight-asian="bold" style:font-size-complex="9pt" style:font-style-complex="normal" style:font-weight-complex="bold"/>
    </style:style>
    <style:style style:name="P111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0d29c5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424987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4eb250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fo:font-style="normal" fo:font-weight="normal" officeooo:paragraph-rsid="0023be93" fo:background-color="#ffff0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fo:font-style="normal" fo:font-weight="normal" officeooo:paragraph-rsid="0023be93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Heading" style:list-style-name="_5f_Numérotation_20_des_20_exercices_20_livrets">
      <style:paragraph-properties fo:text-align="center" style:justify-single-word="false"/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Heading" style:list-style-name="liste_5f_abc">
      <style:paragraph-properties fo:margin-top="0cm" fo:margin-bottom="0cm" style:contextual-spacing="false" fo:text-align="start" style:justify-single-word="false"/>
      <style:text-properties style:font-name="Bitstream Vera Sans1" fo:font-size="10pt" fo:font-style="normal" fo:font-weight="normal" officeooo:paragraph-rsid="000d29c5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Heading" style:list-style-name="liste_5f_abc">
      <style:paragraph-properties fo:margin-top="0cm" fo:margin-bottom="0cm" style:contextual-spacing="false" fo:text-align="start" style:justify-single-word="false"/>
      <style:text-properties fo:color="#d3802b" loext:opacity="100%" style:font-name="Bitstream Vera Sans1" fo:font-size="10pt" fo:font-style="normal" fo:font-weight="bold" officeooo:paragraph-rsid="000d29c5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1pt" fo:font-style="italic" fo:font-weight="normal" officeooo:paragraph-rsid="000d29c5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_5f_Paragraphe_20_livret" style:list-style-name="Num_5f_Exo">
      <style:text-properties officeooo:paragraph-rsid="0041ddce"/>
    </style:style>
    <style:style style:name="P121" style:family="paragraph" style:parent-style-name="_5f_Paragraphe_20_livret" style:list-style-name="Num_5f_Exo">
      <loext:graphic-properties draw:fill-gradient-name="gradient" draw:fill-hatch-name="hatch"/>
      <style:paragraph-properties fo:keep-together="always" fo:keep-with-next="always"/>
      <style:text-properties officeooo:paragraph-rsid="0041ddce"/>
    </style:style>
    <style:style style:name="P122" style:family="paragraph" style:parent-style-name="_5f_Paragraphe_20_livret" style:list-style-name="liste_5f_abc">
      <style:paragraph-properties fo:margin-top="0.199cm" fo:margin-bottom="0cm" style:contextual-spacing="false"/>
      <style:text-properties officeooo:paragraph-rsid="0041ddce"/>
    </style:style>
    <style:style style:name="P123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41ddce"/>
    </style:style>
    <style:style style:name="P124" style:family="paragraph" style:parent-style-name="_5f_Paragraphe_20_livret" style:list-style-name="Num_5f_Exo">
      <style:paragraph-properties fo:text-align="start" style:justify-single-word="false"/>
      <style:text-properties fo:color="#000000" loext:opacity="100%" style:text-position="0% 100%" style:font-name="Bitstream Vera Sans5" fo:font-size="10pt" fo:font-style="normal" officeooo:paragraph-rsid="0080ab99" fo:background-color="#ffff00" style:font-name-asian="Bitstream Vera Sans5" style:font-size-asian="10pt" style:font-style-asian="normal" style:font-name-complex="Bitstream Vera Sans5" style:font-size-complex="10pt" style:font-style-complex="normal"/>
    </style:style>
    <style:style style:name="P125" style:family="paragraph" style:parent-style-name="_5f_Paragraphe_20_livret" style:list-style-name="Num_5f_Exo">
      <style:paragraph-properties fo:text-align="start" style:justify-single-word="false"/>
      <style:text-properties fo:color="#000000" loext:opacity="100%" style:text-position="0% 100%" style:font-name="Bitstream Vera Sans5" fo:font-size="10pt" fo:font-style="normal" officeooo:paragraph-rsid="008110e9" fo:background-color="#ffff00" style:font-name-asian="Bitstream Vera Sans5" style:font-size-asian="10pt" style:font-style-asian="normal" style:font-name-complex="Bitstream Vera Sans5" style:font-size-complex="10pt" style:font-style-complex="normal"/>
    </style:style>
    <style:style style:name="P126" style:family="paragraph" style:parent-style-name="_5f_Paragraphe_20_livret" style:list-style-name="liste_5f_abc">
      <style:paragraph-properties fo:margin-top="0.199cm" fo:margin-bottom="0cm" style:contextual-spacing="false" fo:line-height="100%"/>
      <style:text-properties officeooo:paragraph-rsid="006d24fb"/>
    </style:style>
    <style:style style:name="P127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62975f"/>
    </style:style>
    <style:style style:name="P128" style:family="paragraph" style:parent-style-name="_5f_Paragraphe_20_livret_20_" style:list-style-name="_5f_Numérotation_20_des_20_exercices_20_livrets">
      <style:text-properties officeooo:paragraph-rsid="007237c6"/>
    </style:style>
    <style:style style:name="P129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7237c6"/>
    </style:style>
    <style:style style:name="P130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0d29c5"/>
    </style:style>
    <style:style style:name="P131" style:family="paragraph" style:parent-style-name="_5f_Paragraphe_20_livret_20_" style:list-style-name="_5f_Numérotation_20_des_20_exercices_20_livrets">
      <style:text-properties officeooo:paragraph-rsid="00733aa9"/>
    </style:style>
    <style:style style:name="P132" style:family="paragraph" style:parent-style-name="_5f_Paragraphe_20_livret_20_" style:list-style-name="_5f_Numérotation_20_des_20_exercices_20_livrets">
      <style:text-properties officeooo:paragraph-rsid="00734aab"/>
    </style:style>
    <style:style style:name="P13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letter-spacing="-0.014cm" officeooo:paragraph-rsid="00646c6a"/>
    </style:style>
    <style:style style:name="P134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14cm" officeooo:paragraph-rsid="003b44cd"/>
    </style:style>
    <style:style style:name="P135" style:family="paragraph" style:parent-style-name="_5f_Paragraphe_20_livret_20_" style:list-style-name="liste_5f_abc">
      <style:paragraph-properties fo:margin-top="0.199cm" fo:margin-bottom="0cm" style:contextual-spacing="false" style:shadow="none"/>
      <style:text-properties fo:letter-spacing="-0.014cm" officeooo:paragraph-rsid="004b3585"/>
    </style:style>
    <style:style style:name="P136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0.43cm"/>
      <style:text-properties officeooo:paragraph-rsid="000d29c5"/>
    </style:style>
    <style:style style:name="P137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0d29c5"/>
    </style:style>
    <style:style style:name="P138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0d29c5"/>
    </style:style>
    <style:style style:name="P139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733aa9"/>
    </style:style>
    <style:style style:name="P140" style:family="paragraph" style:parent-style-name="_5f_Paragraphe_20_livret_20_" style:list-style-name="liste_5f_abc">
      <style:paragraph-properties fo:margin-top="0.42cm" fo:margin-bottom="0.199cm" style:contextual-spacing="false"/>
      <style:text-properties officeooo:paragraph-rsid="00424987"/>
    </style:style>
    <style:style style:name="P141" style:family="paragraph" style:parent-style-name="_5f_Paragraphe_20_livret_20_" style:list-style-name="liste_5f_abc">
      <style:paragraph-properties fo:margin-top="0.219cm" fo:margin-bottom="0cm" style:contextual-spacing="false"/>
      <style:text-properties officeooo:paragraph-rsid="00424987"/>
    </style:style>
    <style:style style:name="P142" style:family="paragraph" style:parent-style-name="_5f_Paragraphe_20_livret_20_" style:list-style-name="liste_5f_abc">
      <style:paragraph-properties fo:margin-top="0.238cm" fo:margin-bottom="0cm" style:contextual-spacing="false"/>
      <style:text-properties officeooo:paragraph-rsid="00424987"/>
    </style:style>
    <style:style style:name="P143" style:family="paragraph" style:parent-style-name="_5f_Paragraphe_20_livret_20_" style:list-style-name="liste_5f_abc">
      <style:paragraph-properties fo:margin-top="0.319cm" fo:margin-bottom="0cm" style:contextual-spacing="false"/>
      <style:text-properties officeooo:paragraph-rsid="00424987"/>
    </style:style>
    <style:style style:name="P144" style:family="paragraph" style:parent-style-name="_5f_Paragraphe_20_livret_20_" style:list-style-name="liste_5f_abc">
      <style:paragraph-properties fo:margin-top="0.139cm" fo:margin-bottom="0cm" style:contextual-spacing="false"/>
      <style:text-properties officeooo:paragraph-rsid="00424987"/>
    </style:style>
    <style:style style:name="P145" style:family="paragraph" style:parent-style-name="_5f_Paragraphe_20_livret_20_" style:list-style-name="liste_5f_abc">
      <style:paragraph-properties fo:margin-top="0.42cm" fo:margin-bottom="0cm" style:contextual-spacing="false"/>
      <style:text-properties officeooo:paragraph-rsid="00424987"/>
    </style:style>
    <style:style style:name="P14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24987"/>
    </style:style>
    <style:style style:name="P14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24987"/>
    </style:style>
    <style:style style:name="P148" style:family="paragraph" style:parent-style-name="_5f_Paragraphe_20_livret_20_" style:list-style-name="liste_5f_abc">
      <style:paragraph-properties fo:margin-top="0.319cm" fo:margin-bottom="0cm" style:contextual-spacing="false"/>
      <style:text-properties officeooo:paragraph-rsid="006b57d6"/>
    </style:style>
    <style:style style:name="P14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9a25e"/>
    </style:style>
    <style:style style:name="P15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1ddce"/>
    </style:style>
    <style:style style:name="P151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41ddce"/>
    </style:style>
    <style:style style:name="P15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1ddce"/>
    </style:style>
    <style:style style:name="P15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3216f"/>
    </style:style>
    <style:style style:name="P154" style:family="paragraph" style:parent-style-name="_5f_Paragraphe_20_livret_20_" style:list-style-name="liste_5f_abc">
      <style:paragraph-properties fo:margin-top="0.499cm" fo:margin-bottom="0cm" style:contextual-spacing="false"/>
    </style:style>
    <style:style style:name="P155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7d7072"/>
    </style:style>
    <style:style style:name="P156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01fbd"/>
    </style:style>
    <style:style style:name="P15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01fbd"/>
    </style:style>
    <style:style style:name="P15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01fbd"/>
    </style:style>
    <style:style style:name="P15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0845b"/>
    </style:style>
    <style:style style:name="P160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161" style:family="paragraph" style:parent-style-name="_5f_Paragraphe_20_livret_20_" style:list-style-name="liste_5f_abc">
      <style:paragraph-properties fo:margin-top="0.3cm" fo:margin-bottom="0.199cm" style:contextual-spacing="false"/>
    </style:style>
    <style:style style:name="P16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3b80e"/>
    </style:style>
    <style:style style:name="P16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3b80e"/>
    </style:style>
    <style:style style:name="P16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6c902"/>
    </style:style>
    <style:style style:name="P165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16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633a1"/>
    </style:style>
    <style:style style:name="P16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633a1"/>
    </style:style>
    <style:style style:name="P168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font-size="2pt" officeooo:paragraph-rsid="000d29c5" style:font-size-asian="2pt" style:font-size-complex="2pt"/>
    </style:style>
    <style:style style:name="P169" style:family="paragraph" style:parent-style-name="_5f_Paragraphe_20_livret_20_" style:list-style-name="_5f_Numérotation_20_des_20_exercices_20_livrets">
      <style:paragraph-properties fo:margin-left="0.106cm" fo:margin-right="0cm" fo:margin-top="0cm" fo:margin-bottom="0.101cm" style:contextual-spacing="false" fo:text-indent="0cm" style:auto-text-indent="false"/>
      <style:text-properties fo:font-size="2pt" officeooo:paragraph-rsid="000d29c5" style:font-size-asian="2pt" style:font-size-complex="2pt"/>
    </style:style>
    <style:style style:name="P170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04cm" officeooo:paragraph-rsid="000d29c5"/>
    </style:style>
    <style:style style:name="P171" style:family="paragraph" style:parent-style-name="_5f_Paragraphe_20_livret_20_" style:list-style-name="_5f_Numérotation_20_des_20_exercices_20_livrets" style:master-page-name="">
      <loext:graphic-properties draw:fill="none"/>
      <style:paragraph-properties fo:margin-left="0cm" fo:margin-right="0cm" fo:margin-top="0cm" fo:margin-bottom="0.199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fo:color="#000000" loext:opacity="100%" style:text-position="0% 100%" style:font-name="Bitstream Vera Sans5" fo:font-size="10pt" fo:font-style="normal" fo:font-weight="normal" officeooo:paragraph-rsid="00734aab" fo:background-color="#ffff00" style:font-name-asian="Bitstream Vera Sans5" style:font-style-asian="normal" style:font-name-complex="Bitstream Vera Sans5" style:font-style-complex="normal"/>
    </style:style>
    <style:style style:name="P172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000000" loext:opacity="100%" style:font-name="Bitstream Vera Sans5" fo:font-size="9pt" fo:font-style="normal" fo:font-weight="normal" officeooo:rsid="0042e7bd" officeooo:paragraph-rsid="0042e7bd" style:font-size-asian="9pt" style:font-size-complex="9pt"/>
    </style:style>
    <style:style style:name="P173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000000" loext:opacity="100%" style:font-name="Bitstream Vera Sans5" fo:font-size="9pt" fo:font-style="normal" fo:font-weight="normal" officeooo:rsid="0074b221" officeooo:paragraph-rsid="0074b221" style:font-size-asian="9pt" style:font-size-complex="9pt"/>
    </style:style>
    <style:style style:name="P174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000000" loext:opacity="100%" style:font-name="Bitstream Vera Sans5" fo:font-size="9pt" fo:font-style="normal" fo:font-weight="normal" officeooo:paragraph-rsid="0075b56f" fo:background-color="#ffff00" style:font-name-asian="Bitstream Vera Sans5" style:font-size-asian="9pt" style:font-name-complex="Bitstream Vera Sans5" style:font-size-complex="9pt"/>
    </style:style>
    <style:style style:name="P175" style:family="paragraph" style:parent-style-name="_5f_Paragraphe_20_livret_20_" style:list-style-name="Num_5f_Exo" style:master-page-name="">
      <style:paragraph-properties fo:margin-top="0.238cm" fo:margin-bottom="0cm" style:contextual-spacing="false" style:page-number="auto"/>
      <style:text-properties officeooo:paragraph-rsid="0074b221"/>
    </style:style>
    <style:style style:name="P176" style:family="paragraph" style:parent-style-name="_5f_Paragraphe_20_livret_20_" style:list-style-name="Num_5f_Exo">
      <style:paragraph-properties fo:margin-top="0.238cm" fo:margin-bottom="0cm" style:contextual-spacing="false"/>
      <style:text-properties officeooo:paragraph-rsid="0075b56f"/>
    </style:style>
    <style:style style:name="P177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41ddce"/>
    </style:style>
    <style:style style:name="P178" style:family="paragraph" style:parent-style-name="_5f_Paragraphe_20_livret_20_" style:list-style-name="Num_5f_Exo">
      <style:paragraph-properties fo:margin-top="0cm" fo:margin-bottom="0cm" style:contextual-spacing="false"/>
      <style:text-properties officeooo:paragraph-rsid="0041ddce"/>
    </style:style>
    <style:style style:name="P179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789103"/>
    </style:style>
    <style:style style:name="P180" style:family="paragraph" style:parent-style-name="_5f_Paragraphe_20_livret_20_" style:list-style-name="Num_5f_Exo">
      <style:paragraph-properties fo:margin-top="0.199cm" fo:margin-bottom="0cm" style:contextual-spacing="false" style:shadow="none"/>
      <style:text-properties officeooo:paragraph-rsid="004b3585"/>
    </style:style>
    <style:style style:name="P181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paragraph-rsid="00424987" style:font-size-asian="9pt" style:font-size-complex="9pt"/>
    </style:style>
    <style:style style:name="P182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paragraph-rsid="0074b221" style:font-size-asian="9pt" style:font-size-complex="9pt"/>
    </style:style>
    <style:style style:name="P183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rsid="0042e7bd" officeooo:paragraph-rsid="0042e7bd" style:font-size-asian="9pt" style:font-size-complex="9pt"/>
    </style:style>
    <style:style style:name="P184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rsid="0074b221" officeooo:paragraph-rsid="0074b221" style:font-size-asian="9pt" style:font-size-complex="9pt"/>
    </style:style>
    <style:style style:name="P185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rsid="0073fa68" officeooo:paragraph-rsid="0097be44" style:font-size-asian="9pt" style:font-size-complex="9pt"/>
    </style:style>
    <style:style style:name="P186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paragraph-rsid="00424987" style:font-size-asian="9pt" style:font-weight-asian="bold" style:font-size-complex="9pt" style:font-weight-complex="bold"/>
    </style:style>
    <style:style style:name="P187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paragraph-rsid="0074b221" style:font-size-asian="9pt" style:font-weight-asian="bold" style:font-size-complex="9pt" style:font-weight-complex="bold"/>
    </style:style>
    <style:style style:name="P188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c9211e" loext:opacity="100%" style:font-name="Bitstream Vera Sans5" fo:font-size="9pt" fo:font-style="normal" fo:font-weight="bold" officeooo:rsid="0073fa68" officeooo:paragraph-rsid="0097be44" style:font-size-asian="9pt" style:font-weight-asian="bold" style:font-size-complex="9pt" style:font-weight-complex="bold"/>
    </style:style>
    <style:style style:name="P189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c9211e" loext:opacity="100%" style:font-name="Bitstream Vera Sans5" fo:font-size="7pt" fo:font-style="normal" fo:font-weight="bold" officeooo:rsid="007345a2" officeooo:paragraph-rsid="0097be44" style:font-size-asian="7pt" style:font-weight-asian="bold" style:font-size-complex="7pt" style:font-weight-complex="bold"/>
    </style:style>
    <style:style style:name="P190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officeooo:paragraph-rsid="0075b56f"/>
    </style:style>
    <style:style style:name="P191" style:family="paragraph" style:parent-style-name="_5f_Paragraphe_20_livret_20_" style:list-style-name="Num_5f_Exo">
      <style:paragraph-properties fo:margin-top="0.199cm" fo:margin-bottom="0cm" style:contextual-spacing="false" fo:text-align="start" style:justify-single-word="false"/>
      <style:text-properties officeooo:paragraph-rsid="00789103"/>
    </style:style>
    <style:style style:name="P192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39a25e"/>
    </style:style>
    <style:style style:name="P193" style:family="paragraph" style:parent-style-name="_5f_Paragraphe_20_livret_20_" style:list-style-name="liste_5f_abc">
      <style:paragraph-properties fo:margin-top="0.499cm" fo:margin-bottom="0cm" style:contextual-spacing="false" fo:text-align="justify" style:justify-single-word="false"/>
      <style:text-properties officeooo:paragraph-rsid="0041ddce"/>
    </style:style>
    <style:style style:name="P194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3b44cd"/>
    </style:style>
    <style:style style:name="P195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41ddce"/>
    </style:style>
    <style:style style:name="P196" style:family="paragraph" style:parent-style-name="_5f_Paragraphe_20_livret_20_" style:list-style-name="liste_5f_abc">
      <style:paragraph-properties fo:margin-top="0cm" fo:margin-bottom="0cm" style:contextual-spacing="false"/>
      <style:text-properties fo:letter-spacing="-0.007cm" officeooo:paragraph-rsid="003b44cd"/>
    </style:style>
    <style:style style:name="P197" style:family="paragraph" style:parent-style-name="_5f_Paragraphe_20_livret_20_" style:list-style-name="liste_5f_abc">
      <style:paragraph-properties fo:margin-top="0.25cm" fo:margin-bottom="0cm" style:contextual-spacing="false"/>
      <style:text-properties fo:letter-spacing="-0.007cm" officeooo:paragraph-rsid="0053dd2d"/>
    </style:style>
    <style:style style:name="P198" style:family="paragraph" style:parent-style-name="_5f_Paragraphe_20_livret_20_" style:list-style-name="Num_5f_Exo">
      <style:paragraph-properties fo:margin-top="0.101cm" fo:margin-bottom="0cm" style:contextual-spacing="false"/>
      <style:text-properties fo:letter-spacing="-0.007cm" officeooo:paragraph-rsid="0041ddce"/>
    </style:style>
    <style:style style:name="P199" style:family="paragraph" style:parent-style-name="_5f_Paragraphe_20_livret_20_" style:list-style-name="_5f_Numérotation_20_des_20_exercices_20_livrets">
      <style:paragraph-properties fo:margin-top="0.25cm" fo:margin-bottom="0cm" style:contextual-spacing="false">
        <style:tab-stops>
          <style:tab-stop style:position="2.401cm"/>
        </style:tab-stops>
      </style:paragraph-properties>
      <style:text-properties fo:letter-spacing="-0.007cm" officeooo:paragraph-rsid="008a44a3"/>
    </style:style>
    <style:style style:name="P200" style:family="paragraph" style:parent-style-name="_5f_Paragraphe_20_livret_20_" style:list-style-name="_5f_Numérotation_20_des_20_exercices_20_livrets">
      <style:paragraph-properties fo:margin-top="0.25cm" fo:margin-bottom="0cm" style:contextual-spacing="false"/>
      <style:text-properties fo:letter-spacing="-0.007cm" officeooo:paragraph-rsid="008a44a3"/>
    </style:style>
    <style:style style:name="P201" style:family="paragraph" style:parent-style-name="_5f_Paragraphe_20_livret_20_" style:list-style-name="liste_5f_abc">
      <style:paragraph-properties fo:margin-top="0cm" fo:margin-bottom="0cm" style:contextual-spacing="false"/>
      <style:text-properties style:font-name="Bitstream Vera Sans1" officeooo:paragraph-rsid="003b44cd"/>
    </style:style>
    <style:style style:name="P202" style:family="paragraph" style:parent-style-name="_5f_Paragraphe_20_livret_20_" style:list-style-name="liste_5f_abc">
      <style:paragraph-properties fo:margin-top="0.3cm" fo:margin-bottom="0cm" style:contextual-spacing="false"/>
      <style:text-properties officeooo:rsid="0053216f" officeooo:paragraph-rsid="0053216f"/>
    </style:style>
    <style:style style:name="P203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11cm" officeooo:paragraph-rsid="004eb250"/>
    </style:style>
    <style:style style:name="P204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1cm" officeooo:paragraph-rsid="0041ddce"/>
    </style:style>
    <style:style style:name="P205" style:family="paragraph" style:parent-style-name="_5f_Paragraphe_20_livret_20_" style:list-style-name="liste_5f_abc">
      <style:paragraph-properties fo:margin-top="0.3cm" fo:margin-bottom="0.199cm" style:contextual-spacing="false"/>
      <style:text-properties fo:letter-spacing="-0.021cm" officeooo:paragraph-rsid="0068ff95"/>
    </style:style>
    <style:style style:name="P206" style:family="paragraph" style:parent-style-name="_5f_Paragraphe_20_livret_20_" style:list-style-name="L1">
      <style:text-properties officeooo:paragraph-rsid="0053b80e"/>
    </style:style>
    <style:style style:name="P207" style:family="paragraph" style:parent-style-name="_5f_Paragraphe_20_livret_20_" style:list-style-name="liste_5f_abc">
      <style:paragraph-properties fo:margin-top="0.101cm" fo:margin-bottom="0cm" style:contextual-spacing="false"/>
      <style:text-properties fo:color="#b3b3b3" loext:opacity="100%" style:text-position="0% 100%" style:font-name="Bitstream Vera Sans5" fo:font-size="10pt" fo:font-style="normal" officeooo:paragraph-rsid="0086c902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208" style:family="paragraph" style:parent-style-name="_5f_Paragraphe_20_livret_20_" style:list-style-name="liste_5f_abc">
      <style:paragraph-properties fo:margin-top="0.3cm" fo:margin-bottom="0cm" style:contextual-spacing="false"/>
      <style:text-properties officeooo:rsid="0086c902" officeooo:paragraph-rsid="0086c902"/>
    </style:style>
    <style:style style:name="P209" style:family="paragraph" style:parent-style-name="_5f_Paragraphe_20_livret_20_" style:list-style-name="liste_5f_abc">
      <style:paragraph-properties>
        <style:tab-stops>
          <style:tab-stop style:position="4.517cm"/>
        </style:tab-stops>
      </style:paragraph-properties>
      <style:text-properties officeooo:paragraph-rsid="00917a6a"/>
    </style:style>
    <style:style style:name="P210" style:family="paragraph" style:parent-style-name="_5f_Paragraphe_20_livret_20_" style:list-style-name="liste_5f_abc">
      <style:paragraph-properties fo:margin-top="0cm" fo:margin-bottom="0cm" style:contextual-spacing="false"/>
      <style:text-properties officeooo:rsid="00554175" officeooo:paragraph-rsid="00554175"/>
    </style:style>
    <style:style style:name="P211" style:family="paragraph" style:parent-style-name="_5f_Paragraphe_20_livret_20_" style:list-style-name="liste_5f_abc">
      <style:paragraph-properties fo:margin-top="0.199cm" fo:margin-bottom="0cm" style:contextual-spacing="false"/>
      <style:text-properties officeooo:rsid="0095b77a" officeooo:paragraph-rsid="0095b77a"/>
    </style:style>
    <style:style style:name="P212" style:family="paragraph" style:parent-style-name="_5f_Paragraphe_20_livret_20_" style:list-style-name="_5f_Numérotation_20_des_20_exercices_20_livrets">
      <style:paragraph-properties fo:margin-top="0.25cm" fo:margin-bottom="0cm" style:contextual-spacing="false">
        <style:tab-stops>
          <style:tab-stop style:position="2.401cm"/>
        </style:tab-stops>
      </style:paragraph-properties>
      <style:text-properties officeooo:paragraph-rsid="0088c7f9"/>
    </style:style>
    <style:style style:name="P213" style:family="paragraph" style:parent-style-name="_5f_Paragraphe_20_livret_20_" style:list-style-name="_5f_Numérotation_20_des_20_exercices_20_livrets">
      <style:paragraph-properties fo:margin-top="0.25cm" fo:margin-bottom="0cm" style:contextual-spacing="false">
        <style:tab-stops>
          <style:tab-stop style:position="2.401cm"/>
        </style:tab-stops>
      </style:paragraph-properties>
      <style:text-properties officeooo:paragraph-rsid="008a44a3"/>
    </style:style>
    <style:style style:name="P214" style:family="paragraph" style:parent-style-name="_5f_Paragraphe_20_livret_20_" style:list-style-name="_5f_Numérotation_20_des_20_exercices_20_livrets">
      <style:paragraph-properties fo:margin-top="0.099cm" fo:margin-bottom="0cm" style:contextual-spacing="false">
        <style:tab-stops>
          <style:tab-stop style:position="8.999cm" style:leader-style="dotted" style:leader-text="."/>
        </style:tab-stops>
      </style:paragraph-properties>
      <style:text-properties officeooo:paragraph-rsid="0053dd2d"/>
    </style:style>
    <style:style style:name="P215" style:family="paragraph" style:parent-style-name="_5f_Paragraphe_20_livret_20_" style:list-style-name="_5f_Numérotation_20_des_20_exercices_20_livrets">
      <style:paragraph-properties fo:margin-top="0.199cm" fo:margin-bottom="0cm" style:contextual-spacing="false">
        <style:tab-stops>
          <style:tab-stop style:position="8.999cm" style:leader-style="dotted" style:leader-text="."/>
        </style:tab-stops>
      </style:paragraph-properties>
      <style:text-properties officeooo:paragraph-rsid="008a44a3"/>
    </style:style>
    <style:style style:name="P216" style:family="paragraph" style:parent-style-name="_5f_Paragraphe_20_livret_20_" style:list-style-name="liste_5f_abc">
      <style:paragraph-properties fo:margin-top="0.099cm" fo:margin-bottom="0cm" style:contextual-spacing="false" fo:line-height="100%"/>
      <style:text-properties officeooo:paragraph-rsid="008bcb03"/>
    </style:style>
    <style:style style:name="P217" style:family="paragraph" style:parent-style-name="_5f_Paragraphe_20_livret_20_réponse_20_élève" style:list-style-name="_5f_Numérotation_20_des_20_exercices_20_livrets">
      <style:text-properties officeooo:paragraph-rsid="00734aab"/>
    </style:style>
    <style:style style:name="P218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/>
      <style:text-properties officeooo:paragraph-rsid="00734aab"/>
    </style:style>
    <style:style style:name="P219" style:family="paragraph" style:parent-style-name="_5f_Paragraphe_20_livret_20_réponse_20_élève" style:list-style-name="_5f_Numérotation_20_des_20_exercices_20_livrets">
      <style:paragraph-properties fo:margin-top="0cm" fo:margin-bottom="0.349cm" style:contextual-spacing="false"/>
      <style:text-properties officeooo:paragraph-rsid="00734aab"/>
    </style:style>
    <style:style style:name="P220" style:family="paragraph" style:parent-style-name="_5f_Paragraphe_20_livret_20_réponse_20_élève" style:list-style-name="_5f_Numérotation_20_des_20_exercices_20_livrets">
      <style:paragraph-properties fo:margin-left="0.106cm" fo:margin-right="0cm" fo:margin-top="0cm" fo:margin-bottom="0.199cm" style:contextual-spacing="false" fo:text-indent="0cm" style:auto-text-indent="false"/>
      <style:text-properties officeooo:paragraph-rsid="00734aab"/>
    </style:style>
    <style:style style:name="P221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100%"/>
      <style:text-properties officeooo:paragraph-rsid="00734aab"/>
    </style:style>
    <style:style style:name="P222" style:family="paragraph" style:parent-style-name="_5f_Paragraphe_20_énoncé_20_après_20_numéro" style:list-style-name="_5f_Numérotation_20_des_20_exercices_20_livrets">
      <style:paragraph-properties fo:margin-top="0.101cm" fo:margin-bottom="0cm" style:contextual-spacing="false"/>
      <style:text-properties officeooo:paragraph-rsid="0053dd2d"/>
    </style:style>
    <style:style style:name="P223" style:family="paragraph" style:parent-style-name="_5f_Paragraphe_20_énoncé_20_après_20_numéro" style:list-style-name="_5f_Numérotation_20_des_20_exercices_20_livrets">
      <loext:graphic-properties draw:fill-gradient-name="gradient" draw:fill-hatch-name="hatch"/>
      <style:paragraph-properties fo:margin-top="0.199cm" fo:margin-bottom="0cm" style:contextual-spacing="false"/>
      <style:text-properties officeooo:paragraph-rsid="00554175"/>
    </style:style>
    <style:style style:name="P224" style:family="paragraph" style:parent-style-name="_5f_Paragraphe_20_énoncé_20_après_20_numéro" style:list-style-name="_5f_Numérotation_20_des_20_exercices_20_livrets">
      <style:paragraph-properties fo:margin-top="0.101cm" fo:margin-bottom="0cm" style:contextual-spacing="false"/>
      <style:text-properties officeooo:rsid="0053dd2d" officeooo:paragraph-rsid="0053dd2d"/>
    </style:style>
    <style:style style:name="P225" style:family="paragraph" style:parent-style-name="_5f_Paragraphe_20_énoncé_20_après_20_numéro" style:list-style-name="liste_5f_abc">
      <style:paragraph-properties fo:margin-top="0.101cm" fo:margin-bottom="0cm" style:contextual-spacing="false"/>
      <style:text-properties officeooo:paragraph-rsid="0095b77a"/>
    </style:style>
    <style:style style:name="P226" style:family="paragraph" style:parent-style-name="_5f_Paragraphe_20_énoncé_20_après_20_numéro" style:list-style-name="liste_5f_abc">
      <style:paragraph-properties fo:margin-top="0.101cm" fo:margin-bottom="0cm" style:contextual-spacing="false"/>
      <style:text-properties officeooo:paragraph-rsid="008bcb03"/>
    </style:style>
    <style:style style:name="P227" style:family="paragraph" style:parent-style-name="_5f_Paragraphe_20_énoncé_20_après_20_numéro" style:list-style-name="liste_5f_abc">
      <style:paragraph-properties fo:margin-top="0.101cm" fo:margin-bottom="0cm" style:contextual-spacing="false"/>
      <style:text-properties officeooo:rsid="00554175" officeooo:paragraph-rsid="0095b77a"/>
    </style:style>
    <style:style style:name="P228" style:family="paragraph" style:parent-style-name="_5f_Pied_20_de_20_page" style:list-style-name="">
      <style:paragraph-properties fo:text-align="end" style:justify-single-word="false"/>
    </style:style>
    <style:style style:name="P229" style:family="paragraph" style:parent-style-name="_5f_Pied_20_de_20_page">
      <style:paragraph-properties fo:text-align="end" style:justify-single-word="false"/>
    </style:style>
    <style:style style:name="P230" style:family="paragraph" style:parent-style-name="_5f_Pied_20_de_20_page" style:list-style-name=""/>
    <style:style style:name="P23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2" style:family="paragraph" style:parent-style-name="_5f_Titre_20_d_27_exercices_20_livret_20_sans_20_titre" style:list-style-name="Num_5f_Exo"/>
    <style:style style:name="P233" style:family="paragraph" style:parent-style-name="_5f_Titre_20_d_27_exercices_20_livret_20_sans_20_titre" style:list-style-name="Num_5f_Exo">
      <style:paragraph-properties fo:margin-top="0.73cm" fo:margin-bottom="0.199cm" style:contextual-spacing="false"/>
    </style:style>
    <style:style style:name="P234" style:family="paragraph" style:parent-style-name="_5f_Titre_20_d_27_exercices_20_livret_20_sans_20_titre" style:list-style-name="Num_5f_Exo">
      <style:paragraph-properties fo:margin-top="0.7cm" fo:margin-bottom="0.199cm" style:contextual-spacing="false"/>
    </style:style>
    <style:style style:name="P235" style:family="paragraph" style:parent-style-name="_5f_Titre_20_d_27_exercices_20_livret_20_sans_20_titre" style:list-style-name="Num_5f_Exo">
      <loext:graphic-properties draw:fill="none"/>
      <style:paragraph-properties fo:margin-top="0cm" fo:margin-bottom="0.199cm" style:contextual-spacing="false" fo:break-before="column" fo:background-color="transparent"/>
    </style:style>
    <style:style style:name="P236" style:family="paragraph" style:parent-style-name="_5f_Titre_20_d_27_exercices_20_livret_20_sans_20_titre" style:list-style-name="Num_5f_Exo">
      <style:paragraph-properties fo:margin-top="0.831cm" fo:margin-bottom="0.199cm" style:contextual-spacing="false"/>
    </style:style>
    <style:style style:name="P237" style:family="paragraph" style:parent-style-name="_5f_Titre_20_d_27_exercices_20_livret_20_sans_20_titre" style:list-style-name="Num_5f_Exo">
      <style:paragraph-properties fo:margin-top="0.78cm" fo:margin-bottom="0.199cm" style:contextual-spacing="false" fo:break-before="column"/>
      <style:text-properties officeooo:paragraph-rsid="0059e006"/>
    </style:style>
    <style:style style:name="P238" style:family="paragraph" style:parent-style-name="_5f_Titre_20_d_27_exercices_20_livret_20_sans_20_titre" style:list-style-name="Num_5f_Exo">
      <loext:graphic-properties draw:fill-gradient-name="gradient" draw:fill-hatch-name="hatch"/>
      <style:paragraph-properties fo:margin-top="0cm" fo:margin-bottom="0cm" style:contextual-spacing="false" fo:break-before="page"/>
    </style:style>
    <style:style style:name="P239" style:family="paragraph">
      <style:paragraph-properties fo:margin-left="0cm" fo:margin-right="0cm" fo:margin-top="0cm" fo:margin-bottom="0cm" fo:line-height="100%" fo:text-indent="0cm" style:writing-mode="lr-tb"/>
    </style:style>
    <style:style style:name="P240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1" style:family="paragraph">
      <style:paragraph-properties fo:margin-left="0cm" fo:margin-right="0cm" fo:margin-top="0cm" fo:margin-bottom="0cm" style:line-height-at-least="0.019cm" fo:text-indent="0cm" style:writing-mode="lr-tb"/>
    </style:style>
    <style:style style:name="P242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style:line-height-at-least="0.019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3" style:family="paragraph">
      <style:paragraph-properties fo:text-align="center"/>
    </style:style>
    <style:style style:name="P24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Bitstream Vera Sans1" fo:font-size="9pt" fo:font-weight="bold" style:font-size-asian="9pt" style:font-weight-asian="bold" style:font-size-complex="9pt" style:font-weight-complex="bold"/>
    </style:style>
    <style:style style:name="P2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style:line-height-at-least="0.034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8" style:family="paragraph">
      <style:paragraph-properties fo:margin-left="0cm" fo:margin-right="0cm" fo:margin-top="0cm" fo:margin-bottom="0cm" fo:line-height="100%" fo:text-indent="0cm"/>
    </style:style>
    <style:style style:name="P2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252" style:family="paragraph">
      <loext:graphic-properties draw:fill="solid" draw:fill-color="#9d0f89"/>
    </style:style>
    <style:style style:name="P2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5aabe"/>
    </style:style>
    <style:style style:name="T5" style:family="text">
      <style:text-properties officeooo:rsid="000ec334"/>
    </style:style>
    <style:style style:name="T6" style:family="text">
      <style:text-properties style:font-name="OpenSymbol3"/>
    </style:style>
    <style:style style:name="T7" style:family="text">
      <style:text-properties fo:text-transform="uppercase"/>
    </style:style>
    <style:style style:name="T8" style:family="text">
      <style:text-properties fo:text-transform="uppercase" style:text-position="0% 100%" fo:background-color="#ffff00" loext:char-shading-value="0" style:font-style-asian="normal" style:font-style-complex="normal"/>
    </style:style>
    <style:style style:name="T9" style:family="text">
      <style:text-properties fo:text-transform="uppercase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Bitstream Vera Sans5" fo:font-size="10pt" fo:letter-spacing="normal" fo:font-style="normal" fo:font-weight="normal" officeooo:rsid="0062975f"/>
    </style:style>
    <style:style style:name="T11" style:family="text">
      <style:text-properties fo:font-variant="normal" fo:text-transform="none" fo:color="#000000" loext:opacity="100%" fo:font-size="12pt" fo:letter-spacing="normal" fo:font-weight="normal" officeooo:rsid="0062975f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loext:opacity="100%" style:text-position="0% 100%" style:font-name="Bitstream Vera Sans5" fo:font-size="10pt" fo:font-style="normal" fo:font-weight="normal" officeooo:rsid="00734aab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3" style:family="text">
      <style:text-properties fo:font-variant="normal" fo:text-transform="none" fo:color="#000000" loext:opacity="100%" style:text-position="0% 100%" style:font-name="Bitstream Vera Sans5" fo:font-size="10pt" fo:letter-spacing="-0.011cm" fo:font-style="normal" fo:font-weight="normal" officeooo:rsid="00734aab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4" style:family="text">
      <style:text-properties fo:font-variant="normal" fo:text-transform="none" style:text-position="0% 100%" style:font-style-asian="normal" style:font-style-complex="normal"/>
    </style:style>
    <style:style style:name="T15" style:family="text">
      <style:text-properties fo:font-variant="normal" fo:text-transform="none" style:text-position="0% 100%" fo:background-color="#ffff00" loext:char-shading-value="0" style:font-style-asian="normal" style:font-style-complex="normal"/>
    </style:style>
    <style:style style:name="T16" style:family="text">
      <style:text-properties fo:font-variant="normal" fo:text-transform="none" style:text-position="0% 100%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style:text-position="0% 100%" officeooo:rsid="00734aab" style:font-size-asian="10pt" style:font-style-asian="normal" style:font-size-complex="10pt" style:font-style-complex="normal"/>
    </style:style>
    <style:style style:name="T18" style:family="text">
      <style:text-properties fo:font-variant="normal" fo:text-transform="none" style:text-position="0% 100%" fo:letter-spacing="-0.011cm" fo:font-weight="normal" officeooo:rsid="00734aab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style:text-position="0% 100%" fo:letter-spacing="-0.011cm" fo:font-weight="normal" officeooo:rsid="00734aab" style:font-style-asian="normal" style:font-style-complex="normal"/>
    </style:style>
    <style:style style:name="T20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Times New Roman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000000" loext:opacity="100%" style:font-name="Times New Roman1" fo:font-size="12pt" fo:font-style="italic" fo:font-weight="normal" officeooo:rsid="00734aab" fo:background-color="#ffff00" loext:char-shading-value="0" style:font-name-asian="Bitstream Vera Sans5" style:font-size-asian="12pt" style:font-style-asian="italic" style:font-weight-asian="normal" style:font-name-complex="Bitstream Vera Sans5" style:font-size-complex="12pt" style:font-style-complex="italic" style:font-weight-complex="normal"/>
    </style:style>
    <style:style style:name="T26" style:family="text">
      <style:text-properties fo:color="#000000" loext:opacity="100%" style:font-name="Times New Roman1" fo:font-size="11pt" style:text-underline-style="none" fo:font-weight="normal" officeooo:rsid="00697465" fo:background-color="#ffff00" loext:char-shading-value="0" style:font-name-asian="OpenSymbol" style:font-size-asian="11pt" style:font-weight-asian="normal" style:font-name-complex="OpenSymbol" style:font-size-complex="11pt" style:font-weight-complex="normal"/>
    </style:style>
    <style:style style:name="T27" style:family="text">
      <style:text-properties fo:color="#000000" loext:opacity="100%" style:font-name="Times New Roman1" fo:font-size="11pt" style:text-underline-style="none" officeooo:rsid="00697465" fo:background-color="#ffff00" loext:char-shading-value="0" style:font-name-asian="OpenSymbol" style:font-size-asian="11pt" style:font-name-complex="OpenSymbol" style:font-size-complex="11pt"/>
    </style:style>
    <style:style style:name="T28" style:family="text">
      <style:text-properties fo:color="#000000" loext:opacity="100%" style:font-name="OpenSymbol3"/>
    </style:style>
    <style:style style:name="T29" style:family="text">
      <style:text-properties fo:color="#000000" loext:opacity="100%" style:font-name="Bitstream Vera Sans6" fo:font-size="10pt" fo:font-style="normal" style:text-underline-style="none" fo:font-weight="normal" officeooo:rsid="005317de" style:font-style-asian="normal" style:font-weight-asian="normal" style:font-style-complex="normal"/>
    </style:style>
    <style:style style:name="T30" style:family="text">
      <style:text-properties fo:color="#000000" loext:opacity="100%" style:font-name="Bitstream Vera Sans6" fo:font-size="10pt" fo:font-style="normal" style:text-underline-style="none" fo:font-weight="normal" officeooo:rsid="00405249" style:font-style-asian="normal" style:font-weight-asian="normal" style:font-style-complex="normal"/>
    </style:style>
    <style:style style:name="T31" style:family="text">
      <style:text-properties fo:color="#000000" loext:opacity="100%" style:font-name="Bitstream Vera Sans6" fo:font-size="10pt" fo:font-style="normal" style:text-underline-style="none" fo:font-weight="normal" officeooo:rsid="003b4928" style:font-style-asian="normal" style:font-weight-asian="normal" style:font-style-complex="normal"/>
    </style:style>
    <style:style style:name="T32" style:family="text">
      <style:text-properties fo:color="#000000" loext:opacity="100%" style:font-name="Bitstream Vera Sans6" fo:font-size="10pt" fo:font-style="normal" style:text-underline-style="none" fo:font-weight="normal" officeooo:rsid="00549d51" style:font-style-asian="normal" style:font-weight-asian="normal" style:font-style-complex="normal"/>
    </style:style>
    <style:style style:name="T33" style:family="text">
      <style:text-properties fo:color="#000000" loext:opacity="100%" style:font-name="Bitstream Vera Sans5" fo:font-size="10pt" fo:font-style="normal" style:text-underline-style="none" fo:font-weight="normal" officeooo:rsid="00405249" style:font-style-asian="normal" style:font-weight-asian="normal" style:font-style-complex="normal"/>
    </style:style>
    <style:style style:name="T34" style:family="text">
      <style:text-properties fo:color="#000000" loext:opacity="100%" style:font-name="Bitstream Vera Sans5" fo:font-size="10pt" fo:font-style="normal" style:text-underline-style="none" fo:font-weight="normal" officeooo:rsid="005317de" style:font-style-asian="normal" style:font-weight-asian="normal" style:font-style-complex="normal"/>
    </style:style>
    <style:style style:name="T35" style:family="text">
      <style:text-properties fo:color="#000000" loext:opacity="100%" style:font-name="Bitstream Vera Sans5" fo:font-size="10pt" fo:font-style="normal" style:text-underline-style="none" fo:font-weight="normal" officeooo:rsid="003b4928" style:font-style-asian="normal" style:font-weight-asian="normal" style:font-style-complex="normal"/>
    </style:style>
    <style:style style:name="T36" style:family="text">
      <style:text-properties fo:color="#000000" loext:opacity="100%" style:font-name="Bitstream Vera Sans5" fo:font-size="10pt" fo:font-style="normal" style:text-underline-style="none" fo:font-weight="normal" officeooo:rsid="00549d51" style:font-style-asian="normal" style:font-weight-asian="normal" style:font-style-complex="normal"/>
    </style:style>
    <style:style style:name="T37" style:family="text">
      <style:text-properties fo:color="#000000" loext:opacity="100%" style:font-name="Bitstream Vera Sans5" fo:font-size="10pt" fo:font-style="normal" style:text-underline-style="none" fo:font-weight="normal" officeooo:rsid="00646c6a" style:font-style-asian="normal" style:font-weight-asian="normal" style:font-style-complex="normal"/>
    </style:style>
    <style:style style:name="T38" style:family="text">
      <style:text-properties fo:color="#000000" loext:opacity="100%"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39" style:family="text">
      <style:text-properties fo:color="#000000" loext:opacity="100%" style:font-name="Bitstream Vera Sans5" fo:font-size="10pt" fo:font-style="normal" style:text-underline-style="none" fo:font-weight="normal" officeooo:rsid="00405249" style:font-size-asian="10pt" style:font-style-asian="normal" style:font-weight-asian="normal" style:font-size-complex="10pt" style:font-style-complex="normal"/>
    </style:style>
    <style:style style:name="T40" style:family="text">
      <style:text-properties fo:color="#000000" loext:opacity="100%" style:font-name="Bitstream Vera Sans5" fo:font-size="10pt" fo:font-style="normal" style:text-underline-style="none" fo:font-weight="normal" officeooo:rsid="005317de" style:font-size-asian="10pt" style:font-style-asian="normal" style:font-weight-asian="normal" style:font-style-complex="normal"/>
    </style:style>
    <style:style style:name="T41" style:family="text">
      <style:text-properties fo:color="#000000" loext:opacity="100%" style:font-name="Bitstream Vera Sans5" fo:font-size="10pt" fo:font-style="normal" style:text-underline-style="none" fo:font-weight="normal" officeooo:rsid="0080ab99" fo:background-color="#ffff00" loext:char-shading-value="0" style:font-name-asian="Bitstream Vera Sans5" style:font-weight-asian="normal" style:font-name-complex="Bitstream Vera Sans5" style:font-weight-complex="normal"/>
    </style:style>
    <style:style style:name="T42" style:family="text">
      <style:text-properties fo:color="#000000" loext:opacity="100%" style:font-name="Bitstream Vera Sans5" fo:font-size="10pt" fo:font-style="normal" fo:font-weight="normal" officeooo:rsid="00469dbf"/>
    </style:style>
    <style:style style:name="T43" style:family="text">
      <style:text-properties fo:color="#000000" loext:opacity="100%" style:font-name="Bitstream Vera Sans5" fo:font-size="10pt" fo:font-style="normal" fo:font-weight="normal" officeooo:rsid="0049621f"/>
    </style:style>
    <style:style style:name="T44" style:family="text">
      <style:text-properties fo:color="#000000" loext:opacity="100%" style:font-name="Bitstream Vera Sans5" fo:font-size="10pt" fo:font-style="normal" fo:font-weight="normal" officeooo:rsid="0040191b"/>
    </style:style>
    <style:style style:name="T45" style:family="text">
      <style:text-properties fo:color="#000000" loext:opacity="100%" style:font-name="Bitstream Vera Sans5" fo:font-size="10pt" fo:font-style="normal" fo:font-weight="normal" officeooo:rsid="00646c6a"/>
    </style:style>
    <style:style style:name="T46" style:family="text">
      <style:text-properties fo:color="#000000" loext:opacity="100%" style:font-name="Bitstream Vera Sans5" fo:font-size="10pt" fo:font-style="normal" fo:font-weight="normal" officeooo:rsid="0068ff95"/>
    </style:style>
    <style:style style:name="T47" style:family="text">
      <style:text-properties fo:color="#000000" loext:opacity="100%" style:font-name="Bitstream Vera Sans5" fo:font-size="10pt" fo:font-style="normal" fo:font-weight="normal" fo:background-color="#ffff00" loext:char-shading-value="0" style:font-name-asian="Bitstream Vera Sans5" style:font-size-asian="10pt" style:font-name-complex="Bitstream Vera Sans5" style:font-size-complex="10pt"/>
    </style:style>
    <style:style style:name="T48" style:family="text">
      <style:text-properties fo:color="#000000" loext:opacity="100%" style:font-name="Bitstream Vera Sans5" fo:font-size="10pt" fo:font-style="normal" fo:font-weight="normal" officeooo:rsid="007237c6" fo:background-color="#ffff00" loext:char-shading-value="0" style:font-name-asian="Bitstream Vera Sans5" style:font-size-asian="10pt" style:font-name-complex="Bitstream Vera Sans5" style:font-size-complex="10pt"/>
    </style:style>
    <style:style style:name="T49" style:family="text">
      <style:text-properties fo:color="#000000" loext:opacity="100%" style:font-name="Bitstream Vera Sans5" fo:font-size="10pt" fo:font-style="normal" fo:font-weight="normal" officeooo:rsid="00976d2f" fo:background-color="#ffff00" loext:char-shading-value="0" style:font-name-asian="Bitstream Vera Sans5" style:font-size-asian="10pt" style:font-name-complex="Bitstream Vera Sans5" style:font-size-complex="10pt"/>
    </style:style>
    <style:style style:name="T50" style:family="text">
      <style:text-properties fo:color="#000000" loext:opacity="100%" style:font-name="Bitstream Vera Sans5" fo:font-size="10pt" fo:font-style="normal" fo:font-weight="normal" officeooo:rsid="0097be44" fo:background-color="#ffff00" loext:char-shading-value="0" style:font-name-asian="Bitstream Vera Sans5" style:font-size-asian="10pt" style:font-name-complex="Bitstream Vera Sans5" style:font-size-complex="10pt"/>
    </style:style>
    <style:style style:name="T51" style:family="text">
      <style:text-properties fo:color="#000000" loext:opacity="100%" style:font-name="Bitstream Vera Sans5" fo:font-size="10pt" fo:font-style="normal" fo:font-weight="normal" officeooo:rsid="00789103" fo:background-color="#ffff00" loext:char-shading-value="0" style:font-name-asian="Bitstream Vera Sans5" style:font-name-complex="Bitstream Vera Sans5"/>
    </style:style>
    <style:style style:name="T52" style:family="text">
      <style:text-properties fo:color="#000000" loext:opacity="100%" style:font-name="Bitstream Vera Sans5" fo:font-size="10pt" fo:font-style="normal" fo:font-weight="normal" officeooo:rsid="0086c902" fo:background-color="#ffff00" loext:char-shading-value="0" style:font-name-asian="Bitstream Vera Sans5" style:font-name-complex="Bitstream Vera Sans5"/>
    </style:style>
    <style:style style:name="T53" style:family="text">
      <style:text-properties fo:color="#000000" loext:opacity="100%" style:font-name="Bitstream Vera Sans5" fo:font-size="10pt" fo:font-style="normal" fo:font-weight="normal" officeooo:rsid="008de140" fo:background-color="#ffff00" loext:char-shading-value="0" style:font-name-asian="Bitstream Vera Sans5" style:font-name-complex="Bitstream Vera Sans5"/>
    </style:style>
    <style:style style:name="T54" style:family="text">
      <style:text-properties fo:color="#000000" loext:opacity="100%" style:font-name="Bitstream Vera Sans5" fo:font-size="10pt" fo:font-style="normal" fo:font-weight="normal" officeooo:rsid="00976d2f" fo:background-color="#ffff00" loext:char-shading-value="0" style:font-name-asian="Bitstream Vera Sans5" style:font-name-complex="Bitstream Vera Sans5"/>
    </style:style>
    <style:style style:name="T55" style:family="text">
      <style:text-properties fo:color="#000000" loext:opacity="100%" style:font-name="Bitstream Vera Sans5" fo:font-size="10pt" fo:font-style="normal" officeooo:rsid="00733aa9" fo:background-color="#ffff00" loext:char-shading-value="0" style:font-name-asian="Bitstream Vera Sans5" style:font-name-complex="Bitstream Vera Sans5"/>
    </style:style>
    <style:style style:name="T56" style:family="text">
      <style:text-properties fo:color="#000000" loext:opacity="100%" style:font-name="Bitstream Vera Sans5" fo:font-size="10pt" fo:font-style="normal" officeooo:rsid="00789103" fo:background-color="#ffff00" loext:char-shading-value="0" style:font-name-asian="Bitstream Vera Sans5" style:font-name-complex="Bitstream Vera Sans5"/>
    </style:style>
    <style:style style:name="T57" style:family="text">
      <style:text-properties fo:color="#000000" loext:opacity="100%" style:font-name="Bitstream Vera Sans5" fo:font-size="10pt" fo:font-style="normal" officeooo:rsid="007bb5a1" fo:background-color="#ffff00" loext:char-shading-value="0" style:font-name-asian="Bitstream Vera Sans5" style:font-name-complex="Bitstream Vera Sans5"/>
    </style:style>
    <style:style style:name="T58" style:family="text">
      <style:text-properties fo:color="#000000" loext:opacity="100%" style:font-name="Bitstream Vera Sans5" fo:font-size="10pt" fo:font-style="normal" officeooo:rsid="007f2d02" fo:background-color="#ffff00" loext:char-shading-value="0" style:font-name-asian="Bitstream Vera Sans5" style:font-name-complex="Bitstream Vera Sans5"/>
    </style:style>
    <style:style style:name="T59" style:family="text">
      <style:text-properties fo:color="#000000" loext:opacity="100%" style:font-name="Bitstream Vera Sans5" fo:font-size="10pt" fo:font-style="normal" officeooo:rsid="008262a3" fo:background-color="#ffff00" loext:char-shading-value="0" style:font-name-asian="Bitstream Vera Sans5" style:font-name-complex="Bitstream Vera Sans5"/>
    </style:style>
    <style:style style:name="T60" style:family="text">
      <style:text-properties fo:color="#000000" loext:opacity="100%" style:font-name="Bitstream Vera Sans5" fo:font-size="10pt" fo:font-style="normal" officeooo:rsid="00839c5c" fo:background-color="#ffff00" loext:char-shading-value="0" style:font-name-asian="Bitstream Vera Sans5" style:font-name-complex="Bitstream Vera Sans5"/>
    </style:style>
    <style:style style:name="T61" style:family="text">
      <style:text-properties fo:color="#000000" loext:opacity="100%" style:font-name="Bitstream Vera Sans5" fo:font-size="10pt" fo:font-style="normal" officeooo:rsid="008595ec" fo:background-color="#ffff00" loext:char-shading-value="0" style:font-name-asian="Bitstream Vera Sans5" style:font-name-complex="Bitstream Vera Sans5"/>
    </style:style>
    <style:style style:name="T62" style:family="text">
      <style:text-properties fo:color="#000000" loext:opacity="100%" style:font-name="Bitstream Vera Sans5" fo:font-size="10pt" fo:font-style="normal" officeooo:rsid="00867244" fo:background-color="#ffff00" loext:char-shading-value="0" style:font-name-asian="Bitstream Vera Sans5" style:font-name-complex="Bitstream Vera Sans5"/>
    </style:style>
    <style:style style:name="T63" style:family="text">
      <style:text-properties fo:color="#000000" loext:opacity="100%" style:font-name="Bitstream Vera Sans5" fo:font-size="10pt" fo:letter-spacing="-0.004cm" fo:font-style="normal" style:text-underline-style="none" fo:font-weight="normal" style:font-style-asian="normal" style:font-weight-asian="normal" style:font-style-complex="normal"/>
    </style:style>
    <style:style style:name="T64" style:family="text">
      <style:text-properties fo:color="#000000" loext:opacity="100%" style:font-name="Bitstream Vera Sans5" fo:font-size="10pt" fo:letter-spacing="-0.004cm" fo:font-style="normal" style:text-underline-style="none" fo:font-weight="normal" officeooo:rsid="00405249" style:font-style-asian="normal" style:font-weight-asian="normal" style:font-style-complex="normal"/>
    </style:style>
    <style:style style:name="T65" style:family="text">
      <style:text-properties fo:color="#000000" loext:opacity="100%" style:font-name="Bitstream Vera Sans5" fo:font-size="10pt" fo:letter-spacing="-0.004cm" fo:font-style="normal" style:text-underline-style="none" fo:font-weight="normal" officeooo:rsid="003ed458" style:font-style-asian="normal" style:font-weight-asian="normal" style:font-style-complex="normal"/>
    </style:style>
    <style:style style:name="T66" style:family="text">
      <style:text-properties fo:color="#000000" loext:opacity="100%" style:font-name="Bitstream Vera Sans5" fo:font-size="10pt" fo:letter-spacing="-0.004cm" fo:font-style="normal" style:text-underline-style="none" fo:font-weight="normal" officeooo:rsid="00646c6a" style:font-style-asian="normal" style:font-weight-asian="normal" style:font-style-complex="normal"/>
    </style:style>
    <style:style style:name="T67" style:family="text">
      <style:text-properties fo:color="#000000" loext:opacity="100%" style:font-name="Bitstream Vera Sans5" fo:font-size="10pt" fo:letter-spacing="-0.004cm" fo:font-style="normal" style:text-underline-style="none" fo:font-weight="normal" officeooo:rsid="00443339" style:font-style-asian="normal" style:font-weight-asian="normal" style:font-style-complex="normal"/>
    </style:style>
    <style:style style:name="T68" style:family="text">
      <style:text-properties fo:color="#000000" loext:opacity="100%" style:font-name="Bitstream Vera Sans5" fo:font-size="10pt" fo:letter-spacing="-0.018cm" fo:font-style="normal" style:text-underline-style="none" fo:font-weight="normal" officeooo:rsid="005317de" style:font-size-asian="10pt" style:font-style-asian="normal" style:font-weight-asian="normal" style:font-style-complex="normal" style:font-weight-complex="normal"/>
    </style:style>
    <style:style style:name="T69" style:family="text">
      <style:text-properties fo:color="#000000" loext:opacity="100%" style:font-name="Bitstream Vera Sans5" fo:font-size="10pt" fo:letter-spacing="-0.018cm" fo:font-style="normal" style:text-underline-style="none" fo:font-weight="normal" officeooo:rsid="005317de" style:font-size-asian="10pt" style:font-style-asian="normal" style:font-weight-asian="normal" style:font-style-complex="normal"/>
    </style:style>
    <style:style style:name="T70" style:family="text">
      <style:text-properties fo:color="#000000" loext:opacity="100%" style:font-name="Bitstream Vera Sans5" fo:font-size="10pt" fo:letter-spacing="normal" fo:font-style="normal" fo:font-weight="normal" officeooo:rsid="0068ff95"/>
    </style:style>
    <style:style style:name="T71" style:family="text">
      <style:text-properties fo:color="#000000" loext:opacity="100%" style:font-name="Bitstream Vera Sans5" fo:font-size="10pt" fo:letter-spacing="-0.014cm" fo:font-style="normal" style:text-underline-style="none" fo:font-weight="normal" officeooo:rsid="0056b4f9" style:font-size-asian="10pt" style:font-style-asian="normal" style:font-weight-asian="normal" style:font-size-complex="10pt" style:font-style-complex="normal"/>
    </style:style>
    <style:style style:name="T72" style:family="text">
      <style:text-properties fo:color="#000000" loext:opacity="100%" style:font-name="Bitstream Vera Sans5" fo:font-size="10pt" fo:letter-spacing="-0.014cm" fo:font-style="normal" style:text-underline-style="none" fo:font-weight="normal" officeooo:rsid="00501fbd" style:font-size-asian="10pt" style:font-style-asian="normal" style:font-weight-asian="normal" style:font-size-complex="10pt" style:font-style-complex="normal"/>
    </style:style>
    <style:style style:name="T73" style:family="text">
      <style:text-properties fo:color="#000000" loext:opacity="100%" style:font-name="Bitstream Vera Sans5" fo:font-size="10pt" fo:letter-spacing="-0.014cm" fo:font-style="normal" style:text-underline-style="none" fo:font-weight="normal" officeooo:rsid="00646c6a" style:font-size-asian="10pt" style:font-style-asian="normal" style:font-weight-asian="normal" style:font-size-complex="10pt" style:font-style-complex="normal"/>
    </style:style>
    <style:style style:name="T74" style:family="text">
      <style:text-properties fo:color="#000000" loext:opacity="100%" style:font-name="Bitstream Vera Sans5" fo:font-size="10pt" fo:letter-spacing="-0.014cm" fo:font-style="normal" style:text-underline-style="none" fo:font-weight="normal" officeooo:rsid="00646c6a" style:font-size-asian="10pt" style:font-style-asian="normal" style:font-weight-asian="normal" style:font-size-complex="10pt" style:font-style-complex="normal" style:font-weight-complex="bold"/>
    </style:style>
    <style:style style:name="T75" style:family="text">
      <style:text-properties fo:color="#000000" loext:opacity="100%" style:font-name="Bitstream Vera Sans5" fo:font-size="10pt" fo:letter-spacing="-0.014cm" fo:font-style="normal" style:text-underline-style="none" fo:font-weight="normal" officeooo:rsid="0056b4f9" style:font-size-asian="10pt" style:font-style-asian="normal" style:font-weight-asian="normal" style:font-size-complex="10pt" style:font-style-complex="normal" style:font-weight-complex="bold"/>
    </style:style>
    <style:style style:name="T76" style:family="text">
      <style:text-properties fo:color="#000000" loext:opacity="100%" style:font-name="Bitstream Vera Sans5" fo:font-size="10pt" fo:letter-spacing="-0.014cm" fo:font-style="normal" style:text-underline-style="none" fo:font-weight="normal" officeooo:rsid="00674296" style:font-size-asian="10pt" style:font-style-asian="normal" style:font-weight-asian="normal" style:font-size-complex="10pt" style:font-style-complex="normal" style:font-weight-complex="bold"/>
    </style:style>
    <style:style style:name="T77" style:family="text">
      <style:text-properties fo:color="#000000" loext:opacity="100%" style:font-name="Bitstream Vera Sans5" fo:font-size="10pt" fo:letter-spacing="-0.014cm" fo:font-style="normal" style:text-underline-style="none" fo:font-weight="normal" officeooo:rsid="0049621f" style:font-size-asian="10pt" style:font-style-asian="normal" style:font-weight-asian="normal" style:font-size-complex="10pt" style:font-style-complex="normal"/>
    </style:style>
    <style:style style:name="T78" style:family="text">
      <style:text-properties fo:color="#000000" loext:opacity="100%" style:font-name="Bitstream Vera Sans5" fo:font-size="10pt" fo:letter-spacing="-0.014cm" fo:font-style="normal" style:text-underline-style="none" fo:font-weight="normal" officeooo:rsid="00674296" style:font-size-asian="10pt" style:font-style-asian="normal" style:font-weight-asian="normal" style:font-size-complex="10pt" style:font-style-complex="normal"/>
    </style:style>
    <style:style style:name="T79" style:family="text">
      <style:text-properties fo:color="#000000" loext:opacity="100%" style:font-name="Bitstream Vera Sans5" fo:font-size="10pt" fo:letter-spacing="-0.014cm" fo:font-style="normal" style:text-underline-style="none" fo:font-weight="normal" officeooo:rsid="006ead50" style:font-size-asian="10pt" style:font-style-asian="normal" style:font-weight-asian="normal" style:font-size-complex="10pt" style:font-style-complex="normal"/>
    </style:style>
    <style:style style:name="T80" style:family="text">
      <style:text-properties fo:color="#000000" loext:opacity="100%" style:font-name="Bitstream Vera Sans5" fo:font-size="10pt" fo:letter-spacing="-0.014cm" fo:font-style="italic" style:text-underline-style="none" fo:font-weight="normal" officeooo:rsid="00674296" style:font-size-asian="10pt" style:font-style-asian="italic" style:font-weight-asian="normal" style:font-size-complex="10pt" style:font-style-complex="italic" style:font-weight-complex="bold"/>
    </style:style>
    <style:style style:name="T81" style:family="text">
      <style:text-properties fo:color="#000000" loext:opacity="100%" style:font-name="Bitstream Vera Sans5" fo:font-size="10pt" fo:letter-spacing="-0.014cm" fo:font-style="italic" style:text-underline-style="none" fo:font-weight="normal" officeooo:rsid="00674296" style:font-size-asian="10pt" style:font-style-asian="italic" style:font-weight-asian="normal" style:font-size-complex="10pt" style:font-style-complex="italic"/>
    </style:style>
    <style:style style:name="T82" style:family="text">
      <style:text-properties fo:color="#000000" loext:opacity="100%" style:font-name="Bitstream Vera Sans5" fo:font-size="10pt" fo:letter-spacing="-0.011cm" fo:font-style="normal" officeooo:rsid="00734aab" fo:background-color="#ffff00" loext:char-shading-value="0" style:font-name-asian="Bitstream Vera Sans5" style:font-name-complex="Bitstream Vera Sans5"/>
    </style:style>
    <style:style style:name="T83" style:family="text">
      <style:text-properties fo:color="#000000" loext:opacity="100%" style:font-name="Bitstream Vera Sans5" fo:font-style="normal" fo:font-weight="bold" officeooo:rsid="0042e7bd" style:font-weight-asian="bold" style:font-weight-complex="bold"/>
    </style:style>
    <style:style style:name="T84" style:family="text">
      <style:text-properties fo:color="#000000" loext:opacity="100%" style:font-name="OpenSymbol2" fo:font-size="10pt" fo:font-style="normal" style:text-underline-style="none" fo:font-weight="normal" officeooo:rsid="00405249" style:font-style-asian="normal" style:font-weight-asian="normal" style:font-style-complex="normal"/>
    </style:style>
    <style:style style:name="T85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549d51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86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87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49621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88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501fbd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89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0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6877bb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91" style:family="text">
      <style:text-properties fo:color="#000000" loext:opacity="100%" style:text-position="0% 100%" style:font-name="Bitstream Vera Sans5" fo:font-size="10pt" fo:font-style="normal" fo:font-weight="normal" officeooo:rsid="007d7072" fo:background-color="#ffff00" loext:char-shading-value="0" style:font-name-asian="Bitstream Vera Sans5" style:font-style-asian="normal" style:font-name-complex="Bitstream Vera Sans5" style:font-style-complex="normal"/>
    </style:style>
    <style:style style:name="T92" style:family="text">
      <style:text-properties fo:color="#000000" loext:opacity="100%" style:text-position="0% 100%" style:font-name="Bitstream Vera Sans5" fo:font-size="10pt" fo:font-style="normal" fo:font-weight="normal" officeooo:rsid="0074b221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3" style:family="text">
      <style:text-properties fo:color="#000000" loext:opacity="100%" style:text-position="0% 100%" style:font-name="Bitstream Vera Sans5" fo:font-size="10pt" fo:font-style="normal" fo:font-weight="normal" officeooo:rsid="0075b56f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4" style:family="text">
      <style:text-properties fo:color="#000000" loext:opacity="100%" style:text-position="0% 100%" style:font-name="Bitstream Vera Sans5" fo:font-size="10pt" fo:font-style="normal" fo:font-weight="normal" officeooo:rsid="00789103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5" style:family="text">
      <style:text-properties fo:color="#000000" loext:opacity="100%" style:text-position="0% 100%" style:font-name="Bitstream Vera Sans5" fo:font-size="10pt" fo:font-style="normal" fo:font-weight="normal" officeooo:rsid="007bb5a1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6" style:family="text">
      <style:text-properties fo:color="#000000" loext:opacity="100%" style:text-position="0% 100%" style:font-name="Bitstream Vera Sans5" fo:font-size="10pt" fo:font-style="normal" fo:font-weight="normal" officeooo:rsid="007f2d02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7" style:family="text">
      <style:text-properties fo:color="#000000" loext:opacity="100%" style:text-position="0% 100%" style:font-name="Bitstream Vera Sans5" fo:font-size="10pt" fo:font-style="normal" fo:font-weight="normal" officeooo:rsid="0081371f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8" style:family="text">
      <style:text-properties fo:color="#000000" loext:opacity="100%" style:text-position="0% 100%" style:font-name="Bitstream Vera Sans5" fo:font-size="10pt" fo:font-style="normal" fo:font-weight="normal" officeooo:rsid="008de140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99" style:family="text">
      <style:text-properties fo:color="#000000" loext:opacity="100%" style:text-position="0% 100%" style:font-name="Bitstream Vera Sans5" fo:font-size="10pt" fo:font-style="normal" fo:font-weight="normal" officeooo:rsid="008a44a3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00" style:family="text">
      <style:text-properties fo:color="#000000" loext:opacity="100%" style:text-position="0% 100%" style:font-name="Bitstream Vera Sans5" fo:font-size="10pt" fo:font-style="normal" fo:font-weight="normal" officeooo:rsid="00930f06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01" style:family="text">
      <style:text-properties fo:color="#000000" loext:opacity="100%" style:text-position="0% 100%" style:font-name="Bitstream Vera Sans5" fo:font-size="10pt" fo:font-style="normal" officeooo:rsid="00867244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02" style:family="text">
      <style:text-properties fo:color="#000000" loext:opacity="100%" style:text-position="0% 100%" style:font-name="Bitstream Vera Sans5" fo:font-size="10pt" fo:font-style="normal" officeooo:rsid="0086c902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03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6b4f9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04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bac37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05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cfa16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06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a3575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07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6b4f9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08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674296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09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cfa16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0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1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674296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2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7ca2f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3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57ca2f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114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67429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5" style:family="text">
      <style:text-properties fo:color="#000000" loext:opacity="100%" style:text-position="0% 100%" style:font-name="Bitstream Vera Sans5" fo:font-size="10pt" fo:letter-spacing="-0.004cm" fo:font-style="normal" style:text-underline-style="none" fo:font-weight="normal" officeooo:rsid="006cb6b9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116" style:family="text">
      <style:text-properties fo:color="#000000" loext:opacity="100%" style:text-position="0% 100%" style:font-name="Bitstream Vera Sans5" fo:font-size="10pt" fo:letter-spacing="normal" fo:font-style="normal" fo:font-weight="normal" officeooo:rsid="00789103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17" style:family="text">
      <style:text-properties fo:color="#000000" loext:opacity="100%" style:text-position="0% 100%" style:font-name="Bitstream Vera Sans5" fo:font-size="10pt" fo:letter-spacing="-0.014cm" fo:font-style="normal" style:text-underline-style="none" fo:font-weight="normal" officeooo:rsid="0081371f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18" style:family="text">
      <style:text-properties fo:color="#000000" loext:opacity="100%" style:text-position="0% 100%" style:font-name="Bitstream Vera Sans5" fo:font-size="10pt" fo:letter-spacing="-0.007cm" fo:font-style="normal" fo:font-weight="normal" officeooo:rsid="008a44a3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19" style:family="text">
      <style:text-properties fo:color="#000000" loext:opacity="100%" style:text-position="0% 100%" style:font-name="Bitstream Vera Sans5" fo:font-size="10pt" fo:letter-spacing="-0.007cm" fo:font-style="normal" fo:font-weight="normal" officeooo:rsid="00930f06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20" style:family="text">
      <style:text-properties fo:color="#000000" loext:opacity="100%" style:text-position="0% 100%" style:font-name="Bitstream Vera Sans5" fo:font-size="10pt" fo:letter-spacing="-0.007cm" fo:font-style="normal" fo:font-weight="normal" officeooo:rsid="009634c2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21" style:family="text">
      <style:text-properties fo:color="#000000" loext:opacity="100%" style:text-position="0% 100%" style:font-name="Times New Roman1" fo:font-size="12pt" fo:font-style="normal" style:text-underline-style="none" fo:font-weight="normal" officeooo:rsid="00549d51" style:font-name-asian="OpenSymbol3" style:font-size-asian="12pt" style:font-style-asian="normal" style:font-weight-asian="normal" style:font-name-complex="OpenSymbol3" style:font-size-complex="12pt" style:font-style-complex="normal"/>
    </style:style>
    <style:style style:name="T122" style:family="text">
      <style:text-properties fo:color="#000000" loext:opacity="100%" style:text-position="0% 100%" style:font-name="Times New Roman1" fo:font-size="11pt" fo:font-style="normal" style:text-underline-style="none" fo:font-weight="normal" officeooo:rsid="00697465" fo:background-color="#ffff00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123" style:family="text">
      <style:text-properties fo:color="#000000" loext:opacity="100%" style:text-position="0% 100%" style:font-name="Bitstream Vera Sans1" fo:font-size="10pt" fo:letter-spacing="-0.011cm" fo:font-style="normal" officeooo:rsid="00554175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24" style:family="text">
      <style:text-properties fo:color="#000000" loext:opacity="100%" style:text-position="0% 100%" style:font-name="Bitstream Vera Sans1" fo:font-size="10pt" fo:letter-spacing="-0.011cm" fo:font-style="normal" officeooo:rsid="006b1ecf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25" style:family="text">
      <style:text-properties fo:color="#000000" loext:opacity="100%" style:text-position="0% 100%" style:font-name="Bitstream Vera Sans1" fo:font-size="10pt" fo:letter-spacing="-0.011cm" fo:font-style="normal" officeooo:rsid="006d24fb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26" style:family="text">
      <style:text-properties fo:color="#000000" loext:opacity="100%" style:text-position="0% 100%" style:font-name="OpenSymbol2" fo:font-size="10pt" fo:letter-spacing="normal" fo:font-style="normal" fo:font-weight="normal" officeooo:rsid="00789103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27" style:family="text">
      <style:text-properties fo:color="#000000" loext:opacity="100%" style:text-outline="false" style:text-line-through-style="none" style:text-line-through-type="none" style:font-name="Bitstream Vera Sans6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8" style:family="text">
      <style:text-properties fo:color="#000000" loext:opacity="100%" style:text-outline="false" style:text-line-through-style="none" style:text-line-through-type="none" style:font-name="Bitstream Vera Sans6" fo:font-style="normal" fo:text-shadow="none" style:text-underline-style="none" fo:font-weight="bold" officeooo:rsid="0055fba6" style:font-style-asian="normal" style:font-weight-asian="bold" style:font-style-complex="normal" style:font-weight-complex="bold" style:text-overline-style="none" style:text-overline-color="font-color"/>
    </style:style>
    <style:style style:name="T129" style:family="text">
      <style:text-properties fo:color="#000000" loext:opacity="100%" officeooo:rsid="0042e7bd"/>
    </style:style>
    <style:style style:name="T130" style:family="text">
      <style:text-properties fo:color="#000000" loext:opacity="100%" style:font-name="OpenSymbol4" fo:font-size="10pt" fo:font-style="normal" fo:font-weight="normal" officeooo:rsid="007237c6" fo:background-color="#ffff00" loext:char-shading-value="0" style:font-name-asian="Bitstream Vera Sans5" style:font-name-complex="Bitstream Vera Sans5"/>
    </style:style>
    <style:style style:name="T131" style:family="text">
      <style:text-properties fo:color="#000000" loext:opacity="100%" style:font-name="OpenSymbol4" fo:font-size="10pt" fo:letter-spacing="-0.011cm" fo:font-style="normal" officeooo:rsid="00734aab" fo:background-color="#ffff00" loext:char-shading-value="0" style:font-name-asian="Bitstream Vera Sans5" style:font-name-complex="Bitstream Vera Sans5"/>
    </style:style>
    <style:style style:name="T132" style:family="text">
      <style:text-properties fo:color="#000000" loext:opacity="100%" officeooo:rsid="008262a3" fo:background-color="#ffff00" loext:char-shading-value="0"/>
    </style:style>
    <style:style style:name="T133" style:family="text">
      <style:text-properties fo:color="#000000" loext:opacity="100%" style:text-position="super 58%" style:font-name="Bitstream Vera Sans5" fo:font-size="10pt" fo:letter-spacing="-0.007cm" fo:font-style="normal" fo:font-weight="normal" officeooo:rsid="009634c2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134" style:family="text">
      <style:text-properties fo:language="fr" fo:country="FR"/>
    </style:style>
    <style:style style:name="T135" style:family="text">
      <style:text-properties fo:letter-spacing="-0.011cm"/>
    </style:style>
    <style:style style:name="T136" style:family="text">
      <style:text-properties fo:letter-spacing="-0.011cm" fo:font-weight="normal" style:font-weight-asian="normal" style:font-weight-complex="normal"/>
    </style:style>
    <style:style style:name="T137" style:family="text">
      <style:text-properties fo:letter-spacing="-0.011cm" officeooo:rsid="00734aab"/>
    </style:style>
    <style:style style:name="T138" style:family="text">
      <style:text-properties style:text-position="0% 100%"/>
    </style:style>
    <style:style style:name="T139" style:family="text">
      <style:text-properties style:text-position="0% 100%" officeooo:rsid="004b3585" style:font-name-asian="OpenSymbol3" style:font-name-complex="OpenSymbol3" style:font-size-complex="10pt"/>
    </style:style>
    <style:style style:name="T140" style:family="text">
      <style:text-properties style:text-position="0% 100%" officeooo:rsid="0053b80e" style:font-name-asian="OpenSymbol3" style:font-name-complex="OpenSymbol3" style:font-size-complex="10pt"/>
    </style:style>
    <style:style style:name="T141" style:family="text">
      <style:text-properties style:text-position="0% 100%" officeooo:rsid="0053216f" style:font-name-asian="OpenSymbol3" style:font-name-complex="OpenSymbol3"/>
    </style:style>
    <style:style style:name="T142" style:family="text">
      <style:text-properties style:text-position="0% 100%" officeooo:rsid="005633a1" style:font-name-asian="OpenSymbol3" style:font-name-complex="OpenSymbol3"/>
    </style:style>
    <style:style style:name="T143" style:family="text">
      <style:text-properties style:text-position="0% 100%" officeooo:rsid="006b1ecf" style:font-name-asian="OpenSymbol3" style:font-name-complex="OpenSymbol3"/>
    </style:style>
    <style:style style:name="T144" style:family="text">
      <style:text-properties style:text-position="0% 100%" fo:font-weight="normal" officeooo:rsid="002ae01a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5" style:family="text">
      <style:text-properties style:text-position="0% 100%" fo:font-weight="normal" style:font-name-asian="OpenSymbol3" style:font-weight-asian="normal" style:font-name-complex="OpenSymbol3" style:font-weight-complex="normal"/>
    </style:style>
    <style:style style:name="T146" style:family="text">
      <style:text-properties style:text-position="0% 100%" fo:font-weight="normal" officeooo:rsid="0053216f" style:font-name-asian="OpenSymbol3" style:font-weight-asian="normal" style:font-name-complex="OpenSymbol3" style:font-weight-complex="normal"/>
    </style:style>
    <style:style style:name="T147" style:family="text">
      <style:text-properties style:text-position="0% 100%" fo:font-weight="normal" officeooo:rsid="0053b80e" style:font-name-asian="OpenSymbol3" style:font-weight-asian="normal" style:font-name-complex="OpenSymbol3" style:font-size-complex="10pt" style:font-weight-complex="normal"/>
    </style:style>
    <style:style style:name="T148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text-position="0% 100%" fo:font-weight="normal" officeooo:rsid="0074b221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text-position="0% 100%" fo:font-weight="normal" officeooo:rsid="0075b56f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text-position="0% 100%" fo:font-weight="normal" officeooo:rsid="0039a25e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text-position="0% 100%" fo:font-weight="normal" officeooo:rsid="00146ae2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text-position="0% 100%" fo:font-weight="normal" officeooo:rsid="007733a6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style:text-position="0% 100%" fo:font-weight="normal" officeooo:rsid="00789103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style:text-position="0% 100%" fo:font-weight="normal" officeooo:rsid="00170cc5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style:text-position="0% 100%" fo:font-weight="normal" officeooo:rsid="007bb5a1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text-position="0% 100%" fo:font-weight="normal" officeooo:rsid="007e9b34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text-position="0% 100%" fo:font-weight="normal" officeooo:rsid="002ae01a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text-position="0% 100%" fo:font-weight="normal" officeooo:rsid="007f2d02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text-position="0% 100%" fo:font-weight="normal" officeooo:rsid="0081371f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style:text-position="0% 100%" fo:font-weight="normal" officeooo:rsid="008de140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style:text-position="0% 100%" fo:font-weight="normal" officeooo:rsid="008f5afa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text-position="0% 100%" fo:font-weight="normal" officeooo:rsid="00976d2f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text-position="0% 100%" fo:font-weight="normal" officeooo:rsid="0097be44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text-position="0% 100%" fo:font-weight="normal" officeooo:rsid="0053dd2d" style:font-size-asian="10pt" style:font-style-asian="normal" style:font-size-complex="10pt" style:font-style-complex="normal"/>
    </style:style>
    <style:style style:name="T166" style:family="text">
      <style:text-properties style:text-position="0% 100%" fo:font-weight="normal" officeooo:rsid="00554175" style:font-size-asian="10pt" style:font-style-asian="normal" style:font-size-complex="10pt" style:font-style-complex="normal"/>
    </style:style>
    <style:style style:name="T167" style:family="text">
      <style:text-properties style:text-position="0% 100%" fo:font-weight="normal" officeooo:rsid="0088c7f9" style:font-size-asian="10pt" style:font-style-asian="normal" style:font-size-complex="10pt" style:font-style-complex="normal"/>
    </style:style>
    <style:style style:name="T168" style:family="text">
      <style:text-properties style:text-position="0% 100%" fo:font-weight="normal" style:font-weight-asian="normal" style:font-size-complex="10pt" style:font-weight-complex="normal"/>
    </style:style>
    <style:style style:name="T169" style:family="text">
      <style:text-properties style:text-position="0% 100%" fo:font-weight="normal" officeooo:rsid="0086c902" style:font-size-asian="12pt" style:font-style-asian="italic" style:font-size-complex="12pt" style:font-style-complex="italic"/>
    </style:style>
    <style:style style:name="T170" style:family="text">
      <style:text-properties style:text-position="0% 100%" fo:font-style="normal" style:text-underline-style="none" fo:font-weight="normal" officeooo:rsid="0057ca2f" style:font-name-asian="OpenSymbol3" style:font-style-asian="normal" style:font-weight-asian="normal" style:font-name-complex="OpenSymbol3" style:font-size-complex="10pt" style:font-style-complex="normal" style:font-weight-complex="normal"/>
    </style:style>
    <style:style style:name="T171" style:family="text">
      <style:text-properties style:text-position="0% 100%" style:font-name="Times New Roman1" fo:font-size="11pt" style:text-underline-style="none" fo:font-weight="normal" officeooo:rsid="00697465" fo:background-color="transparent" loext:char-shading-value="0" style:font-name-asian="OpenSymbol" style:font-size-asian="11pt" style:font-weight-asian="normal" style:font-name-complex="OpenSymbol" style:font-size-complex="11pt" style:font-weight-complex="normal"/>
    </style:style>
    <style:style style:name="T172" style:family="text">
      <style:text-properties style:text-position="0% 100%" style:font-name="Times New Roman1" fo:font-size="11pt" style:text-underline-style="none" fo:font-weight="normal" officeooo:rsid="00697465" style:font-name-asian="OpenSymbol" style:font-size-asian="11pt" style:font-weight-asian="normal" style:font-name-complex="OpenSymbol" style:font-size-complex="11pt" style:font-weight-complex="normal"/>
    </style:style>
    <style:style style:name="T173" style:family="text">
      <style:text-properties style:text-position="0% 100%" style:font-name="Times New Roman1" fo:font-size="11pt" fo:font-weight="normal" officeooo:rsid="00697465" fo:background-color="#ffff00" loext:char-shading-value="0" style:font-name-asian="OpenSymbol" style:font-size-asian="11pt" style:font-weight-asian="normal" style:font-name-complex="OpenSymbol" style:font-size-complex="11pt" style:font-weight-complex="normal"/>
    </style:style>
    <style:style style:name="T174" style:family="text">
      <style:text-properties style:text-position="0% 100%" fo:letter-spacing="-0.007cm" officeooo:rsid="00554175" style:font-name-asian="OpenSymbol3" style:font-name-complex="OpenSymbol3"/>
    </style:style>
    <style:style style:name="T175" style:family="text">
      <style:text-properties style:text-position="0% 100%" fo:letter-spacing="-0.007cm" officeooo:rsid="005633a1" style:font-name-asian="OpenSymbol3" style:font-name-complex="OpenSymbol3"/>
    </style:style>
    <style:style style:name="T176" style:family="text">
      <style:text-properties style:text-position="0% 100%" fo:letter-spacing="-0.007cm" officeooo:rsid="00554175" style:font-size-asian="10pt" style:font-style-asian="normal" style:font-size-complex="10pt" style:font-style-complex="normal"/>
    </style:style>
    <style:style style:name="T177" style:family="text">
      <style:text-properties style:text-position="0% 100%" fo:letter-spacing="-0.007cm" officeooo:rsid="0053dd2d" style:font-size-asian="10pt" style:font-style-asian="normal" style:font-size-complex="10pt" style:font-style-complex="normal"/>
    </style:style>
    <style:style style:name="T178" style:family="text">
      <style:text-properties style:text-position="0% 100%" fo:letter-spacing="-0.007cm" fo:font-weight="normal" officeooo:rsid="0053dd2d" style:font-size-asian="10pt" style:font-style-asian="normal" style:font-size-complex="10pt" style:font-style-complex="normal"/>
    </style:style>
    <style:style style:name="T179" style:family="text">
      <style:text-properties style:text-position="0% 100%" fo:letter-spacing="-0.007cm" fo:font-weight="normal" officeooo:rsid="00554175" style:font-size-asian="10pt" style:font-style-asian="normal" style:font-size-complex="10pt" style:font-style-complex="normal"/>
    </style:style>
    <style:style style:name="T180" style:family="text">
      <style:text-properties style:text-position="0% 100%" fo:letter-spacing="-0.007cm" fo:font-weight="normal" officeooo:rsid="0088c7f9" style:font-size-asian="10pt" style:font-style-asian="normal" style:font-size-complex="10pt" style:font-style-complex="normal"/>
    </style:style>
    <style:style style:name="T181" style:family="text">
      <style:text-properties style:text-position="0% 100%" fo:letter-spacing="-0.007cm" fo:font-weight="normal" officeooo:rsid="008a44a3" style:font-size-asian="10pt" style:font-style-asian="normal" style:font-size-complex="10pt" style:font-style-complex="normal"/>
    </style:style>
    <style:style style:name="T182" style:family="text">
      <style:text-properties style:text-position="0% 100%" fo:letter-spacing="-0.007cm" fo:font-weight="normal" officeooo:rsid="008bcb03" style:font-size-asian="10pt" style:font-style-asian="normal" style:font-size-complex="10pt" style:font-style-complex="normal"/>
    </style:style>
    <style:style style:name="T183" style:family="text">
      <style:text-properties style:text-position="0% 100%" fo:letter-spacing="-0.007cm" fo:font-weight="normal" officeooo:rsid="005633a1" style:font-size-asian="10pt" style:font-style-asian="normal" style:font-size-complex="10pt" style:font-style-complex="normal"/>
    </style:style>
    <style:style style:name="T184" style:family="text">
      <style:text-properties style:text-position="0% 100%" fo:letter-spacing="-0.007cm" fo:font-weight="normal" officeooo:rsid="009634c2" style:font-size-asian="10pt" style:font-style-asian="normal" style:font-size-complex="10pt" style:font-style-complex="normal"/>
    </style:style>
    <style:style style:name="T185" style:family="text">
      <style:text-properties style:text-position="0% 100%" fo:letter-spacing="-0.007cm" officeooo:rsid="005633a1"/>
    </style:style>
    <style:style style:name="T186" style:family="text">
      <style:text-properties style:text-position="0% 100%" fo:letter-spacing="-0.007cm" officeooo:rsid="009634c2"/>
    </style:style>
    <style:style style:name="T187" style:family="text">
      <style:text-properties style:text-position="0% 100%" fo:font-size="9pt" fo:font-weight="bold" officeooo:rsid="0041ddce" style:font-size-asian="9pt" style:font-weight-asian="bold" style:font-size-complex="9pt" style:font-weight-complex="bold"/>
    </style:style>
    <style:style style:name="T188" style:family="text">
      <style:text-properties style:text-position="0% 100%" fo:letter-spacing="-0.011cm" officeooo:rsid="00554175" style:font-name-asian="OpenSymbol3" style:font-name-complex="OpenSymbol3"/>
    </style:style>
    <style:style style:name="T189" style:family="text">
      <style:text-properties style:text-position="0% 100%" fo:font-size="10pt" fo:letter-spacing="-0.004cm" style:text-underline-style="none" fo:font-weight="normal" officeooo:rsid="0292e606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90" style:family="text">
      <style:text-properties style:text-position="0% 100%" fo:font-size="10pt" fo:font-weight="normal" officeooo:rsid="0074b221" style:font-size-asian="10pt" style:font-style-asian="normal" style:font-weight-asian="normal" style:font-size-complex="10pt" style:font-style-complex="normal" style:font-weight-complex="normal"/>
    </style:style>
    <style:style style:name="T191" style:family="text">
      <style:text-properties style:text-position="0% 100%" officeooo:rsid="007bb5a1" style:font-style-asian="normal" style:font-style-complex="normal"/>
    </style:style>
    <style:style style:name="T192" style:family="text">
      <style:text-properties style:text-position="0% 100%" officeooo:rsid="007d7072" style:font-style-asian="normal" style:font-style-complex="normal"/>
    </style:style>
    <style:style style:name="T193" style:family="text">
      <style:text-properties style:text-position="0% 100%" style:font-size-asian="10pt" style:font-style-asian="normal" style:font-size-complex="10pt" style:font-style-complex="normal"/>
    </style:style>
    <style:style style:name="T194" style:family="text">
      <style:text-properties style:text-position="0% 100%" officeooo:rsid="008262a3" style:font-size-asian="10pt" style:font-style-asian="normal" style:font-size-complex="10pt" style:font-style-complex="normal"/>
    </style:style>
    <style:style style:name="T195" style:family="text">
      <style:text-properties style:text-position="0% 100%" officeooo:rsid="00867244" style:font-size-asian="10pt" style:font-style-asian="normal" style:font-size-complex="10pt" style:font-style-complex="normal"/>
    </style:style>
    <style:style style:name="T196" style:family="text">
      <style:text-properties style:text-position="0% 100%" officeooo:rsid="0086bb02" style:font-size-asian="10pt" style:font-style-asian="normal" style:font-size-complex="10pt" style:font-style-complex="normal"/>
    </style:style>
    <style:style style:name="T197" style:family="text">
      <style:text-properties style:text-position="0% 100%" officeooo:rsid="0053dd2d" style:font-size-asian="10pt" style:font-style-asian="normal" style:font-size-complex="10pt" style:font-style-complex="normal"/>
    </style:style>
    <style:style style:name="T198" style:family="text">
      <style:text-properties style:text-position="0% 100%" officeooo:rsid="006d24fb" style:font-size-asian="10pt" style:font-style-asian="normal" style:font-size-complex="10pt" style:font-style-complex="normal"/>
    </style:style>
    <style:style style:name="T199" style:family="text">
      <style:text-properties style:text-position="0% 100%" officeooo:rsid="0086c902" style:font-size-asian="10pt" style:font-style-asian="normal" style:font-size-complex="10pt" style:font-style-complex="normal"/>
    </style:style>
    <style:style style:name="T200" style:family="text">
      <style:text-properties style:text-position="0% 100%" officeooo:rsid="0088c7f9" style:font-size-asian="10pt" style:font-style-asian="normal" style:font-size-complex="10pt" style:font-style-complex="normal"/>
    </style:style>
    <style:style style:name="T201" style:family="text">
      <style:text-properties style:text-position="0% 100%" officeooo:rsid="008a44a3" style:font-size-asian="10pt" style:font-style-asian="normal" style:font-size-complex="10pt" style:font-style-complex="normal"/>
    </style:style>
    <style:style style:name="T202" style:family="text">
      <style:text-properties style:text-position="0% 100%" officeooo:rsid="00554175" style:font-size-asian="10pt" style:font-style-asian="normal" style:font-size-complex="10pt" style:font-style-complex="normal"/>
    </style:style>
    <style:style style:name="T203" style:family="text">
      <style:text-properties style:text-position="0% 100%" officeooo:rsid="008bcb03" style:font-size-asian="10pt" style:font-style-asian="normal" style:font-size-complex="10pt" style:font-style-complex="normal"/>
    </style:style>
    <style:style style:name="T204" style:family="text">
      <style:text-properties style:text-position="0% 100%" officeooo:rsid="0095b77a" style:font-size-asian="10pt" style:font-style-asian="normal" style:font-size-complex="10pt" style:font-style-complex="normal"/>
    </style:style>
    <style:style style:name="T205" style:family="text">
      <style:text-properties style:text-position="0% 100%" style:font-name="OpenSymbol2" fo:font-weight="normal" officeooo:rsid="0075b56f" style:font-size-asian="10pt" style:font-style-asian="normal" style:font-weight-asian="normal" style:font-size-complex="10pt" style:font-style-complex="normal" style:font-weight-complex="normal"/>
    </style:style>
    <style:style style:name="T206" style:family="text">
      <style:text-properties style:text-position="0% 100%" style:font-name="OpenSymbol2" fo:font-weight="normal" officeooo:rsid="00789103" style:font-size-asian="10pt" style:font-style-asian="normal" style:font-weight-asian="normal" style:font-size-complex="10pt" style:font-style-complex="normal" style:font-weight-complex="normal"/>
    </style:style>
    <style:style style:name="T207" style:family="text">
      <style:text-properties style:text-position="0% 100%" style:font-name="OpenSymbol2" officeooo:rsid="00867244" style:font-size-asian="10pt" style:font-style-asian="normal" style:font-size-complex="10pt" style:font-style-complex="normal"/>
    </style:style>
    <style:style style:name="T208" style:family="text">
      <style:text-properties style:text-position="0% 100%" style:font-name="OpenSymbol2" officeooo:rsid="0086bb02" style:font-size-asian="10pt" style:font-style-asian="normal" style:font-size-complex="10pt" style:font-style-complex="normal"/>
    </style:style>
    <style:style style:name="T209" style:family="text">
      <style:text-properties style:text-position="0% 100%" style:font-name="OpenSymbol2" officeooo:rsid="0053dd2d" style:font-size-asian="10pt" style:font-style-asian="normal" style:font-size-complex="10pt" style:font-style-complex="normal"/>
    </style:style>
    <style:style style:name="T210" style:family="text">
      <style:text-properties style:text-position="0% 100%" style:font-name="OpenSymbol2" fo:letter-spacing="-0.007cm" fo:font-weight="normal" officeooo:rsid="008a44a3" style:font-size-asian="10pt" style:font-style-asian="normal" style:font-size-complex="10pt" style:font-style-complex="normal"/>
    </style:style>
    <style:style style:name="T211" style:family="text">
      <style:text-properties style:text-position="0% 100%" style:font-name="OpenSymbol4" fo:font-weight="normal" officeooo:rsid="0075b56f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212" style:family="text">
      <style:text-properties style:text-position="0% 100%" fo:letter-spacing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3" style:family="text">
      <style:text-properties style:text-position="0% 100%" fo:letter-spacing="normal" fo:font-weight="normal" officeooo:rsid="007733a6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style:text-position="0% 100%" fo:letter-spacing="normal" fo:font-weight="normal" officeooo:rsid="00789103" style:font-size-asian="10pt" style:font-style-asian="normal" style:font-weight-asian="normal" style:font-size-complex="10pt" style:font-style-complex="normal" style:font-weight-complex="normal"/>
    </style:style>
    <style:style style:name="T215" style:family="text">
      <style:text-properties style:text-position="0% 100%" officeooo:rsid="007d7072"/>
    </style:style>
    <style:style style:name="T216" style:family="text">
      <style:text-properties style:text-position="0% 100%" officeooo:rsid="0053216f"/>
    </style:style>
    <style:style style:name="T217" style:family="text">
      <style:text-properties style:text-position="0% 100%" officeooo:rsid="007e9b34" style:font-size-complex="10pt"/>
    </style:style>
    <style:style style:name="T218" style:family="text">
      <style:text-properties style:text-position="0% 100%" officeooo:rsid="00292a57" style:font-size-complex="10pt"/>
    </style:style>
    <style:style style:name="T219" style:family="text">
      <style:text-properties style:text-position="0% 100%" style:text-underline-style="none" fo:font-weight="normal" officeooo:rsid="00549d51" style:font-size-asian="10pt" style:font-style-asian="normal" style:font-weight-asian="normal" style:font-size-complex="10pt" style:font-style-complex="normal"/>
    </style:style>
    <style:style style:name="T220" style:family="text">
      <style:text-properties style:text-position="0% 100%" style:text-underline-style="none" fo:font-weight="normal" officeooo:rsid="008262a3" style:font-size-asian="10pt" style:font-style-asian="normal" style:font-weight-asian="normal" style:font-size-complex="10pt" style:font-style-complex="normal"/>
    </style:style>
    <style:style style:name="T221" style:family="text">
      <style:text-properties style:text-position="0% 100%" style:text-underline-style="none" fo:font-weight="normal" officeooo:rsid="008262a3" style:font-size-asian="10pt" style:font-style-asian="normal" style:font-weight-asian="normal" style:font-size-complex="10pt" style:font-style-complex="normal" style:font-weight-complex="bold"/>
    </style:style>
    <style:style style:name="T222" style:family="text">
      <style:text-properties style:text-position="0% 100%" fo:letter-spacing="-0.014cm" style:text-underline-style="none" fo:font-weight="normal" officeooo:rsid="004eb250" style:font-weight-asian="normal" style:font-weight-complex="normal"/>
    </style:style>
    <style:style style:name="T223" style:family="text">
      <style:text-properties style:text-position="0% 100%" fo:letter-spacing="-0.014cm" style:text-underline-style="none" fo:font-weight="normal" officeooo:rsid="0049621f" style:font-size-asian="10pt" style:font-style-asian="normal" style:font-weight-asian="normal" style:font-size-complex="10pt" style:font-style-complex="normal" style:font-weight-complex="normal"/>
    </style:style>
    <style:style style:name="T224" style:family="text">
      <style:text-properties style:text-position="0% 100%" fo:letter-spacing="-0.014cm" style:text-underline-style="none" fo:font-weight="normal" officeooo:rsid="0081371f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style:text-position="0% 100%" fo:letter-spacing="-0.014cm" style:text-underline-style="none" fo:font-weight="normal" officeooo:rsid="004eb250" style:font-size-asian="10pt" style:font-style-asian="normal" style:font-weight-asian="normal" style:font-size-complex="10pt" style:font-style-complex="normal" style:font-weight-complex="normal"/>
    </style:style>
    <style:style style:name="T226" style:family="text">
      <style:text-properties style:text-position="0% 100%" officeooo:rsid="0086c902"/>
    </style:style>
    <style:style style:name="T227" style:family="text">
      <style:text-properties style:text-position="0% 100%" officeooo:rsid="0053b80e"/>
    </style:style>
    <style:style style:name="T228" style:family="text">
      <style:text-properties style:text-position="0% 100%" style:font-name="Bitstream Vera Sans4" officeooo:rsid="008f5afa" style:font-name-asian="Bitstream Vera Sans4" style:font-style-asian="normal" style:font-name-complex="Bitstream Vera Sans4" style:font-style-complex="normal"/>
    </style:style>
    <style:style style:name="T229" style:family="text">
      <style:text-properties style:text-position="0% 100%" officeooo:rsid="009634c2"/>
    </style:style>
    <style:style style:name="T230" style:family="text">
      <style:text-properties style:use-window-font-color="true" loext:opacity="0%"/>
    </style:style>
    <style:style style:name="T231" style:family="text">
      <style:text-properties style:use-window-font-color="true" loext:opacity="0%" style:font-name="Bitstream Vera Sans6" fo:font-size="10pt" fo:letter-spacing="-0.011cm" fo:font-weight="normal" style:font-size-asian="10.5pt"/>
    </style:style>
    <style:style style:name="T232" style:family="text">
      <style:text-properties style:use-window-font-color="true" loext:opacity="0%" style:font-name="Bitstream Vera Sans6" fo:font-size="10pt" fo:letter-spacing="-0.011cm" fo:font-weight="normal" officeooo:rsid="00424987" style:font-size-asian="10.5pt"/>
    </style:style>
    <style:style style:name="T233" style:family="text">
      <style:text-properties style:use-window-font-color="true" loext:opacity="0%" style:font-name="Bitstream Vera Sans6" fo:font-size="10pt" fo:letter-spacing="-0.011cm" fo:font-style="normal" fo:font-weight="normal" officeooo:rsid="0042e7bd" style:font-size-asian="10.5pt" style:font-style-asian="normal" style:font-weight-asian="bold" style:font-style-complex="normal" style:font-weight-complex="normal" loext:shadow="none"/>
    </style:style>
    <style:style style:name="T234" style:family="text">
      <style:text-properties style:use-window-font-color="true" loext:opacity="0%" style:font-name="Bitstream Vera Sans6" fo:font-size="10pt" fo:letter-spacing="-0.004cm" fo:font-weight="normal" officeooo:rsid="0062b3c5" style:font-size-asian="10.5pt"/>
    </style:style>
    <style:style style:name="T235" style:family="text">
      <style:text-properties style:use-window-font-color="true" loext:opacity="0%" style:font-name="Bitstream Vera Sans6" fo:font-size="10pt" fo:letter-spacing="-0.004cm" fo:font-weight="normal" officeooo:rsid="006b1ecf" style:font-size-asian="10.5pt"/>
    </style:style>
    <style:style style:name="T236" style:family="text">
      <style:text-properties style:use-window-font-color="true" loext:opacity="0%" fo:font-weight="normal" style:font-weight-asian="normal" style:font-weight-complex="normal"/>
    </style:style>
    <style:style style:name="T237" style:family="text">
      <style:text-properties style:use-window-font-color="true" loext:opacity="0%" fo:font-weight="normal" officeooo:rsid="0027aa19" style:font-weight-asian="normal" style:font-weight-complex="normal"/>
    </style:style>
    <style:style style:name="T238" style:family="text">
      <style:text-properties style:use-window-font-color="true" loext:opacity="0%" fo:font-weight="normal" officeooo:rsid="00294385" style:font-weight-asian="normal" style:font-weight-complex="normal"/>
    </style:style>
    <style:style style:name="T239" style:family="text">
      <style:text-properties style:use-window-font-color="true" loext:opacity="0%" fo:font-weight="normal" officeooo:rsid="002a74d2" style:font-weight-asian="normal" style:font-weight-complex="normal"/>
    </style:style>
    <style:style style:name="T240" style:family="text">
      <style:text-properties style:use-window-font-color="true" loext:opacity="0%" fo:font-weight="normal" officeooo:rsid="002c46e8" style:font-weight-asian="normal" style:font-weight-complex="normal"/>
    </style:style>
    <style:style style:name="T241" style:family="text">
      <style:text-properties style:use-window-font-color="true" loext:opacity="0%" fo:font-weight="normal" officeooo:rsid="002ae01a" style:font-weight-asian="normal" style:font-weight-complex="normal"/>
    </style:style>
    <style:style style:name="T242" style:family="text">
      <style:text-properties style:use-window-font-color="true" loext:opacity="0%" fo:font-weight="normal" officeooo:rsid="00646c6a" style:font-weight-asian="normal" style:font-weight-complex="normal"/>
    </style:style>
    <style:style style:name="T243" style:family="text">
      <style:text-properties style:use-window-font-color="true" loext:opacity="0%" style:font-name="OpenSymbol3"/>
    </style:style>
    <style:style style:name="T244" style:family="text">
      <style:text-properties style:use-window-font-color="true" loext:opacity="0%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5" style:family="text">
      <style:text-properties style:font-name="Bitstream Vera Sans5" fo:font-size="10pt" fo:font-style="normal"/>
    </style:style>
    <style:style style:name="T246" style:family="text">
      <style:text-properties style:font-name="Bitstream Vera Sans5" officeooo:rsid="00733aa9" style:font-name-asian="Bitstream Vera Sans5" style:font-name-complex="Bitstream Vera Sans5"/>
    </style:style>
    <style:style style:name="T247" style:family="text">
      <style:text-properties style:font-name="Bitstream Vera Sans5" fo:font-weight="normal" officeooo:rsid="007237c6" style:font-name-asian="Bitstream Vera Sans5" style:font-name-complex="Bitstream Vera Sans5"/>
    </style:style>
    <style:style style:name="T248" style:family="text">
      <style:text-properties style:font-name="Bitstream Vera Sans5" fo:font-weight="normal" officeooo:rsid="00733aa9" style:font-name-asian="Bitstream Vera Sans5" style:font-name-complex="Bitstream Vera Sans5"/>
    </style:style>
    <style:style style:name="T249" style:family="text">
      <style:text-properties style:font-name="Bitstream Vera Sans5" fo:letter-spacing="-0.011cm" officeooo:rsid="00734aab" style:font-name-asian="Bitstream Vera Sans5" style:font-name-complex="Bitstream Vera Sans5"/>
    </style:style>
    <style:style style:name="T250" style:family="text">
      <style:text-properties officeooo:rsid="0031a6ff"/>
    </style:style>
    <style:style style:name="T251" style:family="text">
      <style:text-properties officeooo:rsid="00146ae2"/>
    </style:style>
    <style:style style:name="T252" style:family="text">
      <style:text-properties officeooo:rsid="0039a25e"/>
    </style:style>
    <style:style style:name="T253" style:family="text">
      <style:text-properties officeooo:rsid="003a143b"/>
    </style:style>
    <style:style style:name="T254" style:family="text">
      <style:text-properties style:font-name="Bitstream Vera Sans1"/>
    </style:style>
    <style:style style:name="T255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256" style:family="text">
      <style:text-properties style:font-name="Bitstream Vera Sans1" fo:font-size="10pt" fo:font-style="normal" officeooo:rsid="0117253f" style:font-size-asian="10pt" style:font-style-asian="normal" style:font-size-complex="10pt" style:font-style-complex="normal"/>
    </style:style>
    <style:style style:name="T257" style:family="text">
      <style:text-properties style:font-name="Bitstream Vera Sans1" fo:font-size="10pt" fo:font-style="normal" officeooo:rsid="004b3585" style:font-size-asian="10pt" style:font-style-asian="normal" style:font-size-complex="10pt" style:font-style-complex="normal"/>
    </style:style>
    <style:style style:name="T258" style:family="text">
      <style:text-properties style:font-name="Bitstream Vera Sans1" fo:font-size="10pt" fo:letter-spacing="normal" fo:font-style="normal" officeooo:rsid="008595ec"/>
    </style:style>
    <style:style style:name="T259" style:family="text">
      <style:text-properties style:font-name="Bitstream Vera Sans1" fo:font-size="10pt" fo:letter-spacing="normal" fo:font-style="normal" officeooo:rsid="0117253f"/>
    </style:style>
    <style:style style:name="T260" style:family="text">
      <style:text-properties style:font-name="Bitstream Vera Sans1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61" style:family="text">
      <style:text-properties style:font-name="Bitstream Vera Sans1" fo:font-style="normal" fo:font-weight="bold" officeooo:rsid="005189cd" fo:background-color="transparent" loext:char-shading-value="0" style:font-style-asian="normal" style:font-weight-asian="bold" style:font-style-complex="normal" style:font-weight-complex="bold"/>
    </style:style>
    <style:style style:name="T262" style:family="text">
      <style:text-properties officeooo:rsid="00496c5d"/>
    </style:style>
    <style:style style:name="T263" style:family="text">
      <style:text-properties fo:font-size="10pt" style:font-size-asian="10pt" style:font-size-complex="10pt"/>
    </style:style>
    <style:style style:name="T264" style:family="text">
      <style:text-properties fo:font-size="10pt" officeooo:rsid="00170cc5" style:font-size-asian="10pt" style:font-size-complex="10pt"/>
    </style:style>
    <style:style style:name="T265" style:family="text">
      <style:text-properties fo:font-size="10pt" officeooo:rsid="0042e7bd" style:font-size-asian="10pt" style:font-size-complex="10pt"/>
    </style:style>
    <style:style style:name="T266" style:family="text">
      <style:text-properties fo:font-size="10pt" officeooo:rsid="0075b56f" style:font-size-asian="10pt" style:font-size-complex="10pt"/>
    </style:style>
    <style:style style:name="T267" style:family="text">
      <style:text-properties fo:font-size="10pt" fo:letter-spacing="-0.011cm" style:font-size-asian="10pt" style:font-size-complex="10pt"/>
    </style:style>
    <style:style style:name="T268" style:family="text">
      <style:text-properties officeooo:rsid="00170cc5"/>
    </style:style>
    <style:style style:name="T269" style:family="text">
      <style:text-properties officeooo:rsid="0015a539"/>
    </style:style>
    <style:style style:name="T270" style:family="text">
      <style:text-properties officeooo:rsid="0062b3c5"/>
    </style:style>
    <style:style style:name="T271" style:family="text">
      <style:text-properties style:text-underline-style="none" fo:font-weight="normal" officeooo:rsid="003b4928" style:font-weight-asian="normal"/>
    </style:style>
    <style:style style:name="T272" style:family="text">
      <style:text-properties style:text-underline-style="none" fo:font-weight="normal" officeooo:rsid="00592dd0" style:font-weight-asian="normal" style:font-size-complex="10pt" style:font-weight-complex="normal"/>
    </style:style>
    <style:style style:name="T273" style:family="text">
      <style:text-properties style:text-underline-style="none" fo:font-weight="normal" officeooo:rsid="003b4928" style:font-weight-asian="normal" style:font-weight-complex="normal"/>
    </style:style>
    <style:style style:name="T274" style:family="text">
      <style:text-properties style:text-underline-style="none" fo:font-weight="normal" officeooo:rsid="0080ab99" style:font-weight-asian="normal" style:font-weight-complex="normal"/>
    </style:style>
    <style:style style:name="T275" style:family="text">
      <style:text-properties style:text-underline-style="none" fo:font-weight="normal" officeooo:rsid="00405249" style:font-weight-asian="normal"/>
    </style:style>
    <style:style style:name="T276" style:family="text">
      <style:text-properties style:text-underline-style="none" fo:font-weight="normal" officeooo:rsid="0080ab99" style:font-weight-asian="normal"/>
    </style:style>
    <style:style style:name="T277" style:family="text">
      <style:text-properties fo:color="#ea7500" loext:opacity="100%" fo:font-weight="normal" style:font-weight-asian="normal" style:font-weight-complex="normal"/>
    </style:style>
    <style:style style:name="T278" style:family="text">
      <style:text-properties style:text-position="super 58%" officeooo:rsid="0053216f"/>
    </style:style>
    <style:style style:name="T279" style:family="text">
      <style:text-properties style:text-position="super 58%" officeooo:rsid="005633a1" style:font-name-asian="OpenSymbol3" style:font-name-complex="OpenSymbol3"/>
    </style:style>
    <style:style style:name="T280" style:family="text">
      <style:text-properties style:text-position="super 58%" officeooo:rsid="006b1ecf" style:font-name-asian="OpenSymbol3" style:font-name-complex="OpenSymbol3"/>
    </style:style>
    <style:style style:name="T281" style:family="text">
      <style:text-properties style:text-position="super 58%" fo:letter-spacing="-0.007cm" officeooo:rsid="006b1ecf" style:font-name-asian="OpenSymbol3" style:font-name-complex="OpenSymbol3"/>
    </style:style>
    <style:style style:name="T282" style:family="text">
      <style:text-properties style:text-position="super 58%" fo:letter-spacing="-0.007cm" fo:font-weight="normal" officeooo:rsid="008bcb03" style:font-size-asian="10pt" style:font-style-asian="normal" style:font-size-complex="10pt" style:font-style-complex="normal"/>
    </style:style>
    <style:style style:name="T283" style:family="text">
      <style:text-properties style:text-position="super 58%" fo:font-size="9pt" fo:font-weight="bold" officeooo:rsid="0041ddce" style:font-size-asian="9pt" style:font-weight-asian="bold" style:font-size-complex="9pt" style:font-weight-complex="bold"/>
    </style:style>
    <style:style style:name="T284" style:family="text">
      <style:text-properties style:text-position="super 58%" officeooo:rsid="007d7072"/>
    </style:style>
    <style:style style:name="T285" style:family="text">
      <style:text-properties style:text-position="super 58%" officeooo:rsid="007e9b34"/>
    </style:style>
    <style:style style:name="T286" style:family="text">
      <style:text-properties officeooo:rsid="0042e7b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008595ec" style:font-weight-asian="bold" style:font-weight-complex="bold"/>
    </style:style>
    <style:style style:name="T289" style:family="text">
      <style:text-properties officeooo:rsid="004797dc"/>
    </style:style>
    <style:style style:name="T290" style:family="text">
      <style:text-properties officeooo:rsid="0049621f"/>
    </style:style>
    <style:style style:name="T291" style:family="text">
      <style:text-properties officeooo:rsid="00549d51" style:font-size-complex="10pt"/>
    </style:style>
    <style:style style:name="T292" style:family="text">
      <style:text-properties style:font-name="OpenSymbol" fo:letter-spacing="-0.014cm" style:text-underline-style="none" fo:font-weight="normal" officeooo:rsid="004eb250" style:font-name-asian="OpenSymbol3" style:font-weight-asian="normal" style:font-name-complex="OpenSymbol3"/>
    </style:style>
    <style:style style:name="T293" style:family="text">
      <style:text-properties officeooo:rsid="00292a57"/>
    </style:style>
    <style:style style:name="T294" style:family="text">
      <style:text-properties officeooo:rsid="0053216f"/>
    </style:style>
    <style:style style:name="T295" style:family="text">
      <style:text-properties officeooo:rsid="0053b80e"/>
    </style:style>
    <style:style style:name="T296" style:family="text">
      <style:text-properties officeooo:rsid="0053dd2d"/>
    </style:style>
    <style:style style:name="T297" style:family="text">
      <style:text-properties officeooo:rsid="00554175"/>
    </style:style>
    <style:style style:name="T298" style:family="text">
      <style:text-properties fo:font-weight="normal" style:font-weight-asian="normal" style:font-weight-complex="normal"/>
    </style:style>
    <style:style style:name="T299" style:family="text">
      <style:text-properties fo:font-weight="normal" officeooo:rsid="00292a57" style:font-weight-asian="normal" style:font-weight-complex="normal"/>
    </style:style>
    <style:style style:name="T300" style:family="text">
      <style:text-properties fo:font-weight="normal" officeooo:rsid="00549d51" style:font-weight-asian="normal" style:font-size-complex="10pt" style:font-weight-complex="normal"/>
    </style:style>
    <style:style style:name="T301" style:family="text">
      <style:text-properties fo:font-weight="normal" officeooo:rsid="007237c6"/>
    </style:style>
    <style:style style:name="T302" style:family="text">
      <style:text-properties fo:font-weight="normal" officeooo:rsid="00733aa9"/>
    </style:style>
    <style:style style:name="T303" style:family="text">
      <style:text-properties fo:font-weight="normal" officeooo:rsid="0075b56f" style:font-size-asian="9pt" style:font-size-complex="9pt"/>
    </style:style>
    <style:style style:name="T304" style:family="text">
      <style:text-properties fo:font-weight="normal" officeooo:rsid="0074b221" style:font-size-asian="9pt" style:font-size-complex="9pt"/>
    </style:style>
    <style:style style:name="T305" style:family="text">
      <style:text-properties fo:font-weight="normal" officeooo:rsid="00976d2f" style:font-size-asian="9pt" style:font-size-complex="9pt"/>
    </style:style>
    <style:style style:name="T306" style:family="text">
      <style:text-properties fo:font-weight="normal" officeooo:rsid="0086c902" style:font-size-asian="12pt" style:font-style-asian="italic" style:font-size-complex="12pt" style:font-style-complex="italic"/>
    </style:style>
    <style:style style:name="T307" style:family="text">
      <style:text-properties fo:letter-spacing="-0.004cm"/>
    </style:style>
    <style:style style:name="T308" style:family="text">
      <style:text-properties fo:letter-spacing="-0.004cm" officeooo:rsid="0062b3c5"/>
    </style:style>
    <style:style style:name="T309" style:family="text">
      <style:text-properties fo:letter-spacing="-0.004cm" officeooo:rsid="0042e7bd"/>
    </style:style>
    <style:style style:name="T310" style:family="text">
      <style:text-properties fo:letter-spacing="normal"/>
    </style:style>
    <style:style style:name="T311" style:family="text">
      <style:text-properties fo:letter-spacing="normal" officeooo:rsid="0041ddce"/>
    </style:style>
    <style:style style:name="T312" style:family="text">
      <style:text-properties fo:letter-spacing="normal" officeooo:rsid="0049621f"/>
    </style:style>
    <style:style style:name="T313" style:family="text">
      <style:text-properties officeooo:rsid="00646c6a"/>
    </style:style>
    <style:style style:name="T314" style:family="text">
      <style:text-properties officeooo:rsid="0040191b"/>
    </style:style>
    <style:style style:name="T315" style:family="text">
      <style:text-properties officeooo:rsid="0068ff95"/>
    </style:style>
    <style:style style:name="T316" style:family="text">
      <style:text-properties fo:font-size="9pt"/>
    </style:style>
    <style:style style:name="T317" style:family="text">
      <style:text-properties fo:font-size="9pt" fo:font-weight="bold" officeooo:rsid="0041ddce" style:font-size-asian="9pt" style:font-weight-asian="bold" style:font-size-complex="9pt" style:font-weight-complex="bold"/>
    </style:style>
    <style:style style:name="T318" style:family="text">
      <style:text-properties fo:font-size="9pt" fo:font-weight="normal" officeooo:rsid="0041ddce" style:font-size-asian="9pt" style:font-weight-asian="normal" style:font-size-complex="9pt" style:font-weight-complex="normal"/>
    </style:style>
    <style:style style:name="T319" style:family="text">
      <style:text-properties fo:font-size="9pt" officeooo:rsid="0074b221"/>
    </style:style>
    <style:style style:name="T320" style:family="text">
      <style:text-properties fo:font-size="9pt" officeooo:rsid="00976d2f"/>
    </style:style>
    <style:style style:name="T321" style:family="text">
      <style:text-properties fo:font-size="9pt" officeooo:rsid="0097be44"/>
    </style:style>
    <style:style style:name="T322" style:family="text">
      <style:text-properties style:font-name="Bitstream Vera Sans6" fo:font-size="9pt" fo:font-weight="bold" officeooo:rsid="0041ddce" style:font-size-asian="9pt" style:font-weight-asian="bold" style:font-size-complex="9pt" style:font-weight-complex="bold"/>
    </style:style>
    <style:style style:name="T323" style:family="text">
      <style:text-properties style:font-name="Bitstream Vera Sans6" fo:font-size="9pt" fo:font-weight="bold" officeooo:rsid="0068ff95" style:font-size-asian="9pt" style:font-weight-asian="bold" style:font-size-complex="9pt" style:font-weight-complex="bold"/>
    </style:style>
    <style:style style:name="T324" style:family="text">
      <style:text-properties style:font-name="Bitstream Vera Sans6" style:text-underline-style="none" fo:font-weight="normal" officeooo:rsid="0080ab99" style:font-weight-asian="normal" style:font-weight-complex="normal"/>
    </style:style>
    <style:style style:name="T325" style:family="text">
      <style:text-properties officeooo:rsid="006b1ecf"/>
    </style:style>
    <style:style style:name="T326" style:family="text">
      <style:text-properties officeooo:rsid="006d24fb"/>
    </style:style>
    <style:style style:name="T327" style:family="text">
      <style:text-properties fo:background-color="#ffff00" loext:char-shading-value="0"/>
    </style:style>
    <style:style style:name="T328" style:family="text">
      <style:text-properties officeooo:rsid="007237c6"/>
    </style:style>
    <style:style style:name="T329" style:family="text">
      <style:text-properties style:font-name="OpenSymbol2"/>
    </style:style>
    <style:style style:name="T330" style:family="text">
      <style:text-properties style:font-name="OpenSymbol2" officeooo:rsid="0053dd2d"/>
    </style:style>
    <style:style style:name="T331" style:family="text">
      <style:text-properties style:font-size-asian="10pt" style:font-size-complex="10pt"/>
    </style:style>
    <style:style style:name="T332" style:family="text">
      <style:text-properties style:font-name="OpenSymbol4" officeooo:rsid="00733aa9" style:font-name-asian="Bitstream Vera Sans5" style:font-name-complex="Bitstream Vera Sans5"/>
    </style:style>
    <style:style style:name="T333" style:family="text">
      <style:text-properties style:font-name="OpenSymbol4" fo:font-weight="normal" officeooo:rsid="007237c6" style:font-name-asian="Bitstream Vera Sans5" style:font-name-complex="Bitstream Vera Sans5"/>
    </style:style>
    <style:style style:name="T334" style:family="text">
      <style:text-properties style:font-name="OpenSymbol4" fo:font-weight="normal" officeooo:rsid="00733aa9" style:font-name-asian="Bitstream Vera Sans5" style:font-name-complex="Bitstream Vera Sans5"/>
    </style:style>
    <style:style style:name="T335" style:family="text">
      <style:text-properties style:font-name="OpenSymbol4" fo:letter-spacing="-0.011cm" officeooo:rsid="00734aab" style:font-name-asian="Bitstream Vera Sans5" style:font-name-complex="Bitstream Vera Sans5"/>
    </style:style>
    <style:style style:name="T336" style:family="text">
      <style:text-properties officeooo:rsid="00733aa9"/>
    </style:style>
    <style:style style:name="T337" style:family="text">
      <style:text-properties officeooo:rsid="00734aab"/>
    </style:style>
    <style:style style:name="T338" style:family="text">
      <style:text-properties officeooo:rsid="0074b221"/>
    </style:style>
    <style:style style:name="T339" style:family="text">
      <style:text-properties officeooo:rsid="0075b56f"/>
    </style:style>
    <style:style style:name="T340" style:family="text">
      <style:text-properties fo:letter-spacing="-0.007cm"/>
    </style:style>
    <style:style style:name="T341" style:family="text">
      <style:text-properties fo:letter-spacing="-0.007cm" officeooo:rsid="0075b56f"/>
    </style:style>
    <style:style style:name="T342" style:family="text">
      <style:text-properties fo:letter-spacing="-0.007cm" officeooo:rsid="003a143b"/>
    </style:style>
    <style:style style:name="T343" style:family="text">
      <style:text-properties fo:letter-spacing="-0.007cm" officeooo:rsid="00146ae2"/>
    </style:style>
    <style:style style:name="T344" style:family="text">
      <style:text-properties officeooo:rsid="007733a6"/>
    </style:style>
    <style:style style:name="T345" style:family="text">
      <style:text-properties fo:color="#b3b3b3" loext:opacity="100%" style:text-position="0% 100%" style:font-name="Bitstream Vera Sans5" fo:font-size="10pt" fo:letter-spacing="normal" fo:font-style="normal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46" style:family="text">
      <style:text-properties officeooo:rsid="00789103"/>
    </style:style>
    <style:style style:name="T347" style:family="text">
      <style:text-properties officeooo:rsid="007bb5a1"/>
    </style:style>
    <style:style style:name="T348" style:family="text">
      <style:text-properties officeooo:rsid="007d7072"/>
    </style:style>
    <style:style style:name="T349" style:family="text">
      <style:text-properties officeooo:rsid="007e9b34"/>
    </style:style>
    <style:style style:name="T350" style:family="text">
      <style:text-properties officeooo:rsid="007f2d02"/>
    </style:style>
    <style:style style:name="T351" style:family="text">
      <style:text-properties officeooo:rsid="002ae01a"/>
    </style:style>
    <style:style style:name="T352" style:family="text">
      <style:text-properties officeooo:rsid="0081371f"/>
    </style:style>
    <style:style style:name="T353" style:family="text">
      <style:text-properties style:text-position="sub 58%"/>
    </style:style>
    <style:style style:name="T354" style:family="text">
      <style:text-properties style:text-position="sub 58%" fo:font-weight="normal" officeooo:rsid="0081371f" style:font-size-asian="10pt" style:font-style-asian="normal" style:font-weight-asian="normal" style:font-size-complex="10pt" style:font-style-complex="normal" style:font-weight-complex="normal"/>
    </style:style>
    <style:style style:name="T355" style:family="text">
      <style:text-properties style:text-position="sub 58%" fo:letter-spacing="-0.014cm" style:text-underline-style="none" fo:font-weight="normal" officeooo:rsid="0081371f" style:font-size-asian="10pt" style:font-style-asian="normal" style:font-weight-asian="normal" style:font-size-complex="10pt" style:font-style-complex="normal" style:font-weight-complex="normal"/>
    </style:style>
    <style:style style:name="T356" style:family="text">
      <style:text-properties style:text-position="sub 58%" officeooo:rsid="009634c2"/>
    </style:style>
    <style:style style:name="T357" style:family="text">
      <style:text-properties officeooo:rsid="008262a3"/>
    </style:style>
    <style:style style:name="T358" style:family="text">
      <style:text-properties officeooo:rsid="00839c5c"/>
    </style:style>
    <style:style style:name="T359" style:family="text">
      <style:text-properties officeooo:rsid="008595ec"/>
    </style:style>
    <style:style style:name="T360" style:family="text">
      <style:text-properties officeooo:rsid="00867244"/>
    </style:style>
    <style:style style:name="T361" style:family="text">
      <style:text-properties officeooo:rsid="0086bb02"/>
    </style:style>
    <style:style style:name="T362" style:family="text">
      <style:text-properties officeooo:rsid="0086c902"/>
    </style:style>
    <style:style style:name="T363" style:family="text">
      <style:text-properties officeooo:rsid="0088c7f9"/>
    </style:style>
    <style:style style:name="T364" style:family="text">
      <style:text-properties officeooo:rsid="0095b77a"/>
    </style:style>
    <style:style style:name="T365" style:family="text">
      <style:text-properties officeooo:rsid="009634c2"/>
    </style:style>
    <style:style style:name="T366" style:family="text">
      <style:text-properties officeooo:rsid="00976d2f"/>
    </style:style>
    <style:style style:name="T36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c9211e" loext:opacity="100%" style:font-name="Bitstream Vera Sans1" fo:font-size="9pt" fo:font-weight="bold" style:font-size-asian="9pt" style:font-weight-asian="bold" style:font-size-complex="9pt" style:font-weight-complex="bold"/>
    </style:style>
    <style:style style:name="T3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73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_5f_formule_20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1" svg:stroke-width="0.019cm" svg:stroke-color="#000000" draw:marker-start="" draw:marker-start-width="0.302cm" draw:marker-start-center="false" draw:marker-end="" draw:marker-end-width="0.302cm" draw:marker-end-center="false" draw:fill="solid" draw:fill-color="#ffff00" draw:fill-image-width="0cm" draw:fill-image-height="0cm" draw:textarea-horizontal-align="justify" draw:textarea-vertical-align="middle" draw:auto-grow-height="true" draw:auto-grow-width="true" fo:min-height="0.436cm" fo:min-width="0.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22" svg:stroke-width="0.019cm" svg:stroke-color="#000000" draw:marker-start="" draw:marker-start-width="0.302cm" draw:marker-start-center="false" draw:marker-end="" draw:marker-end-width="0.302cm" draw:marker-end-center="false" draw:fill="solid" draw:fill-color="#ffff00" draw:fill-image-width="0cm" draw:fill-image-height="0cm" draw:textarea-horizontal-align="justify" draw:textarea-vertical-align="middle" draw:auto-grow-height="true" draw:auto-grow-width="true" fo:min-height="0.459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stroke-dash="Dashed_20__28_var_29__20_21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horizontal-align="justify" draw:textarea-vertical-align="middle" draw:auto-grow-height="true" draw:auto-grow-width="true" fo:min-height="0.436cm" fo:min-width="0.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22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horizontal-align="justify" draw:textarea-vertical-align="middle" draw:auto-grow-height="true" draw:auto-grow-width="true" fo:min-height="0.459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25cm" svg:stroke-color="#000000" draw:marker-start="" draw:marker-start-width="0.236cm" draw:marker-start-center="false" draw:marker-end="" draw:marker-end-width="0.236cm" draw:marker-end-center="false" draw:fill="solid" draw:fill-color="#ffffff" draw:textarea-horizontal-align="justify" draw:textarea-vertical-align="middle" draw:auto-grow-height="false" fo:min-height="3.648cm" fo:min-width="3.394cm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5cm" svg:stroke-color="#000000" draw:marker-start="" draw:marker-start-width="0.236cm" draw:marker-start-center="false" draw:marker-end="" draw:marker-end-width="0.236cm" draw:marker-end-center="false" draw:fill="solid" draw:fill-color="#ffffff" draw:textarea-horizontal-align="justify" draw:textarea-vertical-align="middle" draw:auto-grow-height="false" fo:min-height="1.055cm" fo:min-width="0.797cm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473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813cm" fo:min-width="0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407cm" fo:min-width="0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6688915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32" text:outline-level="1"><text:span text:style-name="Bold_5f_niv1"><text:span text:style-name="T9"> </text:span></text:span><text:span text:style-name="Bold_5f_niv1"><text:span text:style-name="T7">à</text:span></text:span><text:span text:style-name="Bold_5f_niv1"> la chandeleur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83281887" text:style-name="_5f_Numérotation_20_des_20_exercices_20_livrets">
        <text:list-header>
          <text:p text:style-name="P127">Pour réaliser une recette de crêpes, il faut 250 g de farine, trois œufs et un demi-litre de lait. Combien d’œufs faut-il pour 750 g de farine ?</text:p>
          <text:p text:style-name="P80"><text:span text:style-name="_5f_Correction_20_surligné"><text:span text:style-name="T328">N = </text:span></text:span><text:span text:style-name="_5f_Correction_20_surligné"><draw:frame draw:style-name="fr5" draw:name="Objet11" text:anchor-type="as-char" svg:width="1.457cm" svg:height="0.781cm" draw:z-index="3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orrection_20_surligné"><text:span text:style-name="T328">=</text:span></text:span><text:span text:style-name="_5f_Correction_20_surligné"><text:span text:style-name="T327"> 9</text:span></text:span></text:p>
          <text:p text:style-name="P128"><text:span text:style-name="_5f_Correction_20_surligné"><text:span text:style-name="T14">Il faut 9 œufs pour 750 g de farine.</text:span></text:span></text:p>
        </text:list-header>
      </text:list>
      <text:list xml:id="list222721773185051" text:continue-list="list4096688915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3" text:outline-level="1"> Dans une épicerie, le prix des fruits est proportionnel à la masse achetée. Calcule les prix en euros en fonction des masses données.</text:h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6"/>
        <table:table-header-rows>
          <table:table-row table:style-name="Table3.1">
            <table:table-cell table:style-name="Table3.A1" office:value-type="string">
              <text:list xml:id="list222723187214706" text:continue-list="list283281887" text:style-name="_5f_Numérotation_20_des_20_exercices_20_livrets">
                <text:list-header>
                  <text:p text:style-name="P108">Masse en kg</text:p>
                </text:list-header>
              </text:list>
            </table:table-cell>
            <table:table-cell table:style-name="Table3.B1" office:value-type="string">
              <text:list xml:id="list222723332592408" text:continue-numbering="true" text:style-name="_5f_Numérotation_20_des_20_exercices_20_livrets">
                <text:list-header>
                  <text:p text:style-name="P111">0,8</text:p>
                </text:list-header>
              </text:list>
            </table:table-cell>
            <table:table-cell table:style-name="Table3.C1" office:value-type="string">
              <text:list xml:id="list222722738729020" text:continue-numbering="true" text:style-name="_5f_Numérotation_20_des_20_exercices_20_livrets">
                <text:list-header>
                  <text:p text:style-name="P111">1,1</text:p>
                </text:list-header>
              </text:list>
            </table:table-cell>
            <table:table-cell table:style-name="Table3.D1" office:value-type="float" office:value="1.6">
              <text:list xml:id="list222722748266329" text:continue-numbering="true" text:style-name="_5f_Numérotation_20_des_20_exercices_20_livrets">
                <text:list-header>
                  <text:p text:style-name="P111">1,6</text:p>
                </text:list-header>
              </text:list>
            </table:table-cell>
            <table:table-cell table:style-name="Table3.E1" office:value-type="string">
              <text:list xml:id="list222721711404070" text:continue-numbering="true" text:style-name="_5f_Numérotation_20_des_20_exercices_20_livrets">
                <text:list-header>
                  <text:p text:style-name="P111">1,9</text:p>
                </text:list-header>
              </text:list>
            </table:table-cell>
            <table:table-cell table:style-name="Table3.F1" office:value-type="float" office:value="2.3">
              <text:list xml:id="list222721561566563" text:continue-numbering="true" text:style-name="_5f_Numérotation_20_des_20_exercices_20_livrets">
                <text:list-header>
                  <text:p text:style-name="P111">2,3</text:p>
                </text:list-header>
              </text:list>
            </table:table-cell>
            <table:table-cell table:style-name="Table3.G1" office:value-type="string">
              <text:list xml:id="list222722758789127" text:continue-numbering="true" text:style-name="_5f_Numérotation_20_des_20_exercices_20_livrets">
                <text:list-header>
                  <text:p text:style-name="P111">3</text:p>
                </text:list-header>
              </text:list>
            </table:table-cell>
          </table:table-row>
        </table:table-header-rows>
        <table:table-row table:style-name="Table3.1">
          <table:table-cell table:style-name="Table3.A2" office:value-type="string">
            <text:list xml:id="list222722626387134" text:continue-numbering="true" text:style-name="_5f_Numérotation_20_des_20_exercices_20_livrets">
              <text:list-header>
                <text:p text:style-name="P90">Prix en €</text:p>
              </text:list-header>
            </text:list>
          </table:table-cell>
          <table:table-cell table:style-name="Table3.B2" office:value-type="string">
            <text:list xml:id="list222723428679696" text:continue-numbering="true" text:style-name="_5f_Numérotation_20_des_20_exercices_20_livrets">
              <text:list-header>
                <text:p text:style-name="P93">2,16</text:p>
              </text:list-header>
            </text:list>
          </table:table-cell>
          <table:table-cell table:style-name="Table3.C2" office:value-type="float" office:value="2.97">
            <text:list xml:id="list222722074838561" text:continue-numbering="true" text:style-name="_5f_Numérotation_20_des_20_exercices_20_livrets">
              <text:list-header>
                <text:p text:style-name="P96"><text:span text:style-name="_5f_Correction_20_surligné">2,97</text:span></text:p>
              </text:list-header>
            </text:list>
          </table:table-cell>
          <table:table-cell table:style-name="Table3.D2" office:value-type="float" office:value="4.32">
            <text:list xml:id="list222722640610573" text:continue-numbering="true" text:style-name="_5f_Numérotation_20_des_20_exercices_20_livrets">
              <text:list-header>
                <text:p text:style-name="P96"><text:span text:style-name="_5f_Correction_20_surligné">4,32</text:span></text:p>
              </text:list-header>
            </text:list>
          </table:table-cell>
          <table:table-cell table:style-name="Table3.E2" office:value-type="float" office:value="5.13">
            <text:list xml:id="list222722457954107" text:continue-numbering="true" text:style-name="_5f_Numérotation_20_des_20_exercices_20_livrets">
              <text:list-header>
                <text:p text:style-name="P96"><text:span text:style-name="_5f_Correction_20_surligné">5,13</text:span></text:p>
              </text:list-header>
            </text:list>
          </table:table-cell>
          <table:table-cell table:style-name="Table3.F2" office:value-type="float" office:value="6.21">
            <text:list xml:id="list222721886408361" text:continue-numbering="true" text:style-name="_5f_Numérotation_20_des_20_exercices_20_livrets">
              <text:list-header>
                <text:p text:style-name="P96"><text:span text:style-name="_5f_Correction_20_surligné">6,21</text:span></text:p>
              </text:list-header>
            </text:list>
          </table:table-cell>
          <table:table-cell table:style-name="Table3.G2" office:value-type="float" office:value="8.1">
            <text:list xml:id="list222721420855482" text:continue-numbering="true" text:style-name="_5f_Numérotation_20_des_20_exercices_20_livrets">
              <text:list-header>
                <text:p text:style-name="P96"><text:span text:style-name="_5f_Correction_20_surligné">8,1</text:span></text:p>
              </text:list-header>
            </text:list>
          </table:table-cell>
        </table:table-row>
      </table:table>
      <text:list xml:id="list222722521121567" text:continue-list="list222721773185051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4" text:outline-level="1"><text:span text:style-name="Bold_5f_niv2"><text:span text:style-name="T277"> </text:span></text:span><text:span text:style-name="Bold_5f_niv1">Vive le printemp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723327290481" text:continue-list="list222721420855482" text:style-name="_5f_Numérotation_20_des_20_exercices_20_livrets">
        <text:list-header>
          <text:p text:style-name="P130">Un bouquet de cinq jonquilles coûte 4,50 €. </text:p>
          <text:p text:style-name="P133">On veut calculer le prix d’un bouquet de sept jonquilles.</text:p>
        </text:list-header>
      </text:list>
      <text:p text:style-name="P25"><text:span text:style-name="T10">Détermine </text:span><text:span text:style-name="_5f_variable"><text:span text:style-name="T11">x</text:span></text:span><text:span text:style-name="T10"> à l’aide du tableau de proportionnalité suivant.</text:span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 table:style-name="Table1.1">
            <table:table-cell table:style-name="Table1.A1" office:value-type="string">
              <text:list xml:id="list222723415575519" text:continue-numbering="true" text:style-name="_5f_Numérotation_20_des_20_exercices_20_livrets">
                <text:list-header>
                  <text:p text:style-name="P108">Nombre de jonquilles</text:p>
                </text:list-header>
              </text:list>
            </table:table-cell>
            <table:table-cell table:style-name="Table1.B1" office:value-type="string">
              <text:list xml:id="list222721892753217" text:continue-numbering="true" text:style-name="_5f_Numérotation_20_des_20_exercices_20_livrets">
                <text:list-header>
                  <text:p text:style-name="P111">5</text:p>
                </text:list-header>
              </text:list>
            </table:table-cell>
            <table:table-cell table:style-name="Table1.C1" office:value-type="string">
              <text:list xml:id="list222722060524898" text:continue-numbering="true" text:style-name="_5f_Numérotation_20_des_20_exercices_20_livrets">
                <text:list-header>
                  <text:p text:style-name="P111">7</text:p>
                </text:list-header>
              </text:list>
            </table:table-cell>
          </table:table-row>
        </table:table-header-rows>
        <table:table-row table:style-name="Table1.1">
          <table:table-cell table:style-name="Table1.A2" office:value-type="string">
            <text:list xml:id="list222721786076807" text:continue-numbering="true" text:style-name="_5f_Numérotation_20_des_20_exercices_20_livrets">
              <text:list-header>
                <text:p text:style-name="P90">Prix en €</text:p>
              </text:list-header>
            </text:list>
          </table:table-cell>
          <table:table-cell table:style-name="Table1.B2" office:value-type="string">
            <text:list xml:id="list222722769778577" text:continue-numbering="true" text:style-name="_5f_Numérotation_20_des_20_exercices_20_livrets">
              <text:list-header>
                <text:p text:style-name="P93">4,50</text:p>
              </text:list-header>
            </text:list>
          </table:table-cell>
          <table:table-cell table:style-name="Table1.C2" office:value-type="string">
            <text:list xml:id="list222721561075885" text:continue-numbering="true" text:style-name="_5f_Numérotation_20_des_20_exercices_20_livrets">
              <text:list-header>
                <text:p text:style-name="P102">x</text:p>
              </text:list-header>
            </text:list>
          </table:table-cell>
        </table:table-row>
      </table:table>
      <text:list xml:id="list222722469911880" text:continue-numbering="true" text:style-name="_5f_Numérotation_20_des_20_exercices_20_livrets">
        <text:list-header>
          <text:p text:style-name="P131"><text:span text:style-name="_5f_Correction_20_surligné"><text:span text:style-name="T301">Il s’agit d’un </text:span></text:span><text:span text:style-name="_5f_Correction_20_surligné"><text:span text:style-name="T302">tableau</text:span></text:span><text:span text:style-name="_5f_Correction_20_surligné"><text:span text:style-name="T301"> de proportionnalité <text:s/></text:span></text:span><text:span text:style-name="_5f_Correction_20_surligné"><text:span text:style-name="T302">dont le coefficient est : 4,5 </text:span></text:span><text:span text:style-name="_5f_Correction_20_surligné"><text:span text:style-name="T334">÷</text:span></text:span><text:span text:style-name="_5f_Correction_20_surligné"><text:span text:style-name="T248"> 5 = 0,9 et 7 </text:span></text:span><text:span text:style-name="_5f_Correction_20_surligné"><text:span text:style-name="T334">×</text:span></text:span><text:span text:style-name="_5f_Correction_20_surligné"><text:span text:style-name="T248"> <text:s/>0,9 = 6,3</text:span></text:span></text:p>
          <text:p text:style-name="P131"><text:span text:style-name="_5f_Correction_20_surligné"><text:span text:style-name="T15">Un bouquet de sept jonquilles coûte </text:span></text:span><text:span text:style-name="_5f_Correction_20_surligné"><text:span text:style-name="T8">6,30 €.</text:span></text:span></text:p>
        </text:list-header>
      </text:list>
      <text:list xml:id="list222722774156110" text:continue-list="list222722521121567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4" text:outline-level="1"><text:span text:style-name="Bold_5f_niv1"><text:span text:style-name="T298"> </text:span></text:span><text:span text:style-name="Bold_5f_niv1">Recyclage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722990243855" text:continue-list="list222722469911880" text:style-name="_5f_Numérotation_20_des_20_exercices_20_livrets">
        <text:list-item>
          <text:list>
            <text:list-header>
              <text:p text:style-name="P136">Avec 75 bouteilles en plastique, on peut fabriquer trois pulls en maille polaire. Utilise le tableau de proportionnalité suivant pour calculer le nombre <text:span text:style-name="T20">x</text:span> de pulls fabriqués avec 825 bouteilles <text:span text:style-name="T250">en </text:span>plastique.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header-rows>
          <table:table-row table:style-name="Table2.1">
            <table:table-cell table:style-name="Table2.A1" office:value-type="string">
              <text:list xml:id="list222722593265407" text:continue-numbering="true" text:style-name="_5f_Numérotation_20_des_20_exercices_20_livrets">
                <text:list-header>
                  <text:p text:style-name="P108">Nombre de bouteilles</text:p>
                </text:list-header>
              </text:list>
            </table:table-cell>
            <table:table-cell table:style-name="Table2.B1" office:value-type="string">
              <text:list xml:id="list222722653781814" text:continue-numbering="true" text:style-name="_5f_Numérotation_20_des_20_exercices_20_livrets">
                <text:list-header>
                  <text:p text:style-name="P114">75</text:p>
                </text:list-header>
              </text:list>
            </table:table-cell>
            <table:table-cell table:style-name="Table2.C1" office:value-type="string">
              <text:list xml:id="list222722366449817" text:continue-numbering="true" text:style-name="_5f_Numérotation_20_des_20_exercices_20_livrets">
                <text:list-header>
                  <text:p text:style-name="P115"><text:span text:style-name="_5f_Correction_20_surligné">825</text:span>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list xml:id="list222721810610378" text:continue-numbering="true" text:style-name="_5f_Numérotation_20_des_20_exercices_20_livrets">
              <text:list-header>
                <text:p text:style-name="P90">Nombre de pulls</text:p>
              </text:list-header>
            </text:list>
          </table:table-cell>
          <table:table-cell table:style-name="Table2.B2" office:value-type="string">
            <text:list xml:id="list222722402116284" text:continue-numbering="true" text:style-name="_5f_Numérotation_20_des_20_exercices_20_livrets">
              <text:list-header>
                <text:p text:style-name="P97"><text:span text:style-name="_5f_Correction_20_surligné">3</text:span></text:p>
              </text:list-header>
            </text:list>
          </table:table-cell>
          <table:table-cell table:style-name="Table2.C2" office:value-type="string">
            <text:list xml:id="list222721735895950" text:continue-numbering="true" text:style-name="_5f_Numérotation_20_des_20_exercices_20_livrets">
              <text:list-header>
                <text:p text:style-name="P103">x</text:p>
              </text:list-header>
            </text:list>
          </table:table-cell>
        </table:table-row>
      </table:table>
      <text:list xml:id="list222722741641143" text:continue-numbering="true" text:style-name="_5f_Numérotation_20_des_20_exercices_20_livrets">
        <text:list-header>
          <text:p text:style-name="P128"><text:span text:style-name="_5f_Correction_20_surligné"><text:span text:style-name="T301">Il s’agit d’une situation de proportionnalité avec :</text:span></text:span></text:p>
          <text:p text:style-name="P128"><text:span text:style-name="_5f_Correction_20_surligné"><text:span text:style-name="T301">825 </text:span></text:span><text:span text:style-name="_5f_Correction_20_surligné"><text:span text:style-name="T130">= </text:span></text:span><text:span text:style-name="_5f_Correction_20_surligné"><text:span text:style-name="T247"><text:s/>75 </text:span></text:span><text:span text:style-name="_5f_Correction_20_surligné"><text:span text:style-name="T333">×</text:span></text:span><text:span text:style-name="_5f_Correction_20_surligné"><text:span text:style-name="T247"> 11 <text:s/>donc <text:s/></text:span></text:span><text:span text:style-name="_5f_Correction_20_surligné"><text:span text:style-name="T21">x</text:span></text:span><text:span text:style-name="_5f_Correction_20_surligné"> = 3 </text:span><text:span text:style-name="_5f_Correction_20_surligné"><text:span text:style-name="T331">× </text:span></text:span><text:span text:style-name="_5f_Correction_20_surligné"><text:span text:style-name="T48">11 <text:s/>= 33</text:span></text:span></text:p>
          <text:p text:style-name="P129"><text:span text:style-name="_5f_Correction_20_surligné"><text:span text:style-name="T14">Avec 825 bouteilles en plastique on peut fabriquer 33 pulls.</text:span></text:span></text:p>
          <text:p text:style-name="P129"><text:span text:style-name="_5f_Correction_20_surligné"/></text:p>
        </text:list-header>
      </text:list>
      <text:list xml:id="list222722680493533" text:continue-list="list222722774156110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5" text:outline-level="1"> Une voiture consomme en moyenne 4,9 L d’<text:span text:style-name="T313">essence</text:span> pour 100 km parcourus. Quelle quantité d’<text:span text:style-name="T313">essence</text:span> faut-il prévoir pour parcourir 196 km ?</text:h>
                    </text:list-item>
                  </text:list>
                </text:list-item>
              </text:list>
            </text:list-item>
          </text:list>
        </text:list-item>
      </text:list>
      <text:list xml:id="list3971292261" text:style-name="liste_5f_abc">
        <text:list-item>
          <text:p text:style-name="P137">Représente cette situation dans le tableau de proportionnalité suivant.</text:p>
        </text:list-item>
      </text:list>
      <table:table table:name="Tableau2" table:style-name="Tableau2">
        <table:table-column table:style-name="Tableau2.A"/>
        <table:table-column table:style-name="Tableau2.B" table:number-columns-repeated="2"/>
        <table:table-header-rows>
          <table:table-row table:style-name="Tableau2.1">
            <table:table-cell table:style-name="Tableau2.A1" office:value-type="string">
              <text:list xml:id="list222723454972369" text:continue-list="list222722741641143" text:style-name="_5f_Numérotation_20_des_20_exercices_20_livrets">
                <text:list-header>
                  <text:p text:style-name="P116"><text:span text:style-name="_5f_Correction_20_surligné">Distance (km)</text:span></text:p>
                </text:list-header>
              </text:list>
            </table:table-cell>
            <table:table-cell table:style-name="Tableau2.B1" office:value-type="float" office:value="100">
              <text:list xml:id="list222721573582744" text:continue-numbering="true" text:style-name="_5f_Numérotation_20_des_20_exercices_20_livrets">
                <text:list-header>
                  <text:p text:style-name="P116"><text:span text:style-name="_5f_Correction_20_surligné">100</text:span></text:p>
                </text:list-header>
              </text:list>
            </table:table-cell>
            <table:table-cell table:style-name="Tableau2.C1" office:value-type="float" office:value="196">
              <text:list xml:id="list222723280651140" text:continue-numbering="true" text:style-name="_5f_Numérotation_20_des_20_exercices_20_livrets">
                <text:list-header>
                  <text:p text:style-name="P116"><text:span text:style-name="_5f_Correction_20_surligné">196</text:span></text:p>
                </text:list-header>
              </text:list>
            </table:table-cell>
          </table:table-row>
        </table:table-header-rows>
        <table:table-row table:style-name="Tableau2.1">
          <table:table-cell table:style-name="Tableau2.A2" office:value-type="string">
            <text:list xml:id="list222722984869663" text:continue-numbering="true" text:style-name="_5f_Numérotation_20_des_20_exercices_20_livrets">
              <text:list-header>
                <text:p text:style-name="P101"><text:span text:style-name="_5f_Correction_20_surligné">Consommation (L)</text:span></text:p>
              </text:list-header>
            </text:list>
          </table:table-cell>
          <table:table-cell table:style-name="Tableau2.B2" office:value-type="float" office:value="4.9">
            <text:list xml:id="list222722066179562" text:continue-numbering="true" text:style-name="_5f_Numérotation_20_des_20_exercices_20_livrets">
              <text:list-header>
                <text:p text:style-name="P98"><text:span text:style-name="_5f_Correction_20_surligné">4,9</text:span></text:p>
              </text:list-header>
            </text:list>
          </table:table-cell>
          <table:table-cell table:style-name="Tableau2.C2" office:value-type="string">
            <text:list xml:id="list222722994438023" text:continue-numbering="true" text:style-name="_5f_Numérotation_20_des_20_exercices_20_livrets">
              <text:list-header>
                <text:p text:style-name="P99"/>
              </text:list-header>
            </text:list>
          </table:table-cell>
        </table:table-row>
      </table:table>
      <text:list xml:id="list222721675294130" text:continue-list="list3971292261" text:style-name="liste_5f_abc">
        <text:list-item>
          <text:p text:style-name="P138"><text:span text:style-name="T42">Calcule</text:span> la quantité d’<text:span text:style-name="T313">essence</text:span> cherchée.</text:p>
          <text:p text:style-name="P139"><text:span text:style-name="_5f_Correction_20_surligné"><text:span text:style-name="T301">Il s’agit d’une situation de proportionnalité avec :</text:span></text:span></text:p>
        </text:list-item>
      </text:list>
      <text:list xml:id="list222721753572920" text:continue-list="list222722994438023" text:style-name="_5f_Numérotation_20_des_20_exercices_20_livrets">
        <text:list-header>
          <text:p text:style-name="P81"><text:span text:style-name="_5f_Correction_20_surligné"><text:span text:style-name="T336">196 = 100 </text:span></text:span><text:span text:style-name="_5f_Correction_20_surligné"><text:span text:style-name="T332">×</text:span></text:span><text:span text:style-name="_5f_Correction_20_surligné"><text:span text:style-name="T246"> 1,96 </text:span></text:span><text:span text:style-name="_5f_Correction_20_surligné"><text:span text:style-name="T55">donc</text:span></text:span><text:span text:style-name="_5f_Correction_20_surligné"><text:span text:style-name="T246"> <text:s/>4,9 </text:span></text:span><text:span text:style-name="_5f_Correction_20_surligné"><text:span text:style-name="T332">×</text:span></text:span><text:span text:style-name="_5f_Correction_20_surligné"><text:span text:style-name="T246"> 1,96 <text:s/>= 9,604</text:span></text:span></text:p>
          <text:p text:style-name="P131"><text:span text:style-name="_5f_Correction_20_surligné"><text:span text:style-name="T14">On a donc besoin de 9,604 L de carburant. <text:s/>(Mais il est plus sage de prévoir 10 L !)</text:span></text:span></text:p>
        </text:list-header>
      </text:list>
      <text:list xml:id="list222722802500685" text:continue-list="list22272268049353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6" text:outline-level="1"> <text:span text:style-name="T307">Pour chaque tableau de proportionnalité, calcule la quatrième proportionnelle.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722826409424" text:continue-list="list222721753572920" text:style-name="_5f_Numérotation_20_des_20_exercices_20_livrets">
        <text:list-header>
          <text:p text:style-name="P168"/>
        </text:list-header>
      </text:list>
      <text:section text:style-name="Sect1" text:name="Section1">
        <table:table table:name="Tableau3" table:style-name="Tableau3">
          <table:table-column table:style-name="Tableau3.A"/>
          <table:table-column table:style-name="Tableau3.B" table:number-columns-repeated="2"/>
          <table:table-header-rows>
            <table:table-row>
              <table:table-cell table:style-name="Tableau3.A1" office:value-type="string">
                <text:list xml:id="list222722058352555" text:continue-list="list222721675294130" text:style-name="liste_5f_abc">
                  <text:list-item text:start-value="1">
                    <text:p text:style-name="P117"/>
                  </text:list-item>
                </text:list>
              </table:table-cell>
              <table:table-cell table:style-name="Tableau3.B1" office:value-type="string">
                <text:list xml:id="list222723058689428" text:continue-list="list222722826409424" text:style-name="_5f_Numérotation_20_des_20_exercices_20_livrets">
                  <text:list-header>
                    <text:p text:style-name="P111">152</text:p>
                  </text:list-header>
                </text:list>
              </table:table-cell>
              <table:table-cell table:style-name="Tableau3.C1" office:value-type="string">
                <text:list xml:id="list222722900761456" text:continue-numbering="true" text:style-name="_5f_Numérotation_20_des_20_exercices_20_livrets">
                  <text:list-header>
                    <text:p text:style-name="P111">1 596</text:p>
                  </text:list-header>
                </text:list>
              </table:table-cell>
            </table:table-row>
          </table:table-header-rows>
          <table:table-row>
            <table:table-cell table:style-name="Tableau3.A1" office:value-type="string">
              <text:list xml:id="list222723288814442" text:continue-numbering="true" text:style-name="_5f_Numérotation_20_des_20_exercices_20_livrets">
                <text:list-header>
                  <text:p text:style-name="P100"/>
                </text:list-header>
              </text:list>
            </table:table-cell>
            <table:table-cell table:style-name="Tableau3.B2" office:value-type="string">
              <text:list xml:id="list222721618070217" text:continue-numbering="true" text:style-name="_5f_Numérotation_20_des_20_exercices_20_livrets">
                <text:list-header>
                  <text:p text:style-name="P93">97</text:p>
                </text:list-header>
              </text:list>
            </table:table-cell>
            <table:table-cell table:style-name="Tableau3.C2" office:value-type="string">
              <text:list xml:id="list222721731091800" text:continue-numbering="true" text:style-name="_5f_Numérotation_20_des_20_exercices_20_livrets">
                <text:list-header>
                  <text:p text:style-name="P102">x</text:p>
                </text:list-header>
              </text:list>
            </table:table-cell>
          </table:table-row>
        </table:table>
        <text:list xml:id="list222723318201593" text:continue-numbering="true" text:style-name="_5f_Numérotation_20_des_20_exercices_20_livrets">
          <text:list-header>
            <text:p text:style-name="P217"><text:span text:style-name="_5f_Correction_20_surligné"><text:span text:style-name="T22">x</text:span></text:span><text:span text:style-name="_5f_Correction_20_surligné"> =</text:span><text:span text:style-name="_5f_pointillés_20_gris"><text:span text:style-name="T6"><draw:frame draw:style-name="fr5" draw:name="Objet4" text:anchor-type="as-char" svg:width="2.074cm" svg:height="0.87cm" draw:z-index="3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p text:style-name="P218"><text:span text:style-name="_5f_pointillés_20_gris"><text:span text:style-name="T230">Donc </text:span></text:span><text:span text:style-name="_5f_pointillés_20_gris"><text:span text:style-name="T244">x</text:span></text:span><text:span text:style-name="_5f_pointillés_20_gris"><text:span text:style-name="T230"> </text:span></text:span><text:span text:style-name="_5f_pointillés_20_gris"><text:span text:style-name="T243">=</text:span></text:span><text:span text:style-name="_5f_pointillés_20_gris"><text:span text:style-name="T230"> </text:span></text:span><text:span text:style-name="_5f_Correction_20_surligné"><text:span text:style-name="T230">1 018,5</text:span></text:span></text:p>
            <text:p text:style-name="P169"/>
          </text:list-header>
        </text:list>
        <table:table table:name="Tableau4" table:style-name="Tableau4">
          <table:table-column table:style-name="Tableau4.A"/>
          <table:table-column table:style-name="Tableau4.B" table:number-columns-repeated="2"/>
          <table:table-header-rows>
            <table:table-row>
              <table:table-cell table:style-name="Tableau4.A1" office:value-type="string">
                <text:list xml:id="list222723506289564" text:continue-list="list222722058352555" text:style-name="liste_5f_abc">
                  <text:list-item>
                    <text:p text:style-name="P117"/>
                  </text:list-item>
                </text:list>
              </table:table-cell>
              <table:table-cell table:style-name="Tableau4.B1" office:value-type="string">
                <text:list xml:id="list222723460007928" text:continue-list="list222723318201593" text:style-name="_5f_Numérotation_20_des_20_exercices_20_livrets">
                  <text:list-header>
                    <text:p text:style-name="P111">150</text:p>
                  </text:list-header>
                </text:list>
              </table:table-cell>
              <table:table-cell table:style-name="Tableau4.C1" office:value-type="string">
                <text:list xml:id="list222722570261372" text:continue-numbering="true" text:style-name="_5f_Numérotation_20_des_20_exercices_20_livrets">
                  <text:list-header>
                    <text:p text:style-name="P111">187,5</text:p>
                  </text:list-header>
                </text:list>
              </table:table-cell>
            </table:table-row>
          </table:table-header-rows>
          <table:table-row>
            <table:table-cell table:style-name="Tableau4.A1" office:value-type="string">
              <text:list xml:id="list222721513382195" text:continue-numbering="true" text:style-name="_5f_Numérotation_20_des_20_exercices_20_livrets">
                <text:list-header>
                  <text:p text:style-name="P100"/>
                </text:list-header>
              </text:list>
            </table:table-cell>
            <table:table-cell table:style-name="Tableau4.B2" office:value-type="string">
              <text:list xml:id="list222722867251542" text:continue-numbering="true" text:style-name="_5f_Numérotation_20_des_20_exercices_20_livrets">
                <text:list-header>
                  <text:p text:style-name="P102">z</text:p>
                </text:list-header>
              </text:list>
            </table:table-cell>
            <table:table-cell table:style-name="Tableau4.C2" office:value-type="string">
              <text:list xml:id="list222722499355171" text:continue-numbering="true" text:style-name="_5f_Numérotation_20_des_20_exercices_20_livrets">
                <text:list-header>
                  <text:p text:style-name="P93">28</text:p>
                </text:list-header>
              </text:list>
            </table:table-cell>
          </table:table-row>
        </table:table>
        <text:list xml:id="list222723371694408" text:continue-numbering="true" text:style-name="_5f_Numérotation_20_des_20_exercices_20_livrets">
          <text:list-header>
            <text:p text:style-name="P221"><text:span text:style-name="_5f_Correction_20_surligné"><text:span text:style-name="T25">z</text:span></text:span><text:span text:style-name="_5f_Correction_20_surligné"> = </text:span><text:span text:style-name="_5f_pointillés_20_gris"><text:span text:style-name="T6"><draw:frame draw:style-name="fr5" draw:name="Objet5" text:anchor-type="as-char" svg:width="1.819cm" svg:height="0.87cm" draw:z-index="3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<text:p text:style-name="P217"><text:span text:style-name="_5f_pointillés_20_gris"><text:span text:style-name="T23">Donc </text:span></text:span><text:span text:style-name="_5f_pointillés_20_gris"><text:span text:style-name="T24">z</text:span></text:span><text:span text:style-name="_5f_pointillés_20_gris"><text:span text:style-name="T23"> </text:span></text:span><text:span text:style-name="_5f_pointillés_20_gris"><text:span text:style-name="T28">=</text:span></text:span><text:span text:style-name="_5f_pointillés_20_gris"><text:span text:style-name="T23"> </text:span></text:span><text:span text:style-name="_5f_Correction_20_surligné">22,4</text:span></text:p>
          </text:list-header>
        </text:list>
        <table:table table:name="Tableau26" table:style-name="Tableau26">
          <table:table-column table:style-name="Tableau26.A"/>
          <table:table-column table:style-name="Tableau26.B" table:number-columns-repeated="2"/>
          <table:table-header-rows>
            <table:table-row>
              <table:table-cell table:style-name="Tableau26.A1" office:value-type="string">
                <text:list xml:id="list222722630203491" text:continue-list="list222723506289564" text:style-name="liste_5f_abc">
                  <text:list-item>
                    <text:p text:style-name="P118"/>
                  </text:list-item>
                </text:list>
              </table:table-cell>
              <table:table-cell table:style-name="Tableau26.B1" office:value-type="string">
                <text:list xml:id="list222722314170660" text:continue-list="list222723371694408" text:style-name="_5f_Numérotation_20_des_20_exercices_20_livrets">
                  <text:list-header>
                    <text:p text:style-name="P111">7</text:p>
                  </text:list-header>
                </text:list>
              </table:table-cell>
              <table:table-cell table:style-name="Tableau26.C1" office:value-type="string">
                <text:list xml:id="list222723507660007" text:continue-numbering="true" text:style-name="_5f_Numérotation_20_des_20_exercices_20_livrets">
                  <text:list-header>
                    <text:p text:style-name="P111">22</text:p>
                  </text:list-header>
                </text:list>
              </table:table-cell>
            </table:table-row>
          </table:table-header-rows>
          <table:table-row>
            <table:table-cell table:style-name="Tableau26.A1" office:value-type="string">
              <text:list xml:id="list222721880505321" text:continue-numbering="true" text:style-name="_5f_Numérotation_20_des_20_exercices_20_livrets">
                <text:list-header>
                  <text:p text:style-name="P100"/>
                </text:list-header>
              </text:list>
            </table:table-cell>
            <table:table-cell table:style-name="Tableau26.B2" office:value-type="string">
              <text:list xml:id="list222723113392823" text:continue-numbering="true" text:style-name="_5f_Numérotation_20_des_20_exercices_20_livrets">
                <text:list-header>
                  <text:p text:style-name="P93">32,55</text:p>
                </text:list-header>
              </text:list>
            </table:table-cell>
            <table:table-cell table:style-name="Tableau26.C2" office:value-type="string">
              <text:list xml:id="list222722046616796" text:continue-numbering="true" text:style-name="_5f_Numérotation_20_des_20_exercices_20_livrets">
                <text:list-header>
                  <text:p text:style-name="P102">y</text:p>
                </text:list-header>
              </text:list>
            </table:table-cell>
          </table:table-row>
        </table:table>
        <text:list xml:id="list222723440620691" text:continue-numbering="true" text:style-name="_5f_Numérotation_20_des_20_exercices_20_livrets">
          <text:list-header>
            <text:p text:style-name="P221"><text:span text:style-name="_5f_Correction_20_surligné"><text:span text:style-name="T20">y</text:span></text:span><text:span text:style-name="_5f_Correction_20_surligné"> =</text:span><text:span text:style-name="_5f_pointillés_20_gris"><text:span text:style-name="T6"><draw:frame draw:style-name="fr5" draw:name="Objet6" text:anchor-type="as-char" svg:width="2.154cm" svg:height="0.87cm" draw:z-index="4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<text:p text:style-name="P219"><text:span text:style-name="_5f_pointillés_20_gris"><text:span text:style-name="T230">Donc </text:span></text:span><text:span text:style-name="_5f_pointillés_20_gris"><text:span text:style-name="T244">y</text:span></text:span><text:span text:style-name="_5f_pointillés_20_gris"><text:span text:style-name="T230"> </text:span></text:span><text:span text:style-name="_5f_pointillés_20_gris"><text:span text:style-name="T243">=</text:span></text:span><text:span text:style-name="_5f_pointillés_20_gris"><text:span text:style-name="T230"> </text:span></text:span><text:span text:style-name="_5f_Correction_20_surligné"><text:span text:style-name="T230">102,3</text:span></text:span></text:p>
          </text:list-header>
        </text:list>
        <table:table table:name="Tableau5" table:style-name="Tableau5">
          <table:table-column table:style-name="Tableau5.A"/>
          <table:table-column table:style-name="Tableau5.B" table:number-columns-repeated="2"/>
          <table:table-header-rows>
            <table:table-row>
              <table:table-cell table:style-name="Tableau5.A1" office:value-type="string">
                <text:list xml:id="list222722079575280" text:continue-list="list222722630203491" text:style-name="liste_5f_abc">
                  <text:list-item>
                    <text:p text:style-name="P118"/>
                  </text:list-item>
                </text:list>
              </table:table-cell>
              <table:table-cell table:style-name="Tableau5.B1" office:value-type="string">
                <text:list xml:id="list222723210961654" text:continue-list="list222723440620691" text:style-name="_5f_Numérotation_20_des_20_exercices_20_livrets">
                  <text:list-header>
                    <text:p text:style-name="P119">t</text:p>
                  </text:list-header>
                </text:list>
              </table:table-cell>
              <table:table-cell table:style-name="Tableau5.C1" office:value-type="string">
                <text:list xml:id="list222722574494719" text:continue-numbering="true" text:style-name="_5f_Numérotation_20_des_20_exercices_20_livrets">
                  <text:list-header>
                    <text:p text:style-name="P111">147</text:p>
                  </text:list-header>
                </text:list>
              </table:table-cell>
            </table:table-row>
          </table:table-header-rows>
          <table:table-row>
            <table:table-cell table:style-name="Tableau5.A1" office:value-type="string">
              <text:list xml:id="list222723452805733" text:continue-numbering="true" text:style-name="_5f_Numérotation_20_des_20_exercices_20_livrets">
                <text:list-header>
                  <text:p text:style-name="P100"/>
                </text:list-header>
              </text:list>
            </table:table-cell>
            <table:table-cell table:style-name="Tableau5.B2" office:value-type="string">
              <text:list xml:id="list222722158968288" text:continue-numbering="true" text:style-name="_5f_Numérotation_20_des_20_exercices_20_livrets">
                <text:list-header>
                  <text:p text:style-name="P93">29,8</text:p>
                </text:list-header>
              </text:list>
            </table:table-cell>
            <table:table-cell table:style-name="Tableau5.C2" office:value-type="string">
              <text:list xml:id="list222723110517697" text:continue-numbering="true" text:style-name="_5f_Numérotation_20_des_20_exercices_20_livrets">
                <text:list-header>
                  <text:p text:style-name="P93">365,05</text:p>
                </text:list-header>
              </text:list>
            </table:table-cell>
          </table:table-row>
        </table:table>
        <text:list xml:id="list222721906550974" text:continue-numbering="true" text:style-name="_5f_Numérotation_20_des_20_exercices_20_livrets">
          <text:list-header>
            <text:p text:style-name="P221"><text:span text:style-name="_5f_Correction_20_surligné"><text:span text:style-name="T20">t</text:span></text:span><text:span text:style-name="_5f_Correction_20_surligné"> =</text:span><text:span text:style-name="_5f_pointillés_20_gris"><text:span text:style-name="T6"><draw:frame draw:style-name="fr5" draw:name="Objet7" text:anchor-type="as-char" svg:width="2.154cm" svg:height="0.87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<text:p text:style-name="P220"><text:span text:style-name="_5f_pointillés_20_gris"><text:span text:style-name="T23">Donc </text:span></text:span><text:span text:style-name="_5f_pointillés_20_gris"><text:span text:style-name="T24">t</text:span></text:span><text:span text:style-name="_5f_pointillés_20_gris"><text:span text:style-name="T23"> </text:span></text:span><text:span text:style-name="_5f_pointillés_20_gris"><text:span text:style-name="T28">=</text:span></text:span><text:span text:style-name="_5f_pointillés_20_gris"><text:span text:style-name="T23"> </text:span></text:span><text:span text:style-name="_5f_Correction_20_surligné">12</text:span></text:p>
          </text:list-header>
        </text:list>
      </text:section>
      <text:list xml:id="list222723226979419" text:continue-list="list222722802500685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232" text:outline-level="1"> <text:span text:style-name="T135">Sur une carte, 3 cm représentent 15 km en réalité.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721665851473" text:continue-list="list222722079575280" text:style-name="liste_5f_abc">
        <text:list-item text:start-value="1">
          <text:p text:style-name="P170"><text:span text:style-name="T134">Calcule la longueur réelle correspondant à 10 cm</text:span> <text:span text:style-name="T134">sur la carte.</text:span></text:p>
        </text:list-item>
      </text:list>
      <text:list xml:id="list222722515342367" text:continue-list="list222721906550974" text:style-name="_5f_Numérotation_20_des_20_exercices_20_livrets">
        <text:list-header>
          <text:p text:style-name="P171"><text:span text:style-name="_5f_Correction_20_surligné"><text:span text:style-name="T337">Sur la carte <text:s/></text:span></text:span><text:span text:style-name="_5f_Correction_20_surligné"><text:span text:style-name="T82">1</text:span></text:span><text:span text:style-name="_5f_Correction_20_surligné"><text:span text:style-name="T137"> cm représente : 15 </text:span></text:span><text:span text:style-name="_5f_Correction_20_surligné"><text:span text:style-name="T335">÷</text:span></text:span><text:span text:style-name="_5f_Correction_20_surligné"><text:span text:style-name="T249"> 3 = 5</text:span></text:span><text:span text:style-name="_5f_Correction_20_surligné"><text:span text:style-name="T137"> km.</text:span></text:span></text:p>
          <text:p text:style-name="P171"><text:span text:style-name="_5f_Correction_20_surligné"><text:span text:style-name="T82">Donc 10</text:span></text:span><text:span text:style-name="_5f_Correction_20_surligné"><text:span text:style-name="T137"> cm représentent : <text:s/>1</text:span></text:span><text:span text:style-name="_5f_Correction_20_surligné"><text:span text:style-name="T82">0 </text:span></text:span><text:span text:style-name="_5f_Correction_20_surligné"><text:span text:style-name="T131">×</text:span></text:span><text:span text:style-name="_5f_Correction_20_surligné"><text:span text:style-name="T82"> 5</text:span></text:span><text:span text:style-name="_5f_Correction_20_surligné"><text:span text:style-name="T249"> = 50</text:span></text:span><text:span text:style-name="_5f_Correction_20_surligné"><text:span text:style-name="T137"> km.</text:span></text:span></text:p>
          <text:p text:style-name="P132"><text:span text:style-name="_5f_Correction_20_surligné"><text:span text:style-name="T19">Sur la carte <text:s/>10 cm</text:span></text:span><text:span text:style-name="_5f_Correction_20_surligné"><text:span text:style-name="T14"> correspondent à 50 km dans la réalité.</text:span></text:span></text:p>
        </text:list-header>
      </text:list>
      <text:list xml:id="list222722548092289" text:continue-list="list222721665851473" text:style-name="liste_5f_abc">
        <text:list-item>
          <text:p text:style-name="P138"><text:span text:style-name="T134">Calcule la mesure sur la carte correspondant</text:span> <text:span text:style-name="T134">à</text:span> <text:span text:style-name="T134">73 km en réalité.</text:span></text:p>
        </text:list-item>
      </text:list>
      <text:list xml:id="list222723503021868" text:continue-list="list222722515342367" text:style-name="_5f_Numérotation_20_des_20_exercices_20_livrets">
        <text:list-header>
          <text:p text:style-name="P171"><text:span text:style-name="_5f_Correction_20_surligné"><text:span text:style-name="T337">Sur la carte <text:s/></text:span></text:span><text:span text:style-name="_5f_Correction_20_surligné"><text:span text:style-name="T82">1</text:span></text:span><text:span text:style-name="_5f_Correction_20_surligné"><text:span text:style-name="T137"> </text:span></text:span><text:span text:style-name="_5f_Correction_20_surligné"><text:span text:style-name="T82">km mesurera : </text:span></text:span><text:span text:style-name="_5f_Correction_20_surligné"><text:span text:style-name="T137"><text:s/></text:span></text:span><text:span text:style-name="_5f_Correction_20_surligné"><text:span text:style-name="T82">3</text:span></text:span><text:span text:style-name="_5f_Correction_20_surligné"><text:span text:style-name="T137"> </text:span></text:span><text:span text:style-name="_5f_Correction_20_surligné"><text:span text:style-name="T335">÷</text:span></text:span><text:span text:style-name="_5f_Correction_20_surligné"><text:span text:style-name="T249"> </text:span></text:span><text:span text:style-name="_5f_Correction_20_surligné"><text:span text:style-name="T82">15</text:span></text:span><text:span text:style-name="_5f_Correction_20_surligné"><text:span text:style-name="T249"> = </text:span></text:span><text:span text:style-name="_5f_Correction_20_surligné"><text:span text:style-name="T82">0,2 cm</text:span></text:span><text:span text:style-name="_5f_Correction_20_surligné"><text:span text:style-name="T137">.</text:span></text:span></text:p>
          <text:p text:style-name="P171"><text:span text:style-name="_5f_Correction_20_surligné"><text:span text:style-name="T82">Donc 73</text:span></text:span><text:span text:style-name="_5f_Correction_20_surligné"><text:span text:style-name="T137"> </text:span></text:span><text:span text:style-name="_5f_Correction_20_surligné"><text:span text:style-name="T82">km mesureront :</text:span></text:span><text:span text:style-name="_5f_Correction_20_surligné"><text:span text:style-name="T137"> 7</text:span></text:span><text:span text:style-name="_5f_Correction_20_surligné"><text:span text:style-name="T82">3 </text:span></text:span><text:span text:style-name="_5f_Correction_20_surligné"><text:span text:style-name="T131">× </text:span></text:span><text:span text:style-name="_5f_Correction_20_surligné"><text:span text:style-name="T82">0,2 </text:span></text:span><text:span text:style-name="_5f_Correction_20_surligné"><text:span text:style-name="T249">= </text:span></text:span><text:span text:style-name="_5f_Correction_20_surligné"><text:span text:style-name="T82">14,6</text:span></text:span><text:span text:style-name="_5f_Correction_20_surligné"><text:span text:style-name="T137"> </text:span></text:span><text:span text:style-name="_5f_Correction_20_surligné"><text:span text:style-name="T82">c</text:span></text:span><text:span text:style-name="_5f_Correction_20_surligné"><text:span text:style-name="T137">m.</text:span></text:span></text:p>
          <text:p text:style-name="P132"><text:span text:style-name="_5f_Correction_20_surligné"><text:span text:style-name="T12">Sur</text:span></text:span><text:span text:style-name="_5f_Correction_20_surligné"><text:span text:style-name="T16"> la carte, </text:span></text:span><text:span text:style-name="_5f_Correction_20_surligné"><text:span text:style-name="T12">73</text:span></text:span><text:span text:style-name="_5f_Correction_20_surligné"><text:span text:style-name="T16"> km </text:span></text:span><text:span text:style-name="_5f_Correction_20_surligné"><text:span text:style-name="T17">réels, </text:span></text:span><text:span text:style-name="_5f_Correction_20_surligné"><text:span text:style-name="T16">correspondent à </text:span></text:span><text:span text:style-name="_5f_Correction_20_surligné"><text:span text:style-name="T13">14,6</text:span></text:span><text:span text:style-name="_5f_Correction_20_surligné"><text:span text:style-name="T18"> </text:span></text:span><text:span text:style-name="_5f_Correction_20_surligné"><text:span text:style-name="T13">c</text:span></text:span><text:span text:style-name="_5f_Correction_20_surligné"><text:span text:style-name="T18">m.</text:span></text:span></text:p>
        </text:list-header>
      </text:list>
      <text:list xml:id="list222721440184306" text:continue-list="list222723226979419" text:style-name="Num_5f_Exo">
        <text:list-item>
          <text:h text:style-name="P33" text:outline-level="1"><text:soft-page-break/><text:span text:style-name="Bold_5f_niv2"><text:span text:style-name="T136"> </text:span></text:span><text:span text:style-name="Bold_5f_niv2"><text:span text:style-name="T232">Dan</text:span></text:span><text:span text:style-name="Bold_5f_niv2"><text:span text:style-name="T231">s ce tableau, on donne l’évolution du prix d’une </text:span></text:span><text:span text:style-name="Bold_5f_niv2"><text:span text:style-name="T233">baguette de pain</text:span></text:span><text:span text:style-name="Bold_5f_niv2"><text:span text:style-name="T231"> et celui d’un cahier d’écolier.</text:span>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2"/>
        <table:table-column table:style-name="Tableau22.D"/>
        <table:table-header-rows>
          <table:table-row table:style-name="Tableau22.1">
            <table:table-cell table:style-name="Tableau22.A1" office:value-type="string">
              <text:list xml:id="list222722399115290" text:continue-numbering="true" text:style-name="Num_5f_Exo">
                <text:list-header>
                  <text:p text:style-name="P109">Année</text:p>
                </text:list-header>
              </text:list>
            </table:table-cell>
            <table:table-cell table:style-name="Tableau22.B1" office:value-type="float" office:value="1990">
              <text:list xml:id="list222722782127894" text:continue-numbering="true" text:style-name="Num_5f_Exo">
                <text:list-header>
                  <text:p text:style-name="P112">1990</text:p>
                </text:list-header>
              </text:list>
            </table:table-cell>
            <table:table-cell table:style-name="Tableau22.C1" office:value-type="float" office:value="2000">
              <text:list xml:id="list222722673380239" text:continue-numbering="true" text:style-name="Num_5f_Exo">
                <text:list-header>
                  <text:p text:style-name="P112">2000</text:p>
                </text:list-header>
              </text:list>
            </table:table-cell>
            <table:table-cell table:style-name="Tableau22.D1" office:value-type="float" office:value="2020">
              <text:list xml:id="list222722136240517" text:continue-numbering="true" text:style-name="Num_5f_Exo">
                <text:list-header>
                  <text:p text:style-name="P112">20<text:span text:style-name="T286">2</text:span>0</text:p>
                </text:list-header>
              </text:list>
            </table:table-cell>
          </table:table-row>
        </table:table-header-rows>
        <table:table-row table:style-name="Tableau22.1">
          <table:table-cell table:style-name="Tableau22.A2" office:value-type="string">
            <text:list xml:id="list222721915860095" text:continue-numbering="true" text:style-name="Num_5f_Exo">
              <text:list-header>
                <text:p text:style-name="P91">Prix d’un cahier <text:span text:style-name="T286">(</text:span>€<text:span text:style-name="T286">)</text:span></text:p>
              </text:list-header>
            </text:list>
          </table:table-cell>
          <table:table-cell table:style-name="Tableau22.B2" office:value-type="float" office:value="1.25">
            <text:list xml:id="list222722096953589" text:continue-numbering="true" text:style-name="Num_5f_Exo">
              <text:list-header>
                <text:p text:style-name="P181">1,25</text:p>
              </text:list-header>
            </text:list>
          </table:table-cell>
          <table:table-cell table:style-name="Tableau22.C2" office:value-type="float" office:value="1.45">
            <text:list xml:id="list222721820955868" text:continue-numbering="true" text:style-name="Num_5f_Exo">
              <text:list-header>
                <text:p text:style-name="P181">1,45</text:p>
              </text:list-header>
            </text:list>
          </table:table-cell>
          <table:table-cell table:style-name="Tableau22.D2" office:value-type="float" office:value="1.8">
            <text:list xml:id="list222721752730408" text:continue-numbering="true" text:style-name="Num_5f_Exo">
              <text:list-header>
                <text:p text:style-name="P188">2,10</text:p>
                <text:p text:style-name="P189">revu</text:p>
              </text:list-header>
            </text:list>
          </table:table-cell>
        </table:table-row>
        <table:table-row table:style-name="Tableau22.1">
          <table:table-cell table:style-name="Tableau22.A2" office:value-type="string">
            <text:list xml:id="list222723453658108" text:continue-numbering="true" text:style-name="Num_5f_Exo">
              <text:list-header>
                <text:p text:style-name="P92">Prix d’une baguette (€)</text:p>
              </text:list-header>
            </text:list>
          </table:table-cell>
          <table:table-cell table:style-name="Tableau22.B3" office:value-type="float" office:value="0.48">
            <text:list xml:id="list222722977047457" text:continue-numbering="true" text:style-name="Num_5f_Exo">
              <text:list-header>
                <text:p text:style-name="P183">0,48</text:p>
              </text:list-header>
            </text:list>
          </table:table-cell>
          <table:table-cell table:style-name="Tableau22.C3" office:value-type="float" office:value="0.63">
            <text:list xml:id="list222722545266442" text:continue-numbering="true" text:style-name="Num_5f_Exo">
              <text:list-header>
                <text:p text:style-name="P183">0,63</text:p>
              </text:list-header>
            </text:list>
          </table:table-cell>
          <table:table-cell table:style-name="Tableau22.D3" office:value-type="float" office:value="0.87">
            <text:list xml:id="list222723199725867" text:continue-numbering="true" text:style-name="Num_5f_Exo">
              <text:list-header>
                <text:p text:style-name="P183">0,87</text:p>
              </text:list-header>
            </text:list>
          </table:table-cell>
        </table:table-row>
      </table:table>
      <text:list xml:id="list222723287759279" text:continue-list="list222722548092289" text:style-name="liste_5f_abc">
        <text:list-item>
          <text:list>
            <text:list-item>
              <text:p text:style-name="P140">On choisit l’année 1990 comme base 100. Complète le tableau suivant.</text:p>
            </text:list-item>
          </text:list>
        </text:list-item>
      </text:list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header-rows>
          <table:table-row table:style-name="Tableau23.1">
            <table:table-cell table:style-name="Tableau23.A1" office:value-type="string">
              <text:list xml:id="list222723423212991" text:continue-list="list222723199725867" text:style-name="Num_5f_Exo">
                <text:list-header>
                  <text:p text:style-name="P109">Année</text:p>
                </text:list-header>
              </text:list>
            </table:table-cell>
            <table:table-cell table:style-name="Tableau23.B1" office:value-type="float" office:value="1990">
              <text:list xml:id="list222721924714301" text:continue-numbering="true" text:style-name="Num_5f_Exo">
                <text:list-header>
                  <text:p text:style-name="P112">1990</text:p>
                </text:list-header>
              </text:list>
            </table:table-cell>
            <table:table-cell table:style-name="Tableau23.C1" office:value-type="float" office:value="2000">
              <text:list xml:id="list222723052193889" text:continue-numbering="true" text:style-name="Num_5f_Exo">
                <text:list-header>
                  <text:p text:style-name="P112">2000</text:p>
                </text:list-header>
              </text:list>
            </table:table-cell>
            <table:table-cell table:style-name="Tableau23.D1" office:value-type="float" office:value="2020">
              <text:list xml:id="list222723017259623" text:continue-numbering="true" text:style-name="Num_5f_Exo">
                <text:list-header>
                  <text:p text:style-name="P112">20<text:span text:style-name="T286">2</text:span>0</text:p>
                </text:list-header>
              </text:list>
            </table:table-cell>
          </table:table-row>
        </table:table-header-rows>
        <table:table-row table:style-name="Tableau23.1">
          <table:table-cell table:style-name="Tableau23.A2" office:value-type="string">
            <text:list xml:id="list222722278806924" text:continue-numbering="true" text:style-name="Num_5f_Exo">
              <text:list-header>
                <text:p text:style-name="P181"><text:span text:style-name="T287">Prix d’un </text:span><text:span text:style-name="T83">cahier</text:span><text:span text:style-name="T287"> en €</text:span></text:p>
              </text:list-header>
            </text:list>
          </table:table-cell>
          <table:table-cell table:style-name="Tableau23.B2" office:value-type="string">
            <text:list xml:id="list222723208913380" text:continue-numbering="true" text:style-name="Num_5f_Exo">
              <text:list-header>
                <text:p text:style-name="P172">1,25</text:p>
              </text:list-header>
            </text:list>
          </table:table-cell>
          <table:table-cell table:style-name="Tableau23.B2" office:value-type="string">
            <text:list xml:id="list222722868298881" text:continue-numbering="true" text:style-name="Num_5f_Exo">
              <text:list-header>
                <text:p text:style-name="P172">1,45</text:p>
              </text:list-header>
            </text:list>
          </table:table-cell>
          <table:table-cell table:style-name="Tableau23.D2" office:value-type="string">
            <text:list xml:id="list222722423918726" text:continue-numbering="true" text:style-name="Num_5f_Exo">
              <text:list-header>
                <text:p text:style-name="P185">2,10</text:p>
              </text:list-header>
            </text:list>
          </table:table-cell>
        </table:table-row>
        <table:table-row>
          <table:table-cell table:style-name="Tableau23.A3" office:value-type="string">
            <text:list xml:id="list222721446143843" text:continue-numbering="true" text:style-name="Num_5f_Exo">
              <text:list-header>
                <text:p text:style-name="P186">Prix </text:p>
                <text:p text:style-name="P186">(année 1990 en base 100)</text:p>
              </text:list-header>
            </text:list>
          </table:table-cell>
          <table:table-cell table:style-name="Tableau23.B3" office:value-type="float" office:value="100">
            <text:list xml:id="list222723165608807" text:continue-numbering="true" text:style-name="Num_5f_Exo">
              <text:list-header>
                <text:p text:style-name="P181">100</text:p>
              </text:list-header>
            </text:list>
          </table:table-cell>
          <table:table-cell table:style-name="Tableau23.C3" office:value-type="float" office:value="116">
            <text:list xml:id="list222721630788181" text:continue-numbering="true" text:style-name="Num_5f_Exo">
              <text:list-header>
                <text:p text:style-name="P184"><text:span text:style-name="_5f_Correction_20_surligné"><text:span text:style-name="T263">1</text:span></text:span><text:span text:style-name="_5f_Correction_20_surligné"><text:span text:style-name="T47">16</text:span></text:span></text:p>
              </text:list-header>
            </text:list>
          </table:table-cell>
          <table:table-cell table:style-name="Tableau23.D3" office:value-type="float" office:value="168">
            <text:list xml:id="list222722373543925" text:continue-numbering="true" text:style-name="Num_5f_Exo">
              <text:list-header>
                <text:p text:style-name="P184"><text:span text:style-name="_5f_Correction_20_surligné"><text:span text:style-name="T263">1</text:span></text:span><text:span text:style-name="_5f_Correction_20_surligné"><text:span text:style-name="T50">68</text:span></text:span></text:p>
              </text:list-header>
            </text:list>
          </table:table-cell>
        </table:table-row>
      </table:table>
      <text:list xml:id="list222721705457940" text:continue-list="list222723287759279" text:style-name="liste_5f_abc">
        <text:list-item>
          <text:list>
            <text:list-item>
              <text:p text:style-name="P141">En prenant l’année 1990 comme base 100, complète ce tableau pour le prix d’<text:span text:style-name="T286">une baguette</text:span>.</text:p>
            </text:list-item>
          </text:list>
        </text:list-item>
      </text:list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header-rows>
          <table:table-row table:style-name="Tableau25.1">
            <table:table-cell table:style-name="Tableau25.A1" office:value-type="string">
              <text:list xml:id="list222721797639549" text:continue-list="list222722373543925" text:style-name="Num_5f_Exo">
                <text:list-header>
                  <text:p text:style-name="P109"><text:span text:style-name="_5f_Correction_20_surligné">Année</text:span></text:p>
                </text:list-header>
              </text:list>
            </table:table-cell>
            <table:table-cell table:style-name="Tableau25.B1" office:value-type="float" office:value="1990">
              <text:list xml:id="list222722371192561" text:continue-numbering="true" text:style-name="Num_5f_Exo">
                <text:list-header>
                  <text:p text:style-name="P112"><text:span text:style-name="_5f_Correction_20_surligné"><text:span text:style-name="T263">1990</text:span></text:span></text:p>
                </text:list-header>
              </text:list>
            </table:table-cell>
            <table:table-cell table:style-name="Tableau25.C1" office:value-type="float" office:value="2000">
              <text:list xml:id="list222722846550825" text:continue-numbering="true" text:style-name="Num_5f_Exo">
                <text:list-header>
                  <text:p text:style-name="P112"><text:span text:style-name="_5f_Correction_20_surligné"><text:span text:style-name="T263">2000</text:span></text:span></text:p>
                </text:list-header>
              </text:list>
            </table:table-cell>
            <table:table-cell table:style-name="Tableau25.D1" office:value-type="float" office:value="2020">
              <text:list xml:id="list222722966313531" text:continue-numbering="true" text:style-name="Num_5f_Exo">
                <text:list-header>
                  <text:p text:style-name="P112"><text:span text:style-name="_5f_Correction_20_surligné"><text:span text:style-name="T263">20</text:span></text:span><text:span text:style-name="_5f_Correction_20_surligné"><text:span text:style-name="T265">2</text:span></text:span><text:span text:style-name="_5f_Correction_20_surligné"><text:span text:style-name="T263">0</text:span></text:span></text:p>
                </text:list-header>
              </text:list>
            </table:table-cell>
          </table:table-row>
        </table:table-header-rows>
        <table:table-row table:style-name="Tableau25.1">
          <table:table-cell table:style-name="Tableau25.A2" office:value-type="string">
            <text:list xml:id="list222722610342950" text:continue-numbering="true" text:style-name="Num_5f_Exo">
              <text:list-header>
                <text:p text:style-name="P92"><text:span text:style-name="_5f_Correction_20_surligné">Prix d’une baguette (€)</text:span></text:p>
              </text:list-header>
            </text:list>
          </table:table-cell>
          <table:table-cell table:style-name="Tableau25.B2" office:value-type="float" office:value="0.48">
            <text:list xml:id="list222722916879611" text:continue-numbering="true" text:style-name="Num_5f_Exo">
              <text:list-header>
                <text:p text:style-name="P183"><text:span text:style-name="_5f_Correction_20_surligné"><text:span text:style-name="T263">0,48</text:span></text:span></text:p>
              </text:list-header>
            </text:list>
          </table:table-cell>
          <table:table-cell table:style-name="Tableau25.C2" office:value-type="float" office:value="0.63">
            <text:list xml:id="list222721611688371" text:continue-numbering="true" text:style-name="Num_5f_Exo">
              <text:list-header>
                <text:p text:style-name="P183"><text:span text:style-name="_5f_Correction_20_surligné"><text:span text:style-name="T263">0,63</text:span></text:span></text:p>
              </text:list-header>
            </text:list>
          </table:table-cell>
          <table:table-cell table:style-name="Tableau25.D2" office:value-type="float" office:value="0.87">
            <text:list xml:id="list222721563859789" text:continue-numbering="true" text:style-name="Num_5f_Exo">
              <text:list-header>
                <text:p text:style-name="P183"><text:span text:style-name="_5f_Correction_20_surligné"><text:span text:style-name="T263">0,87</text:span></text:span></text:p>
              </text:list-header>
            </text:list>
          </table:table-cell>
        </table:table-row>
        <table:table-row table:style-name="Tableau25.3">
          <table:table-cell table:style-name="Tableau25.A2" office:value-type="string">
            <text:list xml:id="list222722205731627" text:continue-numbering="true" text:style-name="Num_5f_Exo">
              <text:list-header>
                <text:p text:style-name="P187"><text:span text:style-name="_5f_Correction_20_surligné"><text:span text:style-name="T316">Prix </text:span></text:span></text:p>
                <text:p text:style-name="P187"><text:span text:style-name="_5f_Correction_20_surligné"><text:span text:style-name="T316">(année 1990 en base 100</text:span></text:span>)</text:p>
              </text:list-header>
            </text:list>
          </table:table-cell>
          <table:table-cell table:style-name="Tableau25.B3" office:value-type="float" office:value="100">
            <text:list xml:id="list222722895888592" text:continue-numbering="true" text:style-name="Num_5f_Exo">
              <text:list-header>
                <text:p text:style-name="P184"><text:span text:style-name="_5f_Correction_20_surligné"><text:span text:style-name="T263">100</text:span></text:span></text:p>
              </text:list-header>
            </text:list>
          </table:table-cell>
          <table:table-cell table:style-name="Tableau25.C3" office:value-type="float" office:value="131.25">
            <text:list xml:id="list222722627119326" text:continue-numbering="true" text:style-name="Num_5f_Exo">
              <text:list-header>
                <text:p text:style-name="P182"><text:span text:style-name="_5f_Correction_20_surligné"><text:span text:style-name="T319">131,25</text:span></text:span></text:p>
              </text:list-header>
            </text:list>
          </table:table-cell>
          <table:table-cell table:style-name="Tableau25.D3" office:value-type="float" office:value="181.25">
            <text:list xml:id="list222723020257238" text:continue-numbering="true" text:style-name="Num_5f_Exo">
              <text:list-header>
                <text:p text:style-name="P182"><text:span text:style-name="_5f_Correction_20_surligné"><text:span text:style-name="T319">181,25</text:span></text:span></text:p>
              </text:list-header>
            </text:list>
          </table:table-cell>
        </table:table-row>
      </table:table>
      <text:list xml:id="list222723459571909" text:continue-list="list222721705457940" text:style-name="liste_5f_abc">
        <text:list-item>
          <text:list>
            <text:list-item>
              <text:p text:style-name="P142">Quel est le pourcentage d’augmentation du prix d’un cahier entre 1990 et 20<text:span text:style-name="T286">2</text:span>0 ?</text:p>
            </text:list-item>
          </text:list>
        </text:list-item>
      </text:list>
      <text:list xml:id="list222722093067034" text:continue-list="list222723020257238" text:style-name="Num_5f_Exo">
        <text:list-header>
          <text:p text:style-name="P45"><text:span text:style-name="_5f_Correction_20_surligné"><text:span text:style-name="T149">1</text:span></text:span><text:span text:style-name="_5f_Correction_20_surligné"><text:span text:style-name="T164">68</text:span></text:span><text:span text:style-name="_5f_Correction_20_surligné"><text:span text:style-name="T149">=</text:span></text:span><text:span text:style-name="_5f_Correction_20_surligné"><text:span text:style-name="T338"> 100 × </text:span></text:span><text:span text:style-name="_5f_Correction_20_surligné"><text:span text:style-name="T338"><draw:frame draw:style-name="fr3" draw:name="Objet1" text:anchor-type="as-char" svg:width="0.94cm" svg:height="0.87cm" draw:z-index="4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Correction_20_surligné"><text:span text:style-name="T338"><text:s/></text:span></text:span><text:span text:style-name="_5f_Correction_20_surligné"><text:span text:style-name="T366">et </text:span></text:span><text:span text:style-name="_5f_Correction_20_surligné"><text:span text:style-name="T366"><draw:frame draw:style-name="fr3" draw:name="Objet16" text:anchor-type="as-char" svg:width="2.953cm" svg:height="0.87cm" draw:z-index="5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<text:p text:style-name="P46"><text:span text:style-name="_5f_Correction_20_surligné"><text:span text:style-name="T92">L</text:span></text:span><text:span text:style-name="_5f_Correction_20_surligné"><text:span text:style-name="T148">e pourcentage d’augmentation </text:span></text:span><text:span text:style-name="_5f_Correction_20_surligné"><text:span text:style-name="T149">est de </text:span></text:span><text:span text:style-name="_5f_Correction_20_surligné"><text:span text:style-name="T164">68</text:span></text:span><text:span text:style-name="_5f_Correction_20_surligné"><text:span text:style-name="T149"> %.</text:span></text:span></text:p>
        </text:list-header>
      </text:list>
      <text:list xml:id="list222721641902820" text:continue-list="list222723459571909" text:style-name="liste_5f_abc">
        <text:list-item>
          <text:list>
            <text:list-item>
              <text:p text:style-name="P143">Quel article a le plus augmenté en proportion entre 1990 et 20<text:span text:style-name="T286">2</text:span>0 ? Justifie.</text:p>
            </text:list-item>
          </text:list>
        </text:list-item>
      </text:list>
      <text:list xml:id="list222723310275695" text:continue-list="list222722093067034" text:style-name="Num_5f_Exo">
        <text:list-item>
          <text:list>
            <text:list-header>
              <text:p text:style-name="P175"><text:span text:style-name="_5f_Correction_20_surligné"><text:span text:style-name="T92">L</text:span></text:span><text:span text:style-name="_5f_Correction_20_surligné"><text:span text:style-name="T148">e pourcentage d’augmentation </text:span></text:span><text:span text:style-name="_5f_Correction_20_surligné"><text:span text:style-name="T92">pour</text:span></text:span><text:span text:style-name="_5f_Correction_20_surligné"><text:span text:style-name="T149"> la baguette a été de </text:span></text:span><text:span text:style-name="_5f_Correction_20_surligné"><text:span text:style-name="T92">81,25 </text:span></text:span><text:span text:style-name="_5f_Correction_20_surligné"><text:span text:style-name="T149">%. Le prix de la baguette a plus augmenté en proportion.</text:span></text:span></text:p>
            </text:list-header>
          </text:list>
        </text:list-item>
      </text:list>
      <text:list xml:id="list222723441460883" text:continue-list="list222721641902820" text:style-name="liste_5f_abc">
        <text:list-item>
          <text:list>
            <text:list-item>
              <text:p text:style-name="P144"><text:span text:style-name="T307">Cette fois-ci, on prend l’année 2000 comme base 100. Complète alors ce tableau </text:span><text:span text:style-name="T309">en arrondissant au centième</text:span><text:span text:style-name="T307">.</text:span></text:p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header-rows>
          <table:table-row table:style-name="Tableau7.1">
            <table:table-cell table:style-name="Tableau7.A1" office:value-type="string">
              <text:list xml:id="list222721854909400" text:continue-list="list222723310275695" text:style-name="Num_5f_Exo">
                <text:list-header>
                  <text:p text:style-name="P109">Année</text:p>
                </text:list-header>
              </text:list>
            </table:table-cell>
            <table:table-cell table:style-name="Tableau7.B1" office:value-type="float" office:value="1990">
              <text:list xml:id="list222721698529061" text:continue-numbering="true" text:style-name="Num_5f_Exo">
                <text:list-header>
                  <text:p text:style-name="P112">1990</text:p>
                </text:list-header>
              </text:list>
            </table:table-cell>
            <table:table-cell table:style-name="Tableau7.C1" office:value-type="float" office:value="2000">
              <text:list xml:id="list222721534904751" text:continue-numbering="true" text:style-name="Num_5f_Exo">
                <text:list-header>
                  <text:p text:style-name="P112">2000</text:p>
                </text:list-header>
              </text:list>
            </table:table-cell>
            <table:table-cell table:style-name="Tableau7.D1" office:value-type="float" office:value="2020">
              <text:list xml:id="list222722791142411" text:continue-numbering="true" text:style-name="Num_5f_Exo">
                <text:list-header>
                  <text:p text:style-name="P112">20<text:span text:style-name="T289">2</text:span>0</text:p>
                </text:list-header>
              </text:list>
            </table:table-cell>
          </table:table-row>
        </table:table-header-rows>
        <table:table-row table:style-name="Tableau7.1">
          <table:table-cell table:style-name="Tableau7.A2" office:value-type="string">
            <text:list xml:id="list222723462229513" text:continue-numbering="true" text:style-name="Num_5f_Exo">
              <text:list-header>
                <text:p text:style-name="P181"><text:span text:style-name="T287">Prix d’un </text:span><text:span text:style-name="T83">cahier</text:span><text:span text:style-name="T287"> en €</text:span></text:p>
              </text:list-header>
            </text:list>
          </table:table-cell>
          <table:table-cell table:style-name="Tableau7.B2" office:value-type="string">
            <text:list xml:id="list222722901829865" text:continue-numbering="true" text:style-name="Num_5f_Exo">
              <text:list-header>
                <text:p text:style-name="P172">1,25</text:p>
              </text:list-header>
            </text:list>
          </table:table-cell>
          <table:table-cell table:style-name="Tableau7.B2" office:value-type="string">
            <text:list xml:id="list222722759525288" text:continue-numbering="true" text:style-name="Num_5f_Exo">
              <text:list-header>
                <text:p text:style-name="P172">1,45</text:p>
              </text:list-header>
            </text:list>
          </table:table-cell>
          <table:table-cell table:style-name="Tableau7.D2" office:value-type="string">
            <text:list xml:id="list222721972518992" text:continue-numbering="true" text:style-name="Num_5f_Exo">
              <text:list-header>
                <text:p text:style-name="P185">2,10</text:p>
              </text:list-header>
            </text:list>
          </table:table-cell>
        </table:table-row>
        <table:table-row>
          <table:table-cell table:style-name="Tableau7.A3" office:value-type="string">
            <text:list xml:id="list222722937843209" text:continue-numbering="true" text:style-name="Num_5f_Exo">
              <text:list-header>
                <text:p text:style-name="P186">Prix </text:p>
                <text:p text:style-name="P186">(année 2000 en base 100)</text:p>
              </text:list-header>
            </text:list>
          </table:table-cell>
          <table:table-cell table:style-name="Tableau7.B3" office:value-type="float" office:value="86.21">
            <text:list xml:id="list222721683788758" text:continue-numbering="true" text:style-name="Num_5f_Exo">
              <text:list-header>
                <text:p text:style-name="P174"><text:span text:style-name="_5f_Correction_20_surligné"><text:span text:style-name="T266">86,21</text:span></text:span></text:p>
              </text:list-header>
            </text:list>
          </table:table-cell>
          <table:table-cell table:style-name="Tableau7.C3" office:value-type="float" office:value="100">
            <text:list xml:id="list222723058641626" text:continue-numbering="true" text:style-name="Num_5f_Exo">
              <text:list-header>
                <text:p text:style-name="P184"><text:span text:style-name="_5f_Correction_20_surligné"><text:span text:style-name="T263">100</text:span></text:span></text:p>
              </text:list-header>
            </text:list>
          </table:table-cell>
          <table:table-cell table:style-name="Tableau7.D3" office:value-type="float" office:value="144.83">
            <text:list xml:id="list222723130179385" text:continue-numbering="true" text:style-name="Num_5f_Exo">
              <text:list-header>
                <text:p text:style-name="P173"><text:span text:style-name="_5f_Correction_20_surligné"><text:span text:style-name="T316">1</text:span></text:span><text:span text:style-name="_5f_Correction_20_surligné"><text:span text:style-name="T321">44,83</text:span></text:span></text:p>
              </text:list-header>
            </text:list>
          </table:table-cell>
        </table:table-row>
      </table:table>
      <text:list xml:id="list222722008349776" text:continue-list="list222723441460883" text:style-name="liste_5f_abc">
        <text:list-item>
          <text:list>
            <text:list-item>
              <text:p text:style-name="P145"><text:span text:style-name="_5f_pointillés_20_gris"><text:span text:style-name="T23">Que</text:span></text:span><text:span text:style-name="_5f_pointillés_20_gris"><text:span text:style-name="T129">l est le pourcentage d’augmentation d’un cahier les 20 dernières années</text:span></text:span><text:span text:style-name="_5f_pointillés_20_gris"><text:span text:style-name="T23"> ?</text:span></text:span></text:p>
            </text:list-item>
          </text:list>
        </text:list-item>
      </text:list>
      <text:list xml:id="list222723459348096" text:continue-list="list222723130179385" text:style-name="Num_5f_Exo">
        <text:list-item>
          <text:list>
            <text:list-header>
              <text:p text:style-name="P176"><text:span text:style-name="_5f_Correction_20_surligné"><text:span text:style-name="T92">L</text:span></text:span><text:span text:style-name="_5f_Correction_20_surligné"><text:span text:style-name="T148">e pourcentage d’augmentation </text:span></text:span><text:span text:style-name="_5f_Correction_20_surligné"><text:span text:style-name="T149">est d’</text:span></text:span><text:span text:style-name="_5f_Correction_20_surligné"><text:span text:style-name="T161">environ</text:span></text:span><text:span text:style-name="_5f_Correction_20_surligné"><text:span text:style-name="T149"> </text:span></text:span><text:span text:style-name="_5f_Correction_20_surligné"><text:span text:style-name="T164">44,83</text:span></text:span><text:span text:style-name="_5f_Correction_20_surligné"><text:span text:style-name="T190"> </text:span></text:span><text:span text:style-name="_5f_Correction_20_surligné"><text:span text:style-name="T149">%.</text:span></text:span></text:p>
            </text:list-header>
          </text:list>
        </text:list-item>
      </text:list>
      <text:list xml:id="list222722289855349" text:continue-list="list222722008349776" text:style-name="liste_5f_abc">
        <text:list-item>
          <text:list>
            <text:list-item>
              <text:p text:style-name="P148">Quel a été le pourcentage d’augmentation d’un cahier entre 1990 et 2000 ?</text:p>
            </text:list-item>
          </text:list>
        </text:list-item>
      </text:list>
      <text:list xml:id="list222721499696395" text:continue-list="list222723459348096" text:style-name="Num_5f_Exo">
        <text:list-header>
          <text:p text:style-name="P190"><text:span text:style-name="_5f_Correction_20_surligné"><text:span text:style-name="T305">1,45</text:span></text:span><text:span text:style-name="_5f_Correction_20_surligné"><text:span text:style-name="T304">÷</text:span></text:span><text:span text:style-name="_5f_Correction_20_surligné"> </text:span><text:span text:style-name="_5f_Correction_20_surligné"><text:span text:style-name="T366">1,25</text:span></text:span><text:span text:style-name="_5f_Correction_20_surligné"><text:span text:style-name="T303"> </text:span></text:span><text:span text:style-name="_5f_Correction_20_surligné"><text:span text:style-name="T305">=</text:span></text:span><text:span text:style-name="_5f_Correction_20_surligné"> </text:span><text:span text:style-name="_5f_Correction_20_surligné"><text:span text:style-name="T339">1,</text:span></text:span><text:span text:style-name="_5f_Correction_20_surligné"><text:span text:style-name="T53">16 <text:s/></text:span></text:span><text:span text:style-name="_5f_Correction_20_surligné"><text:span text:style-name="T54">(ou voir a.)</text:span></text:span></text:p>
          <text:p text:style-name="P190"><text:span text:style-name="_5f_Correction_20_surligné"><text:span text:style-name="T92">L</text:span></text:span><text:span text:style-name="_5f_Correction_20_surligné"><text:span text:style-name="T148">e pourcentage d’augmentation </text:span></text:span><text:span text:style-name="_5f_Correction_20_surligné"><text:span text:style-name="T93">a été</text:span></text:span><text:span text:style-name="_5f_Correction_20_surligné"><text:span text:style-name="T149"> de </text:span></text:span><text:span text:style-name="_5f_Correction_20_surligné"><text:span text:style-name="T98">16</text:span></text:span><text:span text:style-name="_5f_Correction_20_surligné"><text:span text:style-name="T149"> %.</text:span></text:span></text:p>
        </text:list-header>
        <text:list-item>
          <text:h text:style-name="P34" text:outline-level="1"><text:span text:style-name="Bold_5f_niv2"><text:span text:style-name="T136"> </text:span></text:span>On compt<text:span text:style-name="T251">e</text:span> environ 2<text:span text:style-name="T252">9</text:span> <text:span text:style-name="T251">824</text:span> <text:span text:style-name="T251">0</text:span>00 actifs en France <text:span text:style-name="T251">en 2020</text:span>.</text:h>
        </text:list-item>
      </text:list>
      <text:list xml:id="list222721946079065" text:continue-list="list222722289855349" text:style-name="liste_5f_abc">
        <text:list-item>
          <text:list>
            <text:list-item text:start-value="1">
              <text:p text:style-name="P149">Sachant qu’il y a <text:span text:style-name="T251">environ</text:span> <text:span text:style-name="T253">1</text:span>,<text:span text:style-name="T253">5</text:span> % d’agriculteurs, quel <text:span text:style-name="T251">est</text:span> leur nombre <text:span text:style-name="T251">approximatif </text:span><text:span text:style-name="T245">?</text:span></text:p>
            </text:list-item>
          </text:list>
          <text:p text:style-name="P56"><text:span text:style-name="_5f_Correction_20_surligné"><text:span text:style-name="T150">N </text:span></text:span><text:span text:style-name="_5f_Correction_20_surligné"><text:span text:style-name="T205">≈</text:span></text:span><text:span text:style-name="_5f_Correction_20_surligné"><text:span text:style-name="T150"> 2</text:span></text:span><text:span text:style-name="_5f_Correction_20_surligné"><text:span text:style-name="T151">9</text:span></text:span><text:span text:style-name="_5f_Correction_20_surligné"><text:span text:style-name="T150"> </text:span></text:span><text:span text:style-name="_5f_Correction_20_surligné"><text:span text:style-name="T152">824</text:span></text:span><text:span text:style-name="_5f_Correction_20_surligné"><text:span text:style-name="T150"> </text:span></text:span><text:span text:style-name="_5f_Correction_20_surligné"><text:span text:style-name="T152">0</text:span></text:span><text:span text:style-name="_5f_Correction_20_surligné"><text:span text:style-name="T150">00 </text:span></text:span><text:span text:style-name="_5f_Correction_20_surligné"><text:span text:style-name="T211">×</text:span></text:span><text:span text:style-name="_5f_Correction_20_surligné"><text:span text:style-name="T148"> </text:span></text:span><text:span text:style-name="_5f_Correction_20_surligné"><text:span text:style-name="T148"><draw:frame draw:style-name="fr3" draw:name="Objet2" text:anchor-type="as-char" svg:width="0.94cm" svg:height="0.87cm" draw:z-index="4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Correction_20_surligné"><text:span text:style-name="T148"><text:s/>≈</text:span></text:span><text:span text:style-name="_5f_Correction_20_surligné"> </text:span><text:span text:style-name="_5f_Correction_20_surligné"><text:span text:style-name="T339">447 360 <text:s/>agriculteurs.</text:span></text:span></text:p>
          <text:list text:continue-numbering="true">
            <text:list-item>
              <text:p text:style-name="P192"><text:span text:style-name="T340">L</text:span><text:span text:style-name="T343">e</text:span><text:span text:style-name="T340"> nombre de personnes travaillant en 20</text:span><text:span text:style-name="T342">20</text:span><text:span text:style-name="T340"> dans la construction </text:span><text:span text:style-name="T343">est</text:span><text:span text:style-name="T340"> d’environ 1 </text:span><text:span text:style-name="T342">808</text:span><text:span text:style-name="T340"> </text:span><text:span text:style-name="T342">0</text:span><text:span text:style-name="T340">00 personnes. </text:span><text:span text:style-name="T343">C</text:span><text:span text:style-name="T340">alcule leur pourcentage </text:span><text:span text:style-name="T343">à 0,1 % près </text:span><text:span text:style-name="T340">par rapport au nombre d’actifs. </text:span></text:p>
            </text:list-item>
          </text:list>
          <text:p text:style-name="P61"><text:span text:style-name="_5f_Correction_20_surligné"><draw:frame draw:style-name="fr4" draw:name="Objet3" text:anchor-type="as-char" svg:width="5.854cm" svg:height="0.87cm" draw:z-index="44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item>
      </text:list>
      <text:p text:style-name="P26"><text:span text:style-name="_5f_Correction_20_surligné"><text:span text:style-name="T339">Il y a environ 6,06 % </text:span></text:span><text:span text:style-name="_5f_Correction_20_surligné"><text:span text:style-name="T341">de personnes travaillant en 20</text:span></text:span><text:span text:style-name="_5f_Correction_20_surligné"><text:span text:style-name="T342">20</text:span></text:span><text:span text:style-name="_5f_Correction_20_surligné"><text:span text:style-name="T341"> dans la construction.</text:span></text:span></text:p>
      <text:list xml:id="list222722612041567" text:continue-list="list222721499696395" text:style-name="Num_5f_Exo">
        <text:list-item>
          <text:h text:style-name="P37" text:outline-level="1"><text:span text:style-name="Bold_5f_niv2"><text:span text:style-name="T136"> </text:span></text:span><text:span text:style-name="Bold_5f_niv2">Plongée sous-marine</text:span></text:h>
        </text:list-item>
      </text:list>
      <text:list xml:id="list222722171570277" text:continue-list="list222721946079065" text:style-name="liste_5f_abc">
        <text:list-header>
          <text:p text:style-name="P194">L’air contient 21 % d’oxygène et 78 % d’azote.</text:p>
          <text:p text:style-name="P196">P<text:span text:style-name="T254">our améliorer la sécurité des plongeurs, on mélange de l’air avec d’autres gaz.</text:span></text:p>
          <text:p text:style-name="P201">On ajoute 4 litres d’oxygène pur <text:span text:style-name="T262">à</text:span> 17 litres d’air.</text:p>
          <text:p text:style-name="P134"><text:span text:style-name="T254">Calcule le pourcentage d’oxygène du mélange obtenu. </text:span>Pourquoi l’appelle-t-on le Nitrox 36 ?</text:p>
          <text:p text:style-name="P57"><text:span text:style-name="_5f_Correction_20_surligné"><text:span text:style-name="T153">Dans 17 litres d’air on trouve : </text:span></text:span></text:p>
          <text:p text:style-name="P58"><text:span text:style-name="_5f_Correction_20_surligné"><text:span text:style-name="T153">17 ×</text:span></text:span><text:span text:style-name="_5f_Correction_20_surligné"> </text:span><text:span text:style-name="_5f_Correction_20_surligné"><text:span text:style-name="T344">0,21 = 3,57 L d’oxygène.</text:span></text:span></text:p>
          <text:list text:continue-numbering="true">
            <text:list-header>
              <text:p text:style-name="P58"><text:span text:style-name="_5f_Correction_20_surligné"><text:span text:style-name="T153">Avec 4 litres de plus la proportion devient :</text:span></text:span></text:p>
            </text:list-header>
          </text:list>
          <text:p text:style-name="P58"><text:span text:style-name="_5f_Correction_20_surligné"><text:span text:style-name="T344">3,57 L + 4 L <text:s/>= 7,57 L <text:s/>pour 21 L d’air soit : </text:span></text:span><text:span text:style-name="_5f_Correction_20_surligné"><text:span text:style-name="T344"><draw:frame draw:style-name="fr3" draw:name="Objet8" text:anchor-type="as-char" svg:width="4.651cm" svg:height="0.87cm" draw:z-index="45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    <text:p text:style-name="P58"><text:span text:style-name="_5f_Correction_20_surligné"><text:span text:style-name="T344">Le mélange obtenu contient environ 36 % d’oxygène, c’est pourquoi on l’appelle Nitrox 36.</text:span></text:span></text:p>
        </text:list-header>
      </text:list>
      <text:list xml:id="list222722587402322" text:continue-list="list222722612041567" text:style-name="Num_5f_Exo">
        <text:list-item>
          <text:h text:style-name="P38" text:outline-level="1"><text:span text:style-name="Bold_5f_niv2"><text:span text:style-name="T298"> </text:span></text:span><text:span text:style-name="Bold_5f_niv2">Élections</text:span></text:h>
        </text:list-item>
      </text:list>
      <text:list xml:id="list222721491807653" text:continue-list="list222722171570277" text:style-name="liste_5f_abc">
        <text:list-item>
          <text:list>
            <text:list-item text:start-value="1">
              <text:p text:style-name="P195">Lors d’une élection, dans une commune où 480<text:span text:style-name="T263"> </text:span>votes ont été exprimés, une candidate a obtenu 11,25 % des voix. Calcule le nombre de personnes qui ont voté pour elle.</text:p>
            </text:list-item>
          </text:list>
        </text:list-item>
      </text:list>
      <text:list xml:id="list222722442253359" text:continue-list="list222722587402322" text:style-name="Num_5f_Exo">
        <text:list-header>
          <text:p text:style-name="P64"><text:span text:style-name="_5f_Correction_20_surligné"><text:span text:style-name="T153">480 ×</text:span></text:span><text:span text:style-name="_5f_Correction_20_surligné"> </text:span><text:span text:style-name="_5f_Correction_20_surligné"><text:span text:style-name="T344">11,25 ÷</text:span></text:span><text:span text:style-name="_5f_Correction_20_surligné"> </text:span><text:span text:style-name="_5f_Correction_20_surligné"><text:span text:style-name="T344">100 = 54.</text:span></text:span></text:p>
          <text:p text:style-name="P66"><text:span text:style-name="_5f_Correction_20_surligné">54 </text:span><text:span text:style-name="_5f_Correction_20_surligné"><text:span text:style-name="T310">personnes ont voté pour elle</text:span></text:span></text:p>
        </text:list-header>
      </text:list>
      <text:list xml:id="list222723469457576" text:continue-list="list222721491807653" text:style-name="liste_5f_abc">
        <text:list-item>
          <text:list>
            <text:list-item>
              <text:p text:style-name="P150"><text:span text:style-name="T135">Pour la même élection, un autre candidat a obtenu 132</text:span><text:span text:style-name="T267"> </text:span><text:span text:style-name="T135">voix. Calcule le pourcentage de votes exprimés pour ce candidat.</text:span></text:p>
            </text:list-item>
          </text:list>
        </text:list-item>
      </text:list>
      <text:list xml:id="list222722489706079" text:continue-list="list222722442253359" text:style-name="Num_5f_Exo">
        <text:list-header>
          <text:p text:style-name="P65"><text:span text:style-name="_5f_Correction_20_surligné"><text:span text:style-name="T116">132 </text:span></text:span><text:span text:style-name="_5f_Correction_20_surligné"><text:span text:style-name="T126">÷</text:span></text:span><text:span text:style-name="T345"> </text:span><text:span text:style-name="_5f_Correction_20_surligné"><text:span text:style-name="T116">480</text:span></text:span><text:span text:style-name="_5f_Correction_20_surligné"><text:span text:style-name="T213"> </text:span></text:span><text:span text:style-name="_5f_Correction_20_surligné"><text:span text:style-name="T116">= 0,275 <text:s/>soit <text:s/>27</text:span></text:span><text:span text:style-name="_5f_Correction_20_surligné"><text:span text:style-name="T214">,5 ÷</text:span></text:span><text:span text:style-name="_5f_Correction_20_surligné"> </text:span><text:span text:style-name="_5f_Correction_20_surligné"><text:span text:style-name="T346">100.</text:span></text:span></text:p>
          <text:p text:style-name="P67"><text:span text:style-name="_5f_Correction_20_surligné"><text:span text:style-name="T94">27,5 % </text:span></text:span><text:span text:style-name="_5f_Correction_20_surligné"><text:span text:style-name="T212">personnes ont voté pour </text:span></text:span><text:span text:style-name="_5f_Correction_20_surligné"><text:span text:style-name="T116">ce candidat</text:span></text:span></text:p>
        </text:list-header>
      </text:list>
      <text:list xml:id="list222722129460009" text:continue-list="list222723469457576" text:style-name="liste_5f_abc">
        <text:list-item>
          <text:list>
            <text:list-item>
              <text:p text:style-name="P202">Quel est le nombre de voix nécessaire pour obtenir la majorité absolue ?</text:p>
            </text:list-item>
          </text:list>
        </text:list-item>
      </text:list>
      <text:list xml:id="list222721794777820" text:continue-list="list222722489706079" text:style-name="Num_5f_Exo">
        <text:list-header>
          <text:p text:style-name="P62"><text:span text:style-name="_5f_Correction_20_surligné"><text:span text:style-name="T346">Il faut plus de </text:span></text:span><text:span text:style-name="_5f_Correction_20_surligné"><text:span text:style-name="T56">50 % </text:span></text:span><text:span text:style-name="_5f_Correction_20_surligné"><text:span text:style-name="T346">des voix donc plus de 240 voix.</text:span></text:span></text:p>
        </text:list-header>
        <text:list-item>
          <text:h text:style-name="P35" text:outline-level="1"><text:soft-page-break/><text:span text:style-name="Bold_5f_niv2"><text:span text:style-name="T298"> </text:span></text:span><text:span text:style-name="Bold_5f_niv2">Chômage des jeunes</text:span></text:h>
          <text:list>
            <text:list-header>
              <text:p text:style-name="P177">Sur <text:span text:style-name="T268">720</text:span><text:span text:style-name="T264"> </text:span><text:span text:style-name="T268">000</text:span><text:span text:style-name="T264"> </text:span>jeunes sortis du système éducatif, 8 % <text:span text:style-name="T268">sont</text:span> sans diplôme et <text:span text:style-name="T269">13</text:span> % <text:span text:style-name="T268">ont</text:span> au moins <text:span text:style-name="T268">réussi</text:span> le bac<text:span text:style-name="T313">calauréat</text:span>.</text:p>
              <text:p text:style-name="P178"><text:span text:style-name="T268">Quatre ans plus tard</text:span>, 3<text:span text:style-name="T269">2</text:span> % des « sans diplôme » et 1<text:span text:style-name="T269">8</text:span> % des <text:span text:style-name="T269">simples </text:span>bacheliers <text:span text:style-name="T268">sont</text:span> au chômage.</text:p>
              <text:p text:style-name="P198">Calcule le nombre de chômeurs de chaque catégorie.</text:p>
              <text:p text:style-name="P179"><text:span text:style-name="_5f_Correction_20_surligné"><text:span text:style-name="T94">S</text:span></text:span><text:span text:style-name="_5f_Correction_20_surligné"><text:span text:style-name="T148">ans diplôme </text:span></text:span><text:span text:style-name="_5f_Correction_20_surligné"><text:span text:style-name="T162">et </text:span></text:span><text:span text:style-name="_5f_Correction_20_surligné"><text:span text:style-name="T154">au chômage </text:span></text:span><text:span text:style-name="_5f_Correction_20_surligné"><text:span text:style-name="T148">: </text:span></text:span></text:p>
              <text:p text:style-name="P179"><text:span text:style-name="_5f_Correction_20_surligné"><text:span text:style-name="T155">720 000 </text:span></text:span><text:span text:style-name="_5f_Correction_20_surligné"><text:span text:style-name="T148">× </text:span></text:span><text:span text:style-name="_5f_Correction_20_surligné"><draw:frame draw:style-name="fr3" draw:name="Objet9" text:anchor-type="as-char" svg:width="2.321cm" svg:height="0.87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orrection_20_surligné"> </text:span><text:span text:style-name="_5f_Correction_20_surligné"><text:span text:style-name="T329">≈</text:span></text:span><text:span text:style-name="_5f_Correction_20_surligné"><text:span text:style-name="T346"> </text:span></text:span><text:span text:style-name="_5f_Correction_20_surligné"><text:span text:style-name="T51">18 432 <text:s/>jeunes.</text:span></text:span></text:p>
              <text:p text:style-name="P191"><text:span text:style-name="_5f_Correction_20_surligné"><text:span text:style-name="T94">Avec baccalauréat</text:span></text:span><text:span text:style-name="_5f_Correction_20_surligné"><text:span text:style-name="T154"> </text:span></text:span><text:span text:style-name="_5f_Correction_20_surligné"><text:span text:style-name="T162">et </text:span></text:span><text:span text:style-name="_5f_Correction_20_surligné"><text:span text:style-name="T154">au chômage </text:span></text:span><text:span text:style-name="_5f_Correction_20_surligné"><text:span text:style-name="T148">: </text:span></text:span></text:p>
              <text:p text:style-name="P191"><text:span text:style-name="_5f_Correction_20_surligné"><text:span text:style-name="T155">720 000 </text:span></text:span><text:span text:style-name="_5f_Correction_20_surligné"><text:span text:style-name="T154">× </text:span></text:span><text:span text:style-name="_5f_Correction_20_surligné"><text:span text:style-name="T154"><draw:frame draw:style-name="fr3" draw:name="Objet10" text:anchor-type="as-char" svg:width="2.321cm" svg:height="0.87cm" draw:z-index="4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orrection_20_surligné"><text:span text:style-name="T154"> </text:span></text:span><text:span text:style-name="_5f_Correction_20_surligné"><text:span text:style-name="T206">≈</text:span></text:span><text:span text:style-name="_5f_Correction_20_surligné"><text:span text:style-name="T154"> </text:span></text:span><text:span text:style-name="_5f_Correction_20_surligné"><text:span text:style-name="T94">16 848 <text:s/>jeunes.</text:span></text:span></text:p>
            </text:list-header>
          </text:list>
        </text:list-item>
        <text:list-item>
          <text:h text:style-name="P36" text:outline-level="1"><text:span text:style-name="Bold_5f_niv2"><text:span text:style-name="T298"> </text:span></text:span><text:span text:style-name="Bold_5f_niv2">Mélanges</text:span></text:h>
          <text:p text:style-name="P180">On mélange deux bouteilles de même volume contenant des boissons sucrées : dans la première il y a 9 % de sucre et dans l’autre 15 %. </text:p>
        </text:list-item>
      </text:list>
      <text:list xml:id="list222721466046771" text:continue-list="list222722129460009" text:style-name="liste_5f_abc">
        <text:list-item>
          <text:list>
            <text:list-item text:start-value="1">
              <text:p text:style-name="P135">Quel est le pourcentage de sucre dans le mélange ?</text:p>
            </text:list-item>
          </text:list>
        </text:list-item>
      </text:list>
      <text:list xml:id="list222723045812694" text:continue-list="list222721794777820" text:style-name="Num_5f_Exo">
        <text:list-item>
          <text:list>
            <text:list-header>
              <text:p text:style-name="P47"><text:span text:style-name="_5f_Correction_20_surligné"><text:span text:style-name="T191">Comme le volume est le même on peut calculer la moyenne : (9 % + 15%) ÷</text:span></text:span><text:span text:style-name="_5f_Correction_20_surligné"> </text:span><text:span text:style-name="_5f_Correction_20_surligné"><text:span text:style-name="T347">2 = 24 % ÷</text:span></text:span><text:span text:style-name="_5f_Correction_20_surligné"> </text:span><text:span text:style-name="_5f_Correction_20_surligné"><text:span text:style-name="T347">2 = 12 %.</text:span></text:span></text:p>
            </text:list-header>
          </text:list>
        </text:list-item>
      </text:list>
      <text:list xml:id="list222722136241237" text:continue-list="list222721466046771" text:style-name="liste_5f_abc">
        <text:list-item>
          <text:list>
            <text:list-item>
              <text:p text:style-name="P151">Même question avec une première bouteille de 1 litre et l’autre de 2 litres.</text:p>
            </text:list-item>
          </text:list>
        </text:list-item>
      </text:list>
      <text:list xml:id="list222723122314518" text:continue-list="list222723045812694" text:style-name="Num_5f_Exo">
        <text:list-header>
          <text:p text:style-name="P47"><text:span text:style-name="_5f_Correction_20_surligné"><text:span text:style-name="T156">Quantité de sucre dans la bouteille de 1 litre :</text:span></text:span></text:p>
          <text:p text:style-name="P47"><text:span text:style-name="_5f_Correction_20_surligné"><text:span text:style-name="T156">9 % ×</text:span></text:span><text:span text:style-name="_5f_Correction_20_surligné"> </text:span><text:span text:style-name="_5f_Correction_20_surligné"><text:span text:style-name="T347">1L = 0,09 L </text:span></text:span></text:p>
          <text:p text:style-name="P47"><text:span text:style-name="_5f_Correction_20_surligné"><text:span text:style-name="T156">Quantité de sucre dans la bouteille de </text:span></text:span><text:span text:style-name="_5f_Correction_20_surligné"><text:span text:style-name="T95">2</text:span></text:span><text:span text:style-name="_5f_Correction_20_surligné"><text:span text:style-name="T156"> litres :</text:span></text:span></text:p>
          <text:p text:style-name="P47"><text:span text:style-name="_5f_Correction_20_surligné"><text:span text:style-name="T95">15</text:span></text:span><text:span text:style-name="_5f_Correction_20_surligné"><text:span text:style-name="T156"> % ×</text:span></text:span><text:span text:style-name="_5f_Correction_20_surligné"> </text:span><text:span text:style-name="_5f_Correction_20_surligné"><text:span text:style-name="T57">2</text:span></text:span><text:span text:style-name="_5f_Correction_20_surligné"><text:span text:style-name="T347">L = 0,</text:span></text:span><text:span text:style-name="_5f_Correction_20_surligné"><text:span text:style-name="T57">30</text:span></text:span><text:span text:style-name="_5f_Correction_20_surligné"><text:span text:style-name="T347"> L </text:span></text:span></text:p>
          <text:p text:style-name="P47"><text:span text:style-name="_5f_Correction_20_surligné"><text:span text:style-name="T347">Pourcentage de sucre dans le mélange de 3 L :</text:span></text:span></text:p>
          <text:p text:style-name="P47"><text:span text:style-name="_5f_Correction_20_surligné"><text:span text:style-name="T347">(</text:span></text:span><text:span text:style-name="_5f_Correction_20_surligné"><text:span text:style-name="T57">0,</text:span></text:span><text:span text:style-name="_5f_Correction_20_surligné"><text:span text:style-name="T347">09 + 0,30) ÷</text:span></text:span><text:span text:style-name="_5f_Correction_20_surligné"> </text:span><text:span text:style-name="_5f_Correction_20_surligné"><text:span text:style-name="T347">3 = 0,13 ou 13 %.</text:span></text:span></text:p>
        </text:list-header>
      </text:list>
      <text:list xml:id="list222722515510162" text:continue-list="list222722136241237" text:style-name="liste_5f_abc">
        <text:list-item>
          <text:list>
            <text:list-item>
              <text:p text:style-name="P193"><text:span text:style-name="T314">Même question avec une première bouteille de 1 litre et l’autre de 50 c</text:span><text:span text:style-name="T44">e</text:span><text:span text:style-name="T45">ntilitres</text:span><text:span text:style-name="T314">. </text:span></text:p>
            </text:list-item>
          </text:list>
        </text:list-item>
      </text:list>
      <text:list xml:id="list222723273275745" text:continue-list="list222723122314518" text:style-name="Num_5f_Exo">
        <text:list-header>
          <text:p text:style-name="P47"><text:span text:style-name="_5f_Correction_20_surligné"><text:span text:style-name="T156">Quantité de sucre dans la bouteille de </text:span></text:span><text:span text:style-name="_5f_Correction_20_surligné"><text:span text:style-name="T95">0,5</text:span></text:span><text:span text:style-name="_5f_Correction_20_surligné"><text:span text:style-name="T156"> litres :</text:span></text:span></text:p>
          <text:p text:style-name="P47"><text:span text:style-name="_5f_Correction_20_surligné"><text:span text:style-name="T95">15</text:span></text:span><text:span text:style-name="_5f_Correction_20_surligné"><text:span text:style-name="T156"> % ×</text:span></text:span><text:span text:style-name="_5f_Correction_20_surligné"> </text:span><text:span text:style-name="_5f_Correction_20_surligné"><text:span text:style-name="T57">0,5 </text:span></text:span><text:span text:style-name="_5f_Correction_20_surligné"><text:span text:style-name="T347">L = 0,0</text:span></text:span><text:span text:style-name="_5f_Correction_20_surligné"><text:span text:style-name="T57">75</text:span></text:span><text:span text:style-name="_5f_Correction_20_surligné"><text:span text:style-name="T347"> L </text:span></text:span></text:p>
          <text:p text:style-name="P47"><text:span text:style-name="_5f_Correction_20_surligné"><text:span text:style-name="T347">Pourcentage de sucre dans le mélange de </text:span></text:span><text:span text:style-name="_5f_Correction_20_surligné"><text:span text:style-name="T57">1,5</text:span></text:span><text:span text:style-name="_5f_Correction_20_surligné"><text:span text:style-name="T347"> L :</text:span></text:span></text:p>
          <text:p text:style-name="P47"><text:span text:style-name="_5f_Correction_20_surligné"><text:span text:style-name="T156">(</text:span></text:span><text:span text:style-name="_5f_Correction_20_surligné"><text:span text:style-name="T95">0,</text:span></text:span><text:span text:style-name="_5f_Correction_20_surligné"><text:span text:style-name="T156">09 + 0,</text:span></text:span><text:span text:style-name="_5f_Correction_20_surligné"><text:span text:style-name="T95">075</text:span></text:span><text:span text:style-name="_5f_Correction_20_surligné"><text:span text:style-name="T156">) ÷</text:span></text:span><text:span text:style-name="_5f_Correction_20_surligné"><text:span text:style-name="T148"> </text:span></text:span><text:span text:style-name="_5f_Correction_20_surligné"><text:span text:style-name="T95">1,5</text:span></text:span><text:span text:style-name="_5f_Correction_20_surligné"><text:span text:style-name="T156"> = 0,1</text:span></text:span><text:span text:style-name="_5f_Correction_20_surligné"><text:span text:style-name="T95">1</text:span></text:span><text:span text:style-name="_5f_Correction_20_surligné"><text:span text:style-name="T156"> ou 1</text:span></text:span><text:span text:style-name="_5f_Correction_20_surligné"><text:span text:style-name="T95">1</text:span></text:span><text:span text:style-name="_5f_Correction_20_surligné"><text:span text:style-name="T156"> %.</text:span></text:span></text:p>
        </text:list-header>
        <text:list-item>
          <text:h text:style-name="P237" text:outline-level="1"><text:span text:style-name="Bold_5f_niv2"><text:span text:style-name="T146"> </text:span></text:span><text:span text:style-name="Bold_5f_niv2"><text:span text:style-name="T141">Réduction</text:span></text:span></text:h>
        </text:list-item>
      </text:list>
      <text:p text:style-name="_5f_Paragraphe_20_livret_20_"><text:span text:style-name="_5f_BVS"><text:span text:style-name="T145">Un pantalon coûte 58 </text:span></text:span><text:span text:style-name="_5f_BVS"><text:span text:style-name="T146">€</text:span></text:span><text:span text:style-name="_5f_BVS"><text:span text:style-name="T145">. </text:span></text:span><text:span text:style-name="_5f_BVS"><text:span text:style-name="T146">Il est soldé et bénéficie d’une première réduction de 20 %.</text:span></text:span></text:p>
      <text:list xml:id="list222722860219866" text:continue-list="list222722515510162" text:style-name="liste_5f_abc">
        <text:list-item>
          <text:list>
            <text:list-item text:start-value="1">
              <text:p text:style-name="P153"><text:span text:style-name="_5f_BVS"><text:span text:style-name="T294">Quel est le montant de la réduction ?</text:span></text:span></text:p>
              <text:p text:style-name="P59"><text:span text:style-name="_5f_Correction_20_surligné"><text:span text:style-name="T192">58 ×</text:span></text:span><text:span text:style-name="_5f_Correction_20_surligné"> </text:span><text:span text:style-name="_5f_Correction_20_surligné"><text:span text:style-name="T348">20 ÷</text:span></text:span><text:span text:style-name="_5f_Correction_20_surligné"> </text:span><text:span text:style-name="_5f_Correction_20_surligné"><text:span text:style-name="T348">100 = 11,6 </text:span></text:span></text:p>
              <text:p text:style-name="P68"><text:span text:style-name="_5f_Correction_20_surligné">L</text:span><text:span text:style-name="_5f_Correction_20_surligné"><text:span text:style-name="T294">e montant de la réduction </text:span></text:span><text:span text:style-name="_5f_Correction_20_surligné">est de 11,60 €.</text:span></text:p>
            </text:list-item>
            <text:list-item>
              <text:p text:style-name="P154"><text:span text:style-name="_5f_BVS">Q</text:span><text:span text:style-name="_5f_BVS"><text:span text:style-name="T294">uel est le prix du pantalon après remise ?</text:span></text:span></text:p>
              <text:p text:style-name="P59"><text:span text:style-name="_5f_Correction_20_surligné"><text:span text:style-name="T192">58 </text:span></text:span><text:span text:style-name="_5f_Correction_20_surligné"><text:span text:style-name="T228">−</text:span></text:span><text:span text:style-name="_5f_Correction_20_surligné"><text:span text:style-name="T192"> 11,60 = 46,40</text:span></text:span></text:p>
              <text:p text:style-name="P155"><text:span text:style-name="_5f_Correction_20_surligné"><text:span text:style-name="T215">L</text:span></text:span><text:span text:style-name="_5f_Correction_20_surligné"><text:span text:style-name="T216">e prix du pantalon après remise </text:span></text:span><text:span text:style-name="_5f_Correction_20_surligné"><text:span text:style-name="T215">est de </text:span></text:span><text:span text:style-name="_5f_Correction_20_surligné"><text:span text:style-name="T192">46,40 €.</text:span></text:span></text:p>
            </text:list-item>
            <text:list-item>
              <text:p text:style-name="P154"><text:span text:style-name="_5f_BVS">I</text:span><text:span text:style-name="_5f_BVS"><text:span text:style-name="T294">l bénéficie d’une 2</text:span></text:span><text:span text:style-name="_5f_BVS"><text:span text:style-name="T278">e</text:span></text:span><text:span text:style-name="_5f_BVS"><text:span text:style-name="T294"> remise de 30 %. Quel est finalement le prix du pantalon ?</text:span></text:span></text:p>
              <text:p text:style-name="P155"><text:span text:style-name="_5f_Correction_20_surligné"><text:span text:style-name="T192">46,40 ×</text:span></text:span><text:span text:style-name="_5f_Correction_20_surligné"> </text:span><text:span text:style-name="_5f_Correction_20_surligné"><text:span text:style-name="T348">(100 – 30) ÷</text:span></text:span><text:span text:style-name="_5f_Correction_20_surligné"> </text:span><text:span text:style-name="_5f_Correction_20_surligné"><text:span text:style-name="T348">100 = 32,48</text:span></text:span></text:p>
              <text:p text:style-name="P155"><text:span text:style-name="_5f_Correction_20_surligné"><text:span text:style-name="T215">L</text:span></text:span><text:span text:style-name="_5f_Correction_20_surligné"><text:span text:style-name="T216">e prix du pantalon après </text:span></text:span><text:span text:style-name="_5f_Correction_20_surligné"><text:span text:style-name="T215">2</text:span></text:span><text:span text:style-name="_5f_Correction_20_surligné"><text:span text:style-name="T284">e</text:span></text:span><text:span text:style-name="_5f_Correction_20_surligné"><text:span text:style-name="T215"> </text:span></text:span><text:span text:style-name="_5f_Correction_20_surligné"><text:span text:style-name="T216">remise </text:span></text:span><text:span text:style-name="_5f_Correction_20_surligné"><text:span text:style-name="T215">est de </text:span></text:span><text:span text:style-name="_5f_Correction_20_surligné"><text:span text:style-name="T91">32,48</text:span></text:span><text:span text:style-name="_5f_Correction_20_surligné"><text:span text:style-name="T192"> €.</text:span></text:span></text:p>
              <text:p text:style-name="P155"><text:span text:style-name="_5f_Correction_20_surligné"/></text:p>
            </text:list-item>
          </text:list>
        </text:list-item>
      </text:list>
      <text:list xml:id="list222723339535749" text:continue-list="list222723273275745" text:style-name="Num_5f_Exo">
        <text:list-item>
          <text:h text:style-name="P42" text:outline-level="1"><text:span text:style-name="Bold_5f_niv2"><text:span text:style-name="T40"> </text:span></text:span><text:span text:style-name="Strong_20_Emphasis"><text:span text:style-name="T68">Introduit en Australie en 1935 pour lutter contre les insectes rongeant la canne à sucre, le crapaud buffle, qui est venimeux, ravage désormais la faune locale</text:span></text:span><text:span text:style-name="Strong_20_Emphasis"><text:span text:style-name="T69">.</text:span></text:span></text:h>
        </text:list-item>
      </text:list>
      <text:list xml:id="list222721630354265" text:continue-list="list222722860219866" text:style-name="liste_5f_abc">
        <text:list-item>
          <text:list>
            <text:list-item text:start-value="1">
              <text:p text:style-name="P146">La taille des 100 spécimens introduits à l’origine était au maximum de 14 cm mais un spécimen de 38 cm a été capturé en 2007. De quel pourcentage sa taille a-t-elle augmenté ? </text:p>
            </text:list-item>
          </text:list>
        </text:list-item>
      </text:list>
      <text:list xml:id="list222722977250732" text:continue-list="list222723339535749" text:style-name="Num_5f_Exo">
        <text:list-header>
          <text:p text:style-name="P48"><text:span text:style-name="_5f_Correction_20_surligné"><text:span text:style-name="T157">38 ÷</text:span></text:span><text:span text:style-name="_5f_Correction_20_surligné"> </text:span><text:span text:style-name="_5f_Correction_20_surligné"><text:span text:style-name="T349">14 ≈</text:span></text:span><text:span text:style-name="_5f_Correction_20_surligné"> </text:span><text:span text:style-name="_5f_Correction_20_surligné"><text:span text:style-name="T349">2,71 ≈ 271 ÷</text:span></text:span><text:span text:style-name="_5f_Correction_20_surligné"> </text:span><text:span text:style-name="_5f_Correction_20_surligné"><text:span text:style-name="T349">100</text:span></text:span></text:p>
          <text:p text:style-name="P48"><text:span text:style-name="_5f_Correction_20_surligné"><text:span text:style-name="T349">La taille du crapaud a augmenté d’environ 271 %.</text:span></text:span></text:p>
        </text:list-header>
      </text:list>
      <text:list xml:id="list222723235866141" text:continue-list="list222721630354265" text:style-name="liste_5f_abc">
        <text:list-item>
          <text:list>
            <text:list-item>
              <text:p text:style-name="P147">Une estimation <text:span text:style-name="T251">actuelle </text:span>donn<text:span text:style-name="T251">e une</text:span> population <text:s/>de crapauds buffles en Australie de l’ordre de 200 millions d’individus. De quel pourcentage leur nombre a-t-il augmenté par rapport à 1935 ?</text:p>
            </text:list-item>
          </text:list>
        </text:list-item>
      </text:list>
      <text:list xml:id="list222722279381888" text:continue-list="list222722977250732" text:style-name="Num_5f_Exo">
        <text:list-header>
          <text:p text:style-name="P48"><text:span text:style-name="_5f_Correction_20_surligné"><text:span text:style-name="T217"><draw:frame draw:style-name="fr3" draw:name="Objet12" text:anchor-type="as-char" svg:width="2.503cm" svg:height="0.87cm" draw:z-index="5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Correction_20_surligné"><text:span text:style-name="T217"> correspond à une augmentation de 200 millions % soit : 2 ×</text:span></text:span><text:span text:style-name="_5f_Correction_20_surligné"> </text:span><text:span text:style-name="_5f_Correction_20_surligné"><text:span text:style-name="T349">10</text:span></text:span><text:span text:style-name="_5f_Correction_20_surligné"><text:span text:style-name="T285">8</text:span></text:span><text:span text:style-name="_5f_Correction_20_surligné"><text:span text:style-name="T349"> %</text:span></text:span><text:span text:style-name="_5f_Correction_20_surligné"><text:span text:style-name="T217"> .</text:span></text:span></text:p>
        </text:list-header>
        <text:list-item>
          <text:p text:style-name="P49"><text:span text:style-name="Bold_5f_niv2"><text:span text:style-name="T218"> Radars</text:span></text:span></text:p>
        </text:list-item>
      </text:list>
      <text:p text:style-name="_5f_Paragraphe_20_livret_20_"><text:span text:style-name="Bold_5f_niv2"><text:span text:style-name="T236">Les radars routiers ont une précision de </text:span></text:span><text:span text:style-name="Bold_5f_niv2"><text:span text:style-name="T237">1</text:span></text:span><text:span text:style-name="Bold_5f_niv2"><text:span text:style-name="T236"> %, </text:span></text:span><text:span text:style-name="Bold_5f_niv2"><text:span text:style-name="T237">mais la réglementation en vigueur accepte une marge de 5 % d’erreur.</text:span></text:span></text:p>
      <text:list xml:id="list222721952740448" text:continue-list="list222723235866141" text:style-name="liste_5f_abc">
        <text:list-item>
          <text:list>
            <text:list-item text:start-value="1">
              <text:p text:style-name="P156"><text:span text:style-name="Bold_5f_niv2"><text:span text:style-name="T236">Je roule en ville (limitation à 50 km/h). </text:span></text:span><text:span text:style-name="Bold_5f_niv2"><text:span text:style-name="T242">À</text:span></text:span><text:span text:style-name="Bold_5f_niv2"><text:span text:style-name="T238"> partir de quelle vitesse réelle suis-je « flashé » ? </text:span></text:span></text:p>
            </text:list-item>
          </text:list>
        </text:list-item>
      </text:list>
      <text:p text:style-name="P30"><text:span text:style-name="_5f_Correction_20_surligné"><text:span text:style-name="T168">50 km/h ×</text:span></text:span><text:span text:style-name="_5f_Correction_20_surligné"> </text:span><text:span text:style-name="_5f_Correction_20_surligné"><text:span text:style-name="T350">105 ÷ 100 = 52,5 km/h.</text:span></text:span></text:p>
      <text:list xml:id="list222722968207946" text:continue-numbering="true" text:style-name="liste_5f_abc">
        <text:list-item>
          <text:list>
            <text:list-item>
              <text:p text:style-name="P157"><text:span text:style-name="Bold_5f_niv2"><text:span text:style-name="T238">Je roule sur autoroute (limitation à 130 km/h). </text:span></text:span><text:span text:style-name="Bold_5f_niv2"><text:span text:style-name="T242">À </text:span></text:span><text:span text:style-name="Bold_5f_niv2"><text:span text:style-name="T238">partir de quelle vitesse réelle suis-je « flashé » ?</text:span></text:span></text:p>
            </text:list-item>
          </text:list>
        </text:list-item>
      </text:list>
      <text:p text:style-name="P30"><text:span text:style-name="_5f_Correction_20_surligné"><text:span text:style-name="T96">130</text:span></text:span><text:span text:style-name="_5f_Correction_20_surligné"><text:span text:style-name="T158"> km/h × </text:span></text:span><text:span text:style-name="_5f_Correction_20_surligné"><text:span text:style-name="T159">105 ÷ 100 = </text:span></text:span><text:span text:style-name="_5f_Correction_20_surligné"><text:span text:style-name="T96">136,5 </text:span></text:span><text:span text:style-name="_5f_Correction_20_surligné"><text:span text:style-name="T159">km/h.</text:span></text:span></text:p>
      <text:list xml:id="list222723465516376" text:continue-numbering="true" text:style-name="liste_5f_abc">
        <text:list-item>
          <text:list>
            <text:list-item>
              <text:p text:style-name="P157"><text:span text:style-name="Bold_5f_niv2"><text:span text:style-name="T239">M</text:span></text:span><text:span text:style-name="Bold_5f_niv2"><text:span text:style-name="T238">on véhicule indique la vitesse </text:span></text:span><text:span text:style-name="Bold_5f_niv2"><text:span text:style-name="T240">réelle </text:span></text:span><text:span text:style-name="Bold_5f_niv2"><text:span text:style-name="T238">avec une erreur de </text:span></text:span><text:span text:style-name="Bold_5f_niv2"><text:span text:style-name="T239">plus ou moins </text:span></text:span><text:span text:style-name="Bold_5f_niv2"><text:span text:style-name="T238">2 % </text:span></text:span><text:span text:style-name="Bold_5f_niv2"><text:span text:style-name="T240">de la vitesse au compteur</text:span></text:span><text:span text:style-name="Bold_5f_niv2"><text:span text:style-name="T238">. Je roule en ville </text:span></text:span><text:span text:style-name="Bold_5f_niv2"><text:span text:style-name="T241">à 52 km/h au compteur. </text:span></text:span><text:span text:style-name="Bold_5f_niv2"><text:span text:style-name="T238">Q</text:span></text:span><text:span text:style-name="Bold_5f_niv2"><text:span text:style-name="T241">uel est l’encadrement de ma vitesse réelle ?</text:span></text:span></text:p>
            </text:list-item>
          </text:list>
        </text:list-item>
      </text:list>
      <text:p text:style-name="P30"><text:span text:style-name="_5f_Correction_20_surligné"><text:span text:style-name="T158">5</text:span></text:span><text:span text:style-name="_5f_Correction_20_surligné"><text:span text:style-name="T159">2</text:span></text:span><text:span text:style-name="_5f_Correction_20_surligné"><text:span text:style-name="T158"> km/h × </text:span></text:span><text:span text:style-name="_5f_Correction_20_surligné"><text:span text:style-name="T159">10</text:span></text:span><text:span text:style-name="_5f_Correction_20_surligné"><text:span text:style-name="T96">2</text:span></text:span><text:span text:style-name="_5f_Correction_20_surligné"><text:span text:style-name="T159"> ÷ 100 = 5</text:span></text:span><text:span text:style-name="_5f_Correction_20_surligné"><text:span text:style-name="T96">3,04</text:span></text:span><text:span text:style-name="_5f_Correction_20_surligné"><text:span text:style-name="T159"> km/h.</text:span></text:span></text:p>
      <text:p text:style-name="P28"><text:span text:style-name="_5f_Correction_20_surligné"><text:span text:style-name="T351">5</text:span></text:span><text:span text:style-name="_5f_Correction_20_surligné"><text:span text:style-name="T350">2</text:span></text:span><text:span text:style-name="_5f_Correction_20_surligné"><text:span text:style-name="T351"> km/h × </text:span></text:span><text:span text:style-name="_5f_Correction_20_surligné"><text:span text:style-name="T58">98</text:span></text:span><text:span text:style-name="_5f_Correction_20_surligné"><text:span text:style-name="T350"> ÷ 100 = </text:span></text:span><text:span text:style-name="_5f_Correction_20_surligné"><text:span text:style-name="T58">50,96</text:span></text:span><text:span text:style-name="_5f_Correction_20_surligné"><text:span text:style-name="T350"> km/h.</text:span></text:span></text:p>
      <text:p text:style-name="P27"><text:span text:style-name="_5f_Correction_20_surligné"><text:span text:style-name="T350">Ma vitesse est comprise entre 51 km/h et 53 km/h environ.</text:span></text:span></text:p>
      <text:list xml:id="list222723150939830" text:continue-numbering="true" text:style-name="liste_5f_abc">
        <text:list-item>
          <text:list>
            <text:list-item>
              <text:p text:style-name="P157"><text:span text:style-name="Bold_5f_niv2"><text:span text:style-name="T239">J</text:span></text:span><text:span text:style-name="Bold_5f_niv2"><text:span text:style-name="T238">e roule sur autoroute </text:span></text:span><text:span text:style-name="Bold_5f_niv2"><text:span text:style-name="T241">à 132 km/h au compteur. </text:span></text:span><text:span text:style-name="Bold_5f_niv2"><text:span text:style-name="T238">Q</text:span></text:span><text:span text:style-name="Bold_5f_niv2"><text:span text:style-name="T241">uel est l’encadrement de ma vitesse réelle ? </text:span></text:span></text:p>
            </text:list-item>
          </text:list>
        </text:list-item>
      </text:list>
      <text:p text:style-name="P30"><text:span text:style-name="_5f_Correction_20_surligné"><text:span text:style-name="T96">132</text:span></text:span><text:span text:style-name="_5f_Correction_20_surligné"><text:span text:style-name="T158"> km/h × </text:span></text:span><text:span text:style-name="_5f_Correction_20_surligné"><text:span text:style-name="T159">10</text:span></text:span><text:span text:style-name="_5f_Correction_20_surligné"><text:span text:style-name="T96">2</text:span></text:span><text:span text:style-name="_5f_Correction_20_surligné"><text:span text:style-name="T159"> ÷ 100 = </text:span></text:span><text:span text:style-name="_5f_Correction_20_surligné"><text:span text:style-name="T96">134,64</text:span></text:span><text:span text:style-name="_5f_Correction_20_surligné"><text:span text:style-name="T159"> km/h.</text:span></text:span></text:p>
      <text:p text:style-name="P28"><text:span text:style-name="_5f_Correction_20_surligné"><text:span text:style-name="T351">5</text:span></text:span><text:span text:style-name="_5f_Correction_20_surligné"><text:span text:style-name="T350">2</text:span></text:span><text:span text:style-name="_5f_Correction_20_surligné"><text:span text:style-name="T351"> km/h × </text:span></text:span><text:span text:style-name="_5f_Correction_20_surligné"><text:span text:style-name="T58">98</text:span></text:span><text:span text:style-name="_5f_Correction_20_surligné"><text:span text:style-name="T350"> ÷ 100 = </text:span></text:span><text:span text:style-name="_5f_Correction_20_surligné"><text:span text:style-name="T58">129,36</text:span></text:span><text:span text:style-name="_5f_Correction_20_surligné"><text:span text:style-name="T350"> km/h.</text:span></text:span></text:p>
      <text:p text:style-name="P27"><text:span text:style-name="_5f_Correction_20_surligné"><text:span text:style-name="T350">Ma vitesse est comprise entre </text:span></text:span><text:span text:style-name="_5f_Correction_20_surligné"><text:span text:style-name="T58">129</text:span></text:span><text:span text:style-name="_5f_Correction_20_surligné"><text:span text:style-name="T350"> km/h et </text:span></text:span><text:span text:style-name="_5f_Correction_20_surligné"><text:span text:style-name="T58">135 </text:span></text:span><text:span text:style-name="_5f_Correction_20_surligné"><text:span text:style-name="T350">km/h environ.</text:span></text:span></text:p>
      <text:list xml:id="list222722312868846" text:continue-list="list222722279381888" text:style-name="Num_5f_Exo">
        <text:list-item>
          <text:h text:style-name="P43" text:outline-level="1"><text:span text:style-name="Bold_5f_niv2"><text:span text:style-name="T299"> </text:span></text:span><text:span text:style-name="Bold_5f_niv2"><text:span text:style-name="T293">Loi d’Ohm</text:span></text:span></text:h>
          <text:p text:style-name="P121"><text:span text:style-name="Strong_20_Emphasis"><text:span text:style-name="T29">La tension</text:span></text:span><text:span text:style-name="Strong_20_Emphasis"><text:span text:style-name="T30"> </text:span></text:span><text:span text:style-name="Strong_20_Emphasis"><text:span text:style-name="T33">U (en volts) </text:span></text:span><text:span text:style-name="Strong_20_Emphasis"><text:span text:style-name="T34">aux bornes d’un conducteur ohmique s’obtient à l’aide de </text:span></text:span><text:span text:style-name="Strong_20_Emphasis"><text:span text:style-name="T37">la </text:span></text:span><text:span text:style-name="Strong_20_Emphasis"><text:span text:style-name="T34">formule </text:span></text:span><text:span text:style-name="Strong_20_Emphasis"><text:span text:style-name="T31">U </text:span></text:span><text:span text:style-name="_5f_Symbole"><text:span text:style-name="T271">=</text:span></text:span><text:span text:style-name="_5f_BVS"><text:span text:style-name="T271"> </text:span></text:span><text:span text:style-name="Strong_20_Emphasis"><text:span text:style-name="T31">R</text:span></text:span><text:span text:style-name="_5f_BVS"><text:span text:style-name="T271"> </text:span></text:span><text:span text:style-name="Strong_20_Emphasis"><text:span text:style-name="T84">×</text:span></text:span><text:span text:style-name="_5f_BVS"><text:span text:style-name="T271"> </text:span></text:span><text:span text:style-name="Strong_20_Emphasis"><text:span text:style-name="T31">I </text:span></text:span><text:span text:style-name="Strong_20_Emphasis"><text:span text:style-name="T32">où</text:span></text:span><text:span text:style-name="Strong_20_Emphasis"><text:span text:style-name="T35"> R </text:span></text:span><text:span text:style-name="Strong_20_Emphasis"><text:span text:style-name="T37">est </text:span></text:span><text:span text:style-name="Strong_20_Emphasis"><text:span text:style-name="T33">une </text:span></text:span><text:span text:style-name="Strong_20_Emphasis"><text:span text:style-name="T35">résistance à </text:span></text:span><text:span text:style-name="Strong_20_Emphasis"><text:span text:style-name="T36">valeur fixe</text:span></text:span><text:span text:style-name="Strong_20_Emphasis"><text:span text:style-name="T35"> (en ohms) </text:span></text:span><text:span text:style-name="Strong_20_Emphasis"><text:span text:style-name="T33">et </text:span></text:span><text:span text:style-name="Strong_20_Emphasis"><text:span text:style-name="T35">I l’intensité du courant (en ampères).</text:span></text:span></text:p>
          <text:p text:style-name="P120"><text:span text:style-name="Strong_20_Emphasis"><text:span text:style-name="T65">Parmi les phrase</text:span></text:span><text:span text:style-name="Strong_20_Emphasis"><text:span text:style-name="T66">s</text:span></text:span><text:span text:style-name="Strong_20_Emphasis"><text:span text:style-name="T65"> suivantes quelles sont celles qui sont correctes ? </text:span></text:span><text:span text:style-name="Strong_20_Emphasis"><text:span text:style-name="T64">(Réponds par vrai ou faux, </text:span></text:span><text:span text:style-name="Strong_20_Emphasis"><text:span text:style-name="T67">justifie.</text:span></text:span><text:span text:style-name="Strong_20_Emphasis"><text:span text:style-name="T64">)</text:span></text:span></text:p>
        </text:list-item>
      </text:list>
      <text:list xml:id="list222722878771126" text:continue-list="list222723150939830" text:style-name="liste_5f_abc">
        <text:list-item>
          <text:list>
            <text:list-item text:start-value="1">
              <text:p text:style-name="P122"><text:span text:style-name="Strong_20_Emphasis"><text:span text:style-name="T63">La résistance R (en ohms) </text:span></text:span><text:span text:style-name="Strong_20_Emphasis"><text:span text:style-name="T64">d’un circuit</text:span></text:span><text:span text:style-name="Strong_20_Emphasis"><text:span text:style-name="T63"> </text:span></text:span><text:span text:style-name="Strong_20_Emphasis"><text:span text:style-name="T64">soumis à une tension U (en volts)</text:span></text:span><text:span text:style-name="Strong_20_Emphasis"><text:span text:style-name="T63"> est proportionnelle à l’intensité du courant I (en ampères) qui la traverse.</text:span></text:span></text:p>
            </text:list-item>
          </text:list>
        </text:list-item>
      </text:list>
      <text:list xml:id="list222722494082148" text:continue-list="list222722312868846" text:style-name="Num_5f_Exo">
        <text:list-header>
          <text:p text:style-name="P124"><text:span text:style-name="_5f_Correction_20_surligné"><text:span text:style-name="T271">U = R </text:span></text:span><text:span text:style-name="_5f_Correction_20_surligné"><text:span text:style-name="T275">×</text:span></text:span><text:span text:style-name="_5f_Correction_20_surligné"><text:span text:style-name="T271"> I</text:span></text:span><text:span text:style-name="_5f_Correction_20_surligné"><text:span text:style-name="T273"> <text:s/></text:span></text:span><text:span text:style-name="_5f_Correction_20_surligné"><text:span text:style-name="T274">donne R </text:span></text:span><text:span text:style-name="_5f_Correction_20_surligné"><text:span text:style-name="T276">= </text:span></text:span><text:span text:style-name="_5f_Correction_20_surligné"><text:span text:style-name="T276"><draw:frame draw:style-name="fr3" draw:name="Objet13" text:anchor-type="as-char" svg:width="0.527cm" svg:height="0.87cm" draw:z-index="5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Correction_20_surligné"><text:span text:style-name="T276"> relation qui indique que la résistance R n’est pas proportionnelle à l’intensité I.</text:span></text:span></text:p>
        </text:list-header>
      </text:list>
      <text:list xml:id="list222723219317466" text:continue-list="list222722878771126" text:style-name="liste_5f_abc">
        <text:list-item>
          <text:list>
            <text:list-item>
              <text:p text:style-name="P123"><text:span text:style-name="Strong_20_Emphasis"><text:span text:style-name="T63">La tension U (en volts) aux bornes d’une résistance R (en ohms) est proportionnelle à l’intensité du courant I (en ampères) qui la traverse. <text:s/></text:span></text:span></text:p>
            </text:list-item>
          </text:list>
        </text:list-item>
      </text:list>
      <text:list xml:id="list222723124357081" text:continue-list="list222722494082148" text:style-name="Num_5f_Exo">
        <text:list-header>
          <text:p text:style-name="P124"><text:span text:style-name="_5f_Correction_20_surligné"><text:span text:style-name="T271">U = R </text:span></text:span><text:span text:style-name="_5f_Correction_20_surligné"><text:span text:style-name="T275">×</text:span></text:span><text:span text:style-name="_5f_Correction_20_surligné"><text:span text:style-name="T271"> I</text:span></text:span><text:span text:style-name="_5f_Correction_20_surligné"><text:span text:style-name="T273"> <text:s/></text:span></text:span><text:span text:style-name="_5f_Correction_20_surligné"><text:span text:style-name="T274">est une relation qui indique que la</text:span></text:span><text:span text:style-name="Strong_20_Emphasis"><text:span text:style-name="T324"> tension U est proportionnelle à l’intensité I.</text:span></text:span></text:p>
        </text:list-header>
      </text:list>
      <text:list xml:id="list222723260893774" text:continue-list="list222723219317466" text:style-name="liste_5f_abc">
        <text:list-item>
          <text:list>
            <text:list-item>
              <text:p text:style-name="P123"><text:span text:style-name="Strong_20_Emphasis"><text:span text:style-name="T39">L</text:span></text:span><text:span text:style-name="Strong_20_Emphasis"><text:span text:style-name="T38">’intensité du courant I (en ampères) </text:span></text:span><text:span text:style-name="Strong_20_Emphasis"><text:span text:style-name="T39">d’un circuit</text:span></text:span><text:span text:style-name="Strong_20_Emphasis"><text:span text:style-name="T38"> </text:span></text:span><text:span text:style-name="Strong_20_Emphasis"><text:span text:style-name="T39">soumis à une tension U (en volts) </text:span></text:span><text:span text:style-name="Strong_20_Emphasis"><text:span text:style-name="T38">est proportionnelle à <text:s/></text:span></text:span><text:span text:style-name="Strong_20_Emphasis"><text:span text:style-name="T39">sa </text:span></text:span><text:span text:style-name="Strong_20_Emphasis"><text:span text:style-name="T38">résistance R (en ohms).</text:span></text:span></text:p>
            </text:list-item>
          </text:list>
        </text:list-item>
      </text:list>
      <text:list xml:id="list222721800700123" text:continue-list="list222723124357081" text:style-name="Num_5f_Exo">
        <text:list-header>
          <text:p text:style-name="P125"><text:span text:style-name="_5f_Correction_20_surligné"><text:span text:style-name="T271">U = R </text:span></text:span><text:span text:style-name="_5f_Correction_20_surligné"><text:span text:style-name="T275">×</text:span></text:span><text:span text:style-name="_5f_Correction_20_surligné"><text:span text:style-name="T271"> I</text:span></text:span><text:span text:style-name="_5f_Correction_20_surligné"><text:span text:style-name="T273"> </text:span></text:span><text:span text:style-name="_5f_Correction_20_surligné"><text:span text:style-name="T274">donne </text:span></text:span><text:span text:style-name="_5f_Correction_20_surligné"><text:span text:style-name="T41">I</text:span></text:span><text:span text:style-name="_5f_Correction_20_surligné"><text:span text:style-name="T274"> </text:span></text:span><text:span text:style-name="_5f_Correction_20_surligné"><text:span text:style-name="T276">= </text:span></text:span><text:span text:style-name="_5f_Correction_20_surligné"><text:span text:style-name="T276"><draw:frame draw:style-name="fr3" draw:name="Objet14" text:anchor-type="as-char" svg:width="0.527cm" svg:height="0.87cm" draw:z-index="5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orrection_20_surligné"><text:span text:style-name="T276"> relation qui indique que l’intensité I n’est pas proportionnelle à la résistance R.</text:span></text:span></text:p>
        </text:list-header>
        <text:list-item>
          <text:h text:style-name="P40" text:outline-level="1"><text:span text:style-name="Bold_5f_niv2"><text:span text:style-name="T272"> </text:span></text:span><text:span text:style-name="Strong_20_Emphasis"><text:span text:style-name="T71">Le poids </text:span></text:span><text:span text:style-name="Strong_20_Emphasis"><text:span text:style-name="T72">P, </text:span></text:span><text:span text:style-name="Strong_20_Emphasis"><text:span text:style-name="T73">en </text:span></text:span><text:span text:style-name="Strong_20_Emphasis"><text:span text:style-name="T74">n</text:span></text:span><text:span text:style-name="Strong_20_Emphasis"><text:span text:style-name="T73">ewton</text:span></text:span><text:span text:style-name="Strong_20_Emphasis"><text:span text:style-name="T79">s</text:span></text:span><text:span text:style-name="Strong_20_Emphasis"><text:span text:style-name="T73">,</text:span></text:span><text:span text:style-name="Strong_20_Emphasis"><text:span text:style-name="T72"> </text:span></text:span><text:span text:style-name="Strong_20_Emphasis"><text:span text:style-name="T71">d’un objet sur Terre </text:span></text:span><text:span text:style-name="Strong_20_Emphasis"><text:span text:style-name="T75">s</text:span></text:span><text:span text:style-name="Strong_20_Emphasis"><text:span text:style-name="T76">e détermine à l’aide de la formule </text:span></text:span><text:span text:style-name="Strong_20_Emphasis"><text:span text:style-name="T80">P</text:span></text:span><text:span text:style-name="Strong_20_Emphasis"><text:span text:style-name="T76"> = </text:span></text:span><text:span text:style-name="Strong_20_Emphasis"><text:span text:style-name="T80">m</text:span></text:span><text:span text:style-name="Strong_20_Emphasis"><text:span text:style-name="T77"> </text:span></text:span><text:span text:style-name="_5f_Symbole"><text:span text:style-name="T292">×</text:span></text:span><text:span text:style-name="Strong_20_Emphasis"><text:span text:style-name="T77"> g </text:span></text:span><text:span text:style-name="Strong_20_Emphasis"><text:span text:style-name="T78">où </text:span></text:span><text:span text:style-name="Strong_20_Emphasis"><text:span text:style-name="T81">m</text:span></text:span><text:span text:style-name="Strong_20_Emphasis"><text:span text:style-name="T78"> est la masse en kg et g, la gravité, est environ égale à 9,8.</text:span></text:span></text:h>
        </text:list-item>
      </text:list>
      <text:list xml:id="list222723624521336" text:continue-list="list222723260893774" text:style-name="liste_5f_abc">
        <text:list-item>
          <text:list>
            <text:list-item text:start-value="1">
              <text:p text:style-name="P158"><text:span text:style-name="Strong_20_Emphasis"><text:span text:style-name="T170">S</text:span></text:span><text:span text:style-name="Strong_20_Emphasis"><text:span text:style-name="T86">achant que la masse de Karim est de 36</text:span></text:span><text:span text:style-name="Strong_20_Emphasis"><text:span text:style-name="T89"> </text:span></text:span><text:span text:style-name="Strong_20_Emphasis"><text:span text:style-name="T86">kg, calcule son poids sur Terre.</text:span></text:span></text:p>
            </text:list-item>
          </text:list>
        </text:list-item>
      </text:list>
      <text:list xml:id="list222722244512959" text:continue-list="list222721800700123" text:style-name="Num_5f_Exo">
        <text:list-header>
          <text:p text:style-name="P50"><text:span text:style-name="_5f_Correction_20_surligné"><text:span text:style-name="T160">P</text:span></text:span><text:span text:style-name="_5f_Correction_20_surligné"><text:span text:style-name="T354">T</text:span></text:span><text:span text:style-name="_5f_Correction_20_surligné"><text:span text:style-name="T160"> = 36 </text:span></text:span><text:span text:style-name="_5f_Correction_20_surligné"><text:span text:style-name="T222">× </text:span></text:span><text:span text:style-name="_5f_Correction_20_surligné"><text:span text:style-name="T223">g </text:span></text:span><text:span text:style-name="_5f_Correction_20_surligné"><text:span text:style-name="T224">≈ </text:span></text:span><text:span text:style-name="_5f_Correction_20_surligné"><text:span text:style-name="T160">36 </text:span></text:span><text:span text:style-name="_5f_Correction_20_surligné"><text:span text:style-name="T222">× </text:span></text:span><text:span text:style-name="_5f_Correction_20_surligné"><text:span text:style-name="T224">9,8 N</text:span></text:span></text:p>
          <text:p text:style-name="P69"><text:span text:style-name="_5f_Correction_20_surligné"><text:span text:style-name="T160">P</text:span></text:span><text:span text:style-name="_5f_Correction_20_surligné"><text:span text:style-name="T354">T</text:span></text:span><text:span text:style-name="_5f_Correction_20_surligné"><text:span text:style-name="T160"> </text:span></text:span><text:span text:style-name="_5f_Correction_20_surligné"><text:span text:style-name="T224">≈</text:span></text:span><text:span text:style-name="_5f_Correction_20_surligné"><text:span text:style-name="T160"> 352,8 N (</text:span></text:span><text:span text:style-name="_5f_Correction_20_surligné"><text:span text:style-name="T97">n</text:span></text:span><text:span text:style-name="_5f_Correction_20_surligné"><text:span text:style-name="T160">ewtons).</text:span></text:span></text:p>
        </text:list-header>
      </text:list>
      <text:list xml:id="list222721582620496" text:continue-list="list222723624521336" text:style-name="liste_5f_abc">
        <text:list-item>
          <text:list>
            <text:list-item>
              <text:p text:style-name="P157"><text:span text:style-name="Strong_20_Emphasis"><text:span text:style-name="T111">Sur la </text:span></text:span><text:span text:style-name="Strong_20_Emphasis"><text:span text:style-name="T108">L</text:span></text:span><text:span text:style-name="Strong_20_Emphasis"><text:span text:style-name="T111">une, le poids de </text:span></text:span><text:span text:style-name="Strong_20_Emphasis"><text:span text:style-name="T103">Karim </text:span></text:span><text:span text:style-name="Strong_20_Emphasis"><text:span text:style-name="T107">s</text:span></text:span><text:span text:style-name="Strong_20_Emphasis"><text:span text:style-name="T108">erait d’environ</text:span></text:span><text:span text:style-name="Strong_20_Emphasis"><text:span text:style-name="T103"> </text:span></text:span><text:span text:style-name="Strong_20_Emphasis"><text:span text:style-name="T104">58,86</text:span></text:span><text:span text:style-name="Strong_20_Emphasis"><text:span text:style-name="T103"> </text:span></text:span><text:span text:style-name="Strong_20_Emphasis"><text:span text:style-name="T113">n</text:span></text:span><text:span text:style-name="Strong_20_Emphasis"><text:span text:style-name="T112">ewton</text:span></text:span><text:span text:style-name="Strong_20_Emphasis"><text:span text:style-name="T115">s</text:span></text:span><text:span text:style-name="Strong_20_Emphasis"><text:span text:style-name="T112">. </text:span></text:span><text:span text:style-name="Strong_20_Emphasis"><text:span text:style-name="T114">S</text:span></text:span><text:span text:style-name="Strong_20_Emphasis"><text:span text:style-name="T109">achant que sa masse ne change pas, </text:span></text:span><text:span text:style-name="Strong_20_Emphasis"><text:span text:style-name="T103">quelle </text:span></text:span><text:span text:style-name="Strong_20_Emphasis"><text:span text:style-name="T105">est la gravité</text:span></text:span><text:span text:style-name="Strong_20_Emphasis"><text:span text:style-name="T106"> </text:span></text:span><text:span text:style-name="Strong_20_Emphasis"><text:span text:style-name="T103">sur l</text:span></text:span><text:span text:style-name="Strong_20_Emphasis"><text:span text:style-name="T110">a Lune ?</text:span></text:span></text:p>
            </text:list-item>
          </text:list>
        </text:list-item>
      </text:list>
      <text:list xml:id="list222722201115893" text:continue-list="list222722244512959" text:style-name="Num_5f_Exo">
        <text:list-header>
          <text:p text:style-name="P50"><text:span text:style-name="_5f_Correction_20_surligné"><text:span text:style-name="T160">P</text:span></text:span><text:span text:style-name="_5f_Correction_20_surligné"><text:span text:style-name="T354">L </text:span></text:span><text:span text:style-name="_5f_Correction_20_surligné"><text:span text:style-name="T160">= 36 </text:span></text:span><text:span text:style-name="_5f_Correction_20_surligné"><text:span text:style-name="T225">× </text:span></text:span><text:span text:style-name="_5f_Correction_20_surligné"><text:span text:style-name="T223">g</text:span></text:span><text:span text:style-name="_5f_Correction_20_surligné"><text:span text:style-name="T355">L</text:span></text:span><text:span text:style-name="_5f_Correction_20_surligné"><text:span text:style-name="T223"> </text:span></text:span><text:span text:style-name="_5f_Correction_20_surligné"><text:span text:style-name="T224">≈</text:span></text:span><text:span text:style-name="_5f_Correction_20_surligné"><text:span text:style-name="T148"> </text:span></text:span><text:span text:style-name="_5f_Correction_20_surligné"><text:span text:style-name="T97">58,86</text:span></text:span><text:span text:style-name="_5f_Correction_20_surligné"><text:span text:style-name="T223"> </text:span></text:span><text:span text:style-name="_5f_Correction_20_surligné"><text:span text:style-name="T224">N <text:s/>donc :</text:span></text:span></text:p>
          <text:p text:style-name="P50"><text:span text:style-name="_5f_Correction_20_surligné"><text:span text:style-name="T223">g</text:span></text:span><text:span text:style-name="_5f_Correction_20_surligné"><text:span text:style-name="T355">L</text:span></text:span><text:span text:style-name="_5f_Correction_20_surligné"><text:span text:style-name="T223"> </text:span></text:span><text:span text:style-name="_5f_Correction_20_surligné"><text:span text:style-name="T224">≈ </text:span></text:span><text:span text:style-name="_5f_Correction_20_surligné"><text:span text:style-name="T117">58,</text:span></text:span><text:span text:style-name="_5f_Correction_20_surligné"><text:span text:style-name="T224">86 ÷</text:span></text:span><text:span text:style-name="_5f_Correction_20_surligné"> </text:span><text:span text:style-name="_5f_Correction_20_surligné"><text:span text:style-name="T352">36 </text:span></text:span><text:span text:style-name="_5f_Correction_20_surligné"><text:span text:style-name="T224">≈ 1,635</text:span></text:span></text:p>
          <text:p text:style-name="P50"><text:span text:style-name="_5f_Correction_20_surligné"><text:span text:style-name="T224">Sur la lune on a une gravité qui vaut </text:span></text:span><text:span text:style-name="_5f_Correction_20_surligné"><text:span text:style-name="T117">environ </text:span></text:span><text:span text:style-name="_5f_Correction_20_surligné"><text:span text:style-name="T224">1,635.</text:span></text:span></text:p>
        </text:list-header>
      </text:list>
      <text:list xml:id="list222723226413949" text:continue-list="list222721582620496" text:style-name="liste_5f_abc">
        <text:list-item>
          <text:list>
            <text:list-item>
              <text:p text:style-name="P159"><text:span text:style-name="Strong_20_Emphasis"><text:span text:style-name="T110">Complète la phrase :</text:span></text:span></text:p>
            </text:list-item>
          </text:list>
        </text:list-item>
      </text:list>
      <text:list xml:id="list222721906506067" text:continue-list="list222722201115893" text:style-name="Num_5f_Exo">
        <text:list-header>
          <text:p text:style-name="P51"><text:span text:style-name="_5f_BVS">Sur la Lune, nous sommes donc </text:span><text:span text:style-name="_5f_Correction_20_surligné"><text:span text:style-name="T352">environ 6</text:span></text:span><text:span text:style-name="_5f_Correction_20_surligné"> </text:span><text:span text:style-name="_5f_BVS">fois plus légers que sur la Terre.</text:span></text:p>
        </text:list-header>
        <text:list-item>
          <text:h text:style-name="P44" text:outline-level="1"><draw:g text:anchor-type="paragraph" draw:z-index="36" draw:name="Forme6" draw:style-name="gr8"><draw:custom-shape draw:style-name="gr9" draw:text-style-name="P247" svg:width="3.895cm" svg:height="3.899cm" draw:transform="skewX (-0.000872664625997194) rotate (2.79217773734053) translate (8.23030555555556cm 5.09763888888889cm)"><text:p/><draw:enhanced-geometry draw:mirror-horizontal="false" draw:mirror-vertical="false" draw:glue-point-type="segments" draw:type="mso-spt100" draw:modifiers="131.15227323752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247" svg:width="1.299cm" svg:height="1.306cm" draw:transform="skewX (0.00139626340159549) rotate (2.79217773734053) translate (7.45948611111111cm 3.429cm)"><text:p/><draw:enhanced-geometry draw:mirror-horizontal="false" draw:mirror-vertical="false" draw:glue-point-type="segments" draw:type="mso-spt100" draw:modifiers="131.15227323752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1" draw:text-style-name="P249" svg:width="1.454cm" svg:height="0.724cm" svg:x="6.41cm" svg:y="1.327cm"><draw:text-box><text:p text:style-name="P248"><text:span text:style-name="T370">135°</text:span></text:p></draw:text-box></draw:frame><draw:frame draw:style-name="gr12" draw:text-style-name="P250" svg:width="1.752cm" svg:height="0.659cm" draw:transform="rotate (-0.358141562509237) translate (5.55095833333333cm 1.99495833333333cm)"><draw:text-box><text:p text:style-name="P248"><text:span text:style-name="T371">4 cm</text:span></text:p></draw:text-box></draw:frame><draw:frame draw:style-name="gr13" draw:text-style-name="P249" svg:width="0.586cm" svg:height="1.064cm" svg:x="4.723cm" svg:y="1.648cm"><draw:text-box><text:p text:style-name="P248"><text:span text:style-name="T370">A </text:span></text:p></draw:text-box></draw:frame><draw:frame draw:style-name="gr14" draw:text-style-name="P249" svg:width="0.585cm" svg:height="0.659cm" svg:x="8.696cm" svg:y="1.366cm"><draw:text-box><text:p text:style-name="P248"><text:span text:style-name="T370">B</text:span></text:p></draw:text-box></draw:frame></draw:g><text:soft-page-break/><text:span text:style-name="Bold_5f_niv2"><text:span text:style-name="T300"> </text:span></text:span><text:span text:style-name="Bold_5f_niv2"><text:span text:style-name="T291">Longueur d’un arc de cercle</text:span></text:span></text:h>
          <text:p text:style-name="P76"><text:span text:style-name="Strong_20_Emphasis"><text:span text:style-name="T85">L’objectif est de calculer</text:span></text:span></text:p>
          <text:p text:style-name="P79"><text:span text:style-name="Strong_20_Emphasis"><text:span text:style-name="T85">la longueur de l’arc</text:span></text:span><text:span text:style-name="_5f_Numéros_20_second_20_de_20_s_27_entraîner_20_et_20_approfondir"><text:span text:style-name="T189"> </text:span></text:span><text:span text:style-name="_5f_Numéros_20_second_20_de_20_s_27_entraîner_20_et_20_approfondir"><text:span text:style-name="T189"><draw:g text:anchor-type="as-char" svg:y="-0.42cm" draw:z-index="48" draw:name="Forme5" draw:style-name="gr1"><draw:frame draw:style-name="gr6" draw:text-style-name="P245" svg:width="0.491cm" svg:height="0.436cm" svg:x="0cm" svg:y="0.097cm"><draw:text-box><text:p text:style-name="P239"><text:span text:style-name="T367">AB</text:span></text:p></draw:text-box></draw:frame><draw:frame draw:style-name="gr7" draw:text-style-name="P246" svg:width="0.223cm" svg:height="0.459cm" draw:transform="rotate (1.58667882298805) translate (0.0123472222222222cm 0.2295cm)"><draw:text-box><text:p text:style-name="P241"><text:span text:style-name="T368">)</text:span></text:p></draw:text-box></draw:frame></draw:g></text:span></text:span><text:span text:style-name="Strong_20_Emphasis"><text:span text:style-name="T85">.</text:span></text:span></text:p>
          <text:p text:style-name="P77"><text:span text:style-name="Strong_20_Emphasis"><text:span text:style-name="T88">La longueur de l’arc est proportionnel</text:span></text:span><text:span text:style-name="Strong_20_Emphasis"><text:span text:style-name="T90">le</text:span></text:span><text:span text:style-name="Strong_20_Emphasis"><text:span text:style-name="T88"> à l’angle au centre qui le détermine.</text:span></text:span></text:p>
          <text:p text:style-name="P78"><text:span text:style-name="Strong_20_Emphasis"/></text:p>
        </text:list-item>
      </text:list>
      <text:list xml:id="list222722471914678" text:continue-list="list222723226413949" text:style-name="liste_5f_abc">
        <text:list-item>
          <text:list>
            <text:list-item text:start-value="1">
              <text:p text:style-name="P82"><text:span text:style-name="Strong_20_Emphasis"><text:span text:style-name="T85">Donne l’angle au centre d’un cercle.</text:span></text:span></text:p>
            </text:list-item>
          </text:list>
        </text:list-item>
      </text:list>
      <text:p text:style-name="P24"><text:span text:style-name="_5f_Correction_20_surligné"><text:span text:style-name="T220">L</text:span></text:span><text:span text:style-name="_5f_Correction_20_surligné"><text:span text:style-name="T219">’angle au centre d’un cercle </text:span></text:span><text:span text:style-name="_5f_Correction_20_surligné"><text:span text:style-name="T220">vaut 3</text:span></text:span><text:span text:style-name="_5f_Correction_20_surligné"><text:span text:style-name="T221">60</text:span></text:span><text:span text:style-name="_5f_Correction_20_surligné"><text:span text:style-name="T220">°.</text:span></text:span></text:p>
      <text:list xml:id="list222721842940898" text:continue-numbering="true" text:style-name="liste_5f_abc">
        <text:list-item>
          <text:list>
            <text:list-item>
              <text:p text:style-name="P160"><text:span text:style-name="Strong_20_Emphasis"><text:span text:style-name="T85">Donne la longueur d’un cercle de rayon </text:span></text:span><text:span text:style-name="Strong_20_Emphasis"><text:span text:style-name="T87">4 </text:span></text:span><text:span text:style-name="Strong_20_Emphasis"><text:span text:style-name="T85">cm en fonction de </text:span></text:span><text:span text:style-name="Strong_20_Emphasis"><text:span text:style-name="T121">π</text:span></text:span><text:span text:style-name="Strong_20_Emphasis"><text:span text:style-name="T85">.</text:span></text:span></text:p>
            </text:list-item>
          </text:list>
        </text:list-item>
      </text:list>
      <text:list xml:id="list222721894051968" text:continue-list="list222721906506067" text:style-name="Num_5f_Exo">
        <text:list-header>
          <text:p text:style-name="P52"><text:span text:style-name="_5f_Correction_20_surligné"><text:span text:style-name="T357">L = 2 ×</text:span></text:span><text:span text:style-name="_5f_Correction_20_surligné"> </text:span><text:span text:style-name="corps"><text:span text:style-name="T122">π</text:span></text:span><text:span text:style-name="_5f_Correction_20_surligné"> × </text:span><text:span text:style-name="_5f_Correction_20_surligné"><text:span text:style-name="T357">4 = 8 </text:span></text:span><text:span text:style-name="corps"><text:span text:style-name="T122">π</text:span></text:span><text:span text:style-name="_5f_Correction_20_surligné"> </text:span><text:span text:style-name="_5f_Correction_20_surligné"><text:span text:style-name="T357">cm</text:span></text:span></text:p>
        </text:list-header>
      </text:list>
      <text:list xml:id="list222722340996496" text:continue-list="list222721842940898" text:style-name="liste_5f_abc">
        <text:list-item>
          <text:list>
            <text:list-item>
              <text:p text:style-name="P161"><text:span text:style-name="_5f_BVS"><text:span text:style-name="T135">Complète le tableau de proportionnalité ci-dessous.</text:span></text:span></text:p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list xml:id="list222723198056573" text:continue-list="list222721894051968" text:style-name="Num_5f_Exo">
              <text:list-header>
                <text:p text:style-name="P83"/>
              </text:list-header>
            </text:list>
          </table:table-cell>
          <table:table-cell table:style-name="Tableau6.B1" office:value-type="string">
            <text:list xml:id="list222721957676464" text:continue-numbering="true" text:style-name="Num_5f_Exo">
              <text:list-header>
                <text:p text:style-name="P84">Cercle</text:p>
              </text:list-header>
            </text:list>
          </table:table-cell>
          <table:table-cell table:style-name="Tableau6.C1" office:value-type="string">
            <text:list xml:id="list222721584470054" text:continue-numbering="true" text:style-name="Num_5f_Exo">
              <text:list-header>
                <text:p text:style-name="P84">Arc de cercle</text:p>
              </text:list-header>
            </text:list>
          </table:table-cell>
        </table:table-row>
        <table:table-row table:style-name="Tableau6.1">
          <table:table-cell table:style-name="Tableau6.A2" office:value-type="string">
            <text:list xml:id="list222722021716611" text:continue-numbering="true" text:style-name="Num_5f_Exo">
              <text:list-header>
                <text:p text:style-name="P85">Longueur</text:p>
                <text:p text:style-name="P87"><text:span text:style-name="T128">(en cm)</text:span><text:span text:style-name="T127"> </text:span></text:p>
              </text:list-header>
            </text:list>
          </table:table-cell>
          <table:table-cell table:style-name="Tableau6.B2" office:value-type="string">
            <text:list xml:id="list222722958243330" text:continue-numbering="true" text:style-name="Num_5f_Exo">
              <text:list-header>
                <text:p text:style-name="P63"><draw:frame text:anchor-type="paragraph" draw:z-index="51" draw:name="Forme8" draw:style-name="gr5" draw:text-style-name="P244" svg:width="1.377cm" svg:height="0.743cm" svg:x="2.254cm" svg:y="0.049cm"><draw:text-box><text:p><text:span text:style-name="T369">× 0,375</text:span></text:p></draw:text-box></draw:frame><draw:line text:anchor-type="paragraph" draw:z-index="52" draw:name="Forme7_0" draw:style-name="gr4" draw:text-style-name="P243" svg:x1="2.254cm" svg:y1="0.596cm" svg:x2="3.418cm" svg:y2="0.614cm"><text:p/></draw:line><text:span text:style-name="_5f_Correction_20_surligné"><text:span text:style-name="T357">8 </text:span></text:span><text:span text:style-name="corps"><text:span text:style-name="T173">π</text:span></text:span></text:p>
              </text:list-header>
            </text:list>
          </table:table-cell>
          <table:table-cell table:style-name="Tableau6.C2" office:value-type="string">
            <text:list xml:id="list222723181736693" text:continue-numbering="true" text:style-name="Num_5f_Exo">
              <text:list-header>
                <text:p text:style-name="P63"><text:span text:style-name="_5f_Correction_20_surligné"><text:span text:style-name="T59">3</text:span></text:span><text:span text:style-name="_5f_Correction_20_surligné"><text:span text:style-name="T357"> </text:span></text:span><text:span text:style-name="corps"><text:span text:style-name="T173">π</text:span></text:span></text:p>
              </text:list-header>
            </text:list>
          </table:table-cell>
        </table:table-row>
        <table:table-row table:style-name="Tableau6.1">
          <table:table-cell table:style-name="Tableau6.A3" office:value-type="string">
            <text:list xml:id="list222722239640954" text:continue-numbering="true" text:style-name="Num_5f_Exo">
              <text:list-header>
                <text:p text:style-name="P84">Angle</text:p>
                <text:p text:style-name="P84"><draw:line text:anchor-type="paragraph" draw:z-index="50" draw:name="Forme7" draw:style-name="gr4" draw:text-style-name="P243" svg:x1="4.897cm" svg:y1="0.191cm" svg:x2="6.061cm" svg:y2="0.209cm"><text:p/></draw:line>(en degrés)</text:p>
              </text:list-header>
            </text:list>
          </table:table-cell>
          <table:table-cell table:style-name="Tableau6.B3" office:value-type="string">
            <text:list xml:id="list222721601168665" text:continue-numbering="true" text:style-name="Num_5f_Exo">
              <text:list-header>
                <text:p text:style-name="P86"><text:span text:style-name="_5f_Correction_20_surligné">360</text:span></text:p>
              </text:list-header>
            </text:list>
          </table:table-cell>
          <table:table-cell table:style-name="Tableau6.C3" table:formula="ooow:135" office:value-type="float" office:value="135">
            <text:list xml:id="list222722018158331" text:continue-numbering="true" text:style-name="Num_5f_Exo">
              <text:list-header>
                <text:p text:style-name="P86"><text:span text:style-name="_5f_Correction_20_surligné">135</text:span></text:p>
              </text:list-header>
            </text:list>
          </table:table-cell>
        </table:table-row>
      </table:table>
      <text:list xml:id="list222722556479975" text:continue-list="list222722340996496" text:style-name="liste_5f_abc">
        <text:list-item>
          <text:list>
            <text:list-item>
              <text:p text:style-name="P126"><text:span text:style-name="Strong_20_Emphasis"><text:span text:style-name="T85">Donne une valeur approchée au dixième de </text:span></text:span><text:span text:style-name="Strong_20_Emphasis"><text:span text:style-name="T90">la longueur de </text:span></text:span><text:span text:style-name="Strong_20_Emphasis"><text:span text:style-name="T85">l’arc</text:span></text:span><text:span text:style-name="_5f_Numéros_20_second_20_de_20_s_27_entraîner_20_et_20_approfondir"><text:span text:style-name="T189"> </text:span></text:span><text:span text:style-name="_5f_Numéros_20_second_20_de_20_s_27_entraîner_20_et_20_approfondir"><text:span text:style-name="T189"><draw:g text:anchor-type="as-char" svg:y="-0.42cm" draw:z-index="49" draw:name="Forme5" draw:style-name="gr1"><draw:frame draw:style-name="gr6" draw:text-style-name="P245" svg:width="0.491cm" svg:height="0.436cm" svg:x="0cm" svg:y="0.097cm"><draw:text-box><text:p text:style-name="P239"><text:span text:style-name="T367">AB</text:span></text:p></draw:text-box></draw:frame><draw:frame draw:style-name="gr7" draw:text-style-name="P246" svg:width="0.223cm" svg:height="0.459cm" draw:transform="rotate (1.58667882298805) translate (0.0123472222222222cm 0.2295cm)"><draw:text-box><text:p text:style-name="P241"><text:span text:style-name="T368">)</text:span></text:p></draw:text-box></draw:frame></draw:g></text:span></text:span><text:span text:style-name="Strong_20_Emphasis"><text:span text:style-name="T85">.</text:span></text:span></text:p>
            </text:list-item>
          </text:list>
        </text:list-item>
      </text:list>
      <text:list xml:id="list222722696156454" text:continue-list="list222722018158331" text:style-name="Num_5f_Exo">
        <text:list-header>
          <text:p text:style-name="P52"><text:span text:style-name="_5f_Correction_20_surligné"><text:span text:style-name="T194">L </text:span></text:span><text:span text:style-name="_5f_Correction_20_surligné"><text:span text:style-name="T194"><draw:g text:anchor-type="as-char" svg:y="-0.323cm" draw:z-index="53" draw:name="Forme 1" draw:style-name="gr1"><draw:frame draw:style-name="gr2" draw:text-style-name="P240" svg:width="0.491cm" svg:height="0.436cm" svg:x="0cm" svg:y="0.097cm"><draw:text-box><text:p text:style-name="P239"><text:span text:style-name="T367">AB</text:span></text:p></draw:text-box></draw:frame><draw:frame draw:style-name="gr3" draw:text-style-name="P242" svg:width="0.223cm" svg:height="0.459cm" draw:transform="rotate (1.58667882298805) translate (0.0123472222222222cm 0.229513888888889cm)"><draw:text-box><text:p text:style-name="P241"><text:span text:style-name="T368">)</text:span></text:p></draw:text-box></draw:frame></draw:g></text:span></text:span><text:span text:style-name="_5f_Correction_20_surligné"><text:span text:style-name="T194"><text:s/>= 3 </text:span></text:span><text:span text:style-name="corps"><text:span text:style-name="T122">π</text:span></text:span><text:span text:style-name="_5f_Correction_20_surligné"> ≈ </text:span><text:span text:style-name="_5f_Correction_20_surligné"><text:span text:style-name="T357">9,4 cm.</text:span></text:span></text:p>
        </text:list-header>
        <text:list-item>
          <text:h text:style-name="P41" text:outline-level="1"><text:span text:style-name="_5f_pointillés_20_gris"><text:span text:style-name="T144"> </text:span></text:span><text:span text:style-name="Bold_5f_niv2"><text:span text:style-name="T139">Aire et périmètre</text:span></text:span></text:h>
        </text:list-item>
      </text:list>
      <text:list xml:id="list222722926078031" text:continue-list="list222722556479975" text:style-name="liste_5f_abc">
        <text:list-item>
          <text:list>
            <text:list-item text:start-value="1">
              <text:p text:style-name="P203">Quelles sont les formules donnant la longueur <text:span text:style-name="T315">d’un cercle </text:span>et l’aire d’un <text:span text:style-name="T46">disque</text:span> à partir de son rayon ?</text:p>
            </text:list-item>
          </text:list>
        </text:list-item>
      </text:list>
      <text:list xml:id="list222723515833821" text:continue-list="list222722696156454" text:style-name="Num_5f_Exo">
        <text:list-item>
          <text:list>
            <text:list-header>
              <text:p text:style-name="P70"><text:span text:style-name="_5f_Correction_20_surligné"><text:span text:style-name="T357">Longueur du cercle : <text:s/>2 × </text:span></text:span><text:span text:style-name="corps"><text:span text:style-name="T26">π</text:span></text:span><text:span text:style-name="_5f_Correction_20_surligné"><text:span text:style-name="T357"> × r <text:s text:c="2"/>ou <text:s text:c="2"/>2 </text:span></text:span><text:span text:style-name="corps"><text:span text:style-name="T26">π</text:span></text:span><text:span text:style-name="_5f_Correction_20_surligné"><text:span text:style-name="T357"> r</text:span></text:span></text:p>
              <text:p text:style-name="P70"><text:span text:style-name="_5f_Correction_20_surligné"><text:span text:style-name="T59">Aire</text:span></text:span><text:span text:style-name="_5f_Correction_20_surligné"><text:span text:style-name="T357"> du </text:span></text:span><text:span text:style-name="_5f_Correction_20_surligné"><text:span text:style-name="T59">disque </text:span></text:span><text:span text:style-name="_5f_Correction_20_surligné"><text:span text:style-name="T357">: <text:s/></text:span></text:span><text:span text:style-name="corps"><text:span text:style-name="T26">π</text:span></text:span><text:span text:style-name="_5f_Correction_20_surligné"><text:span text:style-name="T357"> × r² <text:s/>ou <text:s text:c="2"/></text:span></text:span><text:span text:style-name="corps"><text:span text:style-name="T26">π</text:span></text:span><text:span text:style-name="_5f_Correction_20_surligné"><text:span text:style-name="T357"> r² </text:span></text:span></text:p>
            </text:list-header>
          </text:list>
        </text:list-item>
      </text:list>
      <text:list xml:id="list222723402027603" text:continue-list="list222722926078031" text:style-name="liste_5f_abc">
        <text:list-item>
          <text:list>
            <text:list-item>
              <text:p text:style-name="P205">V<text:span text:style-name="T310">oici un tableau donnant la valeur exacte de la longueur d’un cercle </text:span><text:span text:style-name="T311">et de l’aire </text:span><text:span text:style-name="T310">d’un </text:span><text:span text:style-name="T70">disque</text:span><text:span text:style-name="T310">. Comp</text:span><text:span text:style-name="T312">l</text:span><text:span text:style-name="T310">ète-le.</text:span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list xml:id="list222722296935548" text:continue-list="list222723515833821" text:style-name="Num_5f_Exo">
                <text:list-header>
                  <text:p text:style-name="P110">Rayon (cm)</text:p>
                </text:list-header>
              </text:list>
            </table:table-cell>
            <table:table-cell table:style-name="Tableau1.B1" office:value-type="float" office:value="1">
              <text:list xml:id="list222722959792840" text:continue-numbering="true" text:style-name="Num_5f_Exo">
                <text:list-header>
                  <text:p text:style-name="P113">1</text:p>
                </text:list-header>
              </text:list>
            </table:table-cell>
            <table:table-cell table:style-name="Tableau1.B1" office:value-type="float" office:value="4">
              <text:list xml:id="list222722978723507" text:continue-numbering="true" text:style-name="Num_5f_Exo">
                <text:list-header>
                  <text:p text:style-name="P113">4</text:p>
                </text:list-header>
              </text:list>
            </table:table-cell>
            <table:table-cell table:style-name="Tableau1.D1" office:value-type="float" office:value="14">
              <text:list xml:id="list222721868062201" text:continue-numbering="true" text:style-name="Num_5f_Exo">
                <text:list-header>
                  <text:p text:style-name="P113">14</text:p>
                </text:list-header>
              </text:list>
            </table:table-cell>
          </table:table-row>
        </table:table-header-rows>
        <table:table-row table:style-name="Tableau1.1">
          <table:table-cell table:style-name="Tableau1.A2" office:value-type="string">
            <text:list xml:id="list222723394554107" text:continue-numbering="true" text:style-name="Num_5f_Exo">
              <text:list-header>
                <text:p text:style-name="P104"><text:span text:style-name="T261">Longueur du cercle</text:span><text:span text:style-name="T260"> (en </text:span><text:span text:style-name="T261">cm</text:span><text:span text:style-name="T260">)</text:span></text:p>
              </text:list-header>
            </text:list>
          </table:table-cell>
          <table:table-cell table:style-name="Tableau1.B2" office:value-type="string">
            <text:list xml:id="list222722047036668" text:continue-numbering="true" text:style-name="Num_5f_Exo">
              <text:list-header>
                <text:p text:style-name="P94">2<text:span text:style-name="corps"><text:span text:style-name="T171">π</text:span></text:span></text:p>
              </text:list-header>
            </text:list>
          </table:table-cell>
          <table:table-cell table:style-name="Tableau1.C2" office:value-type="string">
            <text:list xml:id="list222721635436518" text:continue-numbering="true" text:style-name="Num_5f_Exo">
              <text:list-item>
                <text:list>
                  <text:list-header>
                    <text:p text:style-name="P71"><text:span text:style-name="_5f_Correction_20_surligné"><text:span text:style-name="T60">8</text:span></text:span><text:span text:style-name="_5f_Correction_20_surligné"><text:span text:style-name="T357"> </text:span></text:span><text:span text:style-name="corps"><text:span text:style-name="T26">π</text:span></text:span></text:p>
                  </text:list-header>
                </text:list>
              </text:list-item>
            </text:list>
          </table:table-cell>
          <table:table-cell table:style-name="Tableau1.D2" office:value-type="string">
            <text:list xml:id="list222722242413870" text:continue-numbering="true" text:style-name="Num_5f_Exo">
              <text:list-item>
                <text:list>
                  <text:list-header>
                    <text:p text:style-name="P71"><text:span text:style-name="_5f_Correction_20_surligné"><text:span text:style-name="T357">2</text:span></text:span><text:span text:style-name="_5f_Correction_20_surligné"><text:span text:style-name="T358">8</text:span></text:span><text:span text:style-name="_5f_Correction_20_surligné"><text:span text:style-name="T132"> </text:span></text:span><text:span text:style-name="corps"><text:span text:style-name="T26">π</text:span></text:span></text:p>
                  </text:list-header>
                </text:list>
              </text:list-item>
            </text:list>
          </table:table-cell>
        </table:table-row>
        <table:table-row table:style-name="Tableau1.1">
          <table:table-cell table:style-name="Tableau1.A3" office:value-type="string">
            <text:list xml:id="list222723234127218" text:continue-numbering="true" text:style-name="Num_5f_Exo">
              <text:list-header>
                <text:p text:style-name="P105"><text:span text:style-name="T317">Aire du </text:span><text:span text:style-name="T322">d</text:span><text:span text:style-name="T323">isque</text:span><text:span text:style-name="T317"> (en</text:span><text:span text:style-name="T318"> </text:span><text:span text:style-name="T317">cm</text:span><text:span text:style-name="T283">2</text:span><text:span text:style-name="T187">)</text:span></text:p>
              </text:list-header>
            </text:list>
          </table:table-cell>
          <table:table-cell table:style-name="Tableau1.B3" office:value-type="string">
            <text:list xml:id="list222723057970604" text:continue-numbering="true" text:style-name="Num_5f_Exo">
              <text:list-header>
                <text:p text:style-name="P95"><text:span text:style-name="corps"><text:span text:style-name="T172">π</text:span></text:span></text:p>
              </text:list-header>
            </text:list>
          </table:table-cell>
          <table:table-cell table:style-name="Tableau1.C3" office:value-type="string">
            <text:list xml:id="list222723303505555" text:continue-numbering="true" text:style-name="Num_5f_Exo">
              <text:list-item>
                <text:list>
                  <text:list-header>
                    <text:p text:style-name="P71"><text:span text:style-name="_5f_Correction_20_surligné"><text:span text:style-name="T60">16</text:span></text:span><text:span text:style-name="_5f_Correction_20_surligné"><text:span text:style-name="T357"> </text:span></text:span><text:span text:style-name="corps"><text:span text:style-name="T26">π</text:span></text:span></text:p>
                  </text:list-header>
                </text:list>
              </text:list-item>
            </text:list>
          </table:table-cell>
          <table:table-cell table:style-name="Tableau1.D3" office:value-type="string">
            <text:list xml:id="list222722040337125" text:continue-numbering="true" text:style-name="Num_5f_Exo">
              <text:list-item>
                <text:list>
                  <text:list-header>
                    <text:p text:style-name="P71"><text:span text:style-name="_5f_Correction_20_surligné"><text:span text:style-name="T60">196</text:span></text:span><text:span text:style-name="_5f_Correction_20_surligné"><text:span text:style-name="T357"> </text:span></text:span><text:span text:style-name="corps"><text:span text:style-name="T26">π</text:span></text:span></text:p>
                  </text:list-header>
                </text:list>
              </text:list-item>
            </text:list>
          </table:table-cell>
        </table:table-row>
      </table:table>
      <text:list xml:id="list222722551471029" text:continue-list="list222723402027603" text:style-name="liste_5f_abc">
        <text:list-item>
          <text:list>
            <text:list-item>
              <text:p text:style-name="P88">La longueur d’un cercle est-elle proportionnelle à son rayon ?</text:p>
            </text:list-item>
          </text:list>
        </text:list-item>
      </text:list>
      <text:list xml:id="list222721560428404" text:continue-list="list222722040337125" text:style-name="Num_5f_Exo">
        <text:list-header>
          <text:p text:style-name="P74"><text:span text:style-name="_5f_Correction_20_surligné"><text:span text:style-name="T359">Oui, la longueur d’un cercle est proportionnelle</text:span></text:span><text:span text:style-name="_5f_Correction_20_surligné"><text:span text:style-name="T288"> </text:span></text:span><text:span text:style-name="_5f_Correction_20_surligné"><text:span text:style-name="T359">à son rayon avec un coefficient qui vaut 2 </text:span></text:span><text:span text:style-name="corps"><text:span text:style-name="T27">π</text:span></text:span><text:span text:style-name="_5f_Correction_20_surligné"><text:span text:style-name="T359">.</text:span></text:span></text:p>
        </text:list-header>
      </text:list>
      <text:list xml:id="list222722870934822" text:continue-list="list222722551471029" text:style-name="liste_5f_abc">
        <text:list-item>
          <text:list>
            <text:list-item>
              <text:p text:style-name="P89"><text:span text:style-name="T255">L’aire d’un </text:span><text:span text:style-name="T256">disque</text:span><text:span text:style-name="T255"> est-elle proportionnelle à </text:span><text:span text:style-name="T257">la longueur de</text:span><text:span text:style-name="T255"> son rayon ?</text:span></text:p>
            </text:list-item>
          </text:list>
        </text:list-item>
      </text:list>
      <text:list xml:id="list222722498655670" text:continue-list="list222721560428404" text:style-name="Num_5f_Exo">
        <text:list-header>
          <text:p text:style-name="P75"><text:span text:style-name="_5f_Correction_20_surligné"><text:span text:style-name="T61">Non</text:span></text:span><text:span text:style-name="_5f_Correction_20_surligné"><text:span text:style-name="T359">, l</text:span></text:span><text:span text:style-name="_5f_Correction_20_surligné"><text:span text:style-name="T258">’aire d’un </text:span></text:span><text:span text:style-name="_5f_Correction_20_surligné"><text:span text:style-name="T259">disque</text:span></text:span><text:span text:style-name="_5f_Correction_20_surligné"><text:span text:style-name="T359"> n’est pas proportionnelle</text:span></text:span><text:span text:style-name="_5f_Correction_20_surligné"><text:span text:style-name="T288"> </text:span></text:span><text:span text:style-name="_5f_Correction_20_surligné"><text:span text:style-name="T359">à son rayon. </text:span></text:span></text:p>
        </text:list-header>
      </text:list>
      <text:p text:style-name="P29"><text:span text:style-name="_5f_Correction_20_surligné"/></text:p>
      <text:list xml:id="list222722304587597" text:continue-numbering="true" text:style-name="Num_5f_Exo">
        <text:list-item>
          <text:h text:style-name="P232" text:outline-level="1"> En France, les ours et les loups sont dans un ratio 1:12. </text:h>
        </text:list-item>
      </text:list>
      <text:list xml:id="list222721517952075" text:continue-list="list222722870934822" text:style-name="liste_5f_abc">
        <text:list-item>
          <text:list>
            <text:list-item text:start-value="1">
              <text:p text:style-name="P152">En 2019, on trouvait 5<text:span text:style-name="T290">4</text:span>0 loups en France, combien comptait-on d’ours dans le pays ?</text:p>
            </text:list-item>
          </text:list>
        </text:list-item>
      </text:list>
      <text:list xml:id="list222723293201355" text:continue-list="list222722304587597" text:style-name="Num_5f_Exo">
        <text:list-header>
          <text:p text:style-name="P53"><text:span text:style-name="_5f_Correction_20_surligné"><text:span text:style-name="T195">N = 540 ÷</text:span></text:span><text:span text:style-name="_5f_Correction_20_surligné"> </text:span><text:span text:style-name="_5f_Correction_20_surligné"><text:span text:style-name="T360">12 = 45</text:span></text:span></text:p>
          <text:p text:style-name="P72"><text:span text:style-name="_5f_Correction_20_surligné"><text:span text:style-name="T360">En France on comptait 45 ours en 2019.</text:span></text:span></text:p>
        </text:list-header>
      </text:list>
      <text:list xml:id="list222722344857436" text:continue-list="list222721517952075" text:style-name="liste_5f_abc">
        <text:list-item>
          <text:list>
            <text:list-item>
              <text:p text:style-name="P204"><text:span text:style-name="T270">Les </text:span><text:span text:style-name="T43">ours</text:span><text:span text:style-name="T270"> et les </text:span><text:span text:style-name="T43">lynx</text:span><text:span text:style-name="T270"> dans le pays sont dans un ratio de 1:5, combien le pays comptait-il de lynx en 2019 ?</text:span></text:p>
            </text:list-item>
          </text:list>
        </text:list-item>
      </text:list>
      <text:list xml:id="list222722911507821" text:continue-list="list222723293201355" text:style-name="Num_5f_Exo">
        <text:list-header>
          <text:p text:style-name="P53"><text:span text:style-name="_5f_Correction_20_surligné"><text:span text:style-name="T195">N = </text:span></text:span><text:span text:style-name="_5f_Correction_20_surligné"><text:span text:style-name="T101">45</text:span></text:span><text:span text:style-name="_5f_Correction_20_surligné"><text:span text:style-name="T195"> </text:span></text:span><text:span text:style-name="_5f_Correction_20_surligné"><text:span text:style-name="T207">×</text:span></text:span><text:span text:style-name="_5f_Correction_20_surligné"> </text:span><text:span text:style-name="_5f_Correction_20_surligné"><text:span text:style-name="T62">5</text:span></text:span><text:span text:style-name="_5f_Correction_20_surligné"><text:span text:style-name="T360"> = </text:span></text:span><text:span text:style-name="_5f_Correction_20_surligné"><text:span text:style-name="T62">225</text:span></text:span></text:p>
          <text:p text:style-name="P72"><text:span text:style-name="_5f_Correction_20_surligné"><text:span text:style-name="T360">En France on comptait </text:span></text:span><text:span text:style-name="_5f_Correction_20_surligné"><text:span text:style-name="T62">225</text:span></text:span><text:span text:style-name="_5f_Correction_20_surligné"><text:span text:style-name="T360"> </text:span></text:span><text:span text:style-name="_5f_Correction_20_surligné"><text:span text:style-name="T62">lynx</text:span></text:span><text:span text:style-name="_5f_Correction_20_surligné"><text:span text:style-name="T360"> en 2019.</text:span></text:span></text:p>
        </text:list-header>
        <text:list-item>
          <text:h text:style-name="P39" text:outline-level="1"><text:span text:style-name="T270"> </text:span><text:span text:style-name="T308">Arthur souhaite s’acheter une télévision « seize neuvième », ce qui signifie que le ratio largeur et hauteur est 16:9. </text:span><text:span text:style-name="T234">A</text:span><text:span text:style-name="T235">rthur ne dispose que de 1,50 m en hauteur pour encastrer sa télévision</text:span><text:span text:style-name="T308">. Pourra-t-il acheter une télévision de 2,56 m de largeur ?</text:span></text:h>
          <text:p text:style-name="P54"><text:span text:style-name="_5f_Correction_20_surligné"><text:span text:style-name="T196">Calcul de la hauteur : 2,56 m </text:span></text:span><text:span text:style-name="_5f_Correction_20_surligné"><text:span text:style-name="T208">×</text:span></text:span><text:span text:style-name="_5f_Correction_20_surligné"><text:span text:style-name="T196"> 9 ÷</text:span></text:span><text:span text:style-name="_5f_Correction_20_surligné"> </text:span><text:span text:style-name="_5f_Correction_20_surligné"><text:span text:style-name="T361">16 = 1,44 m.</text:span></text:span></text:p>
          <text:p text:style-name="P73"><text:span text:style-name="_5f_Correction_20_surligné"><text:span text:style-name="T361">Oui, il pourra acheter son téléviseur.</text:span></text:span></text:p>
        </text:list-item>
        <text:list-item>
          <text:p text:style-name="P55"><text:span text:style-name="Bold_5f_niv2"><text:span text:style-name="T147"> </text:span></text:span><text:span text:style-name="Bold_5f_niv2"><text:span text:style-name="T140">Recette du gâteau au chocolat</text:span></text:span></text:p>
        </text:list-item>
      </text:list>
      <text:p text:style-name="_5f_Paragraphe_20_livret_20_"><text:span text:style-name="_5f_BVS">La recette suivante donne la quantité des ingrédients correspondant à 100 g de chocolat :</text:span></text:p>
      <text:section text:style-name="Sect2" text:name="Section2">
        <text:list text:style-name="L1">
          <text:list-item>
            <text:p text:style-name="P206"><text:span text:style-name="_5f_BVS"><text:span text:style-name="T295">65 g de sucre</text:span></text:span></text:p>
          </text:list-item>
          <text:list-item>
            <text:p text:style-name="P206"><text:span text:style-name="_5f_BVS"><text:span text:style-name="T295">2 œufs</text:span></text:span></text:p>
          </text:list-item>
          <text:list-item>
            <text:p text:style-name="P206"><text:span text:style-name="_5f_BVS"><text:span text:style-name="T295">75 g de beurre</text:span></text:span></text:p>
          </text:list-item>
          <text:list-item>
            <text:p text:style-name="P206"><text:span text:style-name="_5f_BVS"><text:span text:style-name="T295">30 g de farine</text:span></text:span></text:p>
          </text:list-item>
        </text:list>
      </text:section>
      <text:list xml:id="list222722465837721" text:continue-list="list222722344857436" text:style-name="liste_5f_abc">
        <text:list-item>
          <text:list>
            <text:list-item text:start-value="1">
              <text:p text:style-name="P162"><text:span text:style-name="_5f_BVS"><text:span text:style-name="T295">Q</text:span></text:span><text:span text:style-name="_5f_BVS">uel est le ratio masse de beurre:masse de chocolat ? Donne le résultat sous forme d’</text:span><text:span text:style-name="_5f_BVS"><text:span text:style-name="T325">un</text:span></text:span><text:span text:style-name="_5f_BVS">e fraction irréductible.</text:span></text:p>
              <text:p text:style-name="P207"><text:span text:style-name="_5f_Correction_20_surligné">ratio masse de beurre:masse de chocolat : </text:span></text:p>
              <text:p text:style-name="P207"><text:span text:style-name="_5f_Correction_20_surligné"><text:span text:style-name="T362">75:100 <text:s/></text:span></text:span><text:span text:style-name="_5f_Correction_20_surligné"><text:span text:style-name="T52">soit</text:span></text:span><text:span text:style-name="_5f_Correction_20_surligné"><text:span text:style-name="T362"> <text:s/>3:4 ou </text:span></text:span><text:span text:style-name="_5f_Correction_20_surligné"><text:span text:style-name="T362"><draw:frame draw:style-name="fr3" draw:name="Objet15" text:anchor-type="as-char" svg:width="0.482cm" svg:height="0.87cm" draw:z-index="58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orrection_20_surligné"><text:span text:style-name="T362">.</text:span></text:span></text:p>
            </text:list-item>
            <text:list-item>
              <text:p text:style-name="P163"><text:span text:style-name="_5f_BVS">Calcule la quantité de farine nécessaire pour 250 g de chocolat noir suivant la recette ci-dessus.</text:span></text:p>
              <text:p text:style-name="P164"><text:span text:style-name="_5f_Correction_20_surligné"><text:span text:style-name="T138">250 g de chocolat </text:span></text:span><text:span text:style-name="_5f_Correction_20_surligné"><text:span text:style-name="T226">= 100 g ×</text:span></text:span><text:span text:style-name="_5f_Correction_20_surligné"> </text:span><text:span text:style-name="_5f_Correction_20_surligné"><text:span text:style-name="T362">2,5.</text:span></text:span></text:p>
              <text:p text:style-name="P208"><text:span text:style-name="_5f_Correction_20_surligné">Il faut multiplier les ingrédients par 2,5.</text:span></text:p>
            </text:list-item>
          </text:list>
          <text:p text:style-name="P209"><text:span text:style-name="_5f_Correction_20_surligné"><text:span text:style-name="T306">162,5 </text:span></text:span><text:span text:style-name="_5f_Correction_20_surligné"><text:span text:style-name="T295">g de sucre<text:tab/></text:span></text:span><text:span text:style-name="_5f_Correction_20_surligné"><text:span text:style-name="T306">187,5 </text:span></text:span><text:span text:style-name="_5f_Correction_20_surligné"><text:span text:style-name="T295">g de beurre</text:span></text:span></text:p>
          <text:p text:style-name="P209"><text:span text:style-name="_5f_Correction_20_surligné"><text:span text:style-name="T306">5</text:span></text:span><text:span text:style-name="_5f_Correction_20_surligné"><text:span text:style-name="T295"> œufs<text:tab/></text:span></text:span><text:span text:style-name="_5f_Correction_20_surligné"><text:span text:style-name="T169">75 </text:span></text:span><text:span text:style-name="_5f_Correction_20_surligné"><text:span text:style-name="T227">g de farine</text:span></text:span></text:p>
        </text:list-item>
      </text:list>
      <text:list xml:id="list222722506656001" text:continue-list="list222722911507821" text:style-name="Num_5f_Exo">
        <text:list-item>
          <text:h text:style-name="P238" text:outline-level="1"> Voici les résultats du premier tour de l’élection présidentielle de 20<text:span text:style-name="T296">1</text:span>7 :</text:h>
        </text:list-item>
      </text:list>
      <text:list xml:id="list222721667696998" text:continue-list="list222723503021868" text:style-name="_5f_Numérotation_20_des_20_exercices_20_livrets">
        <text:list-item>
          <text:list>
            <text:list-item>
              <text:list>
                <text:list-item>
                  <text:p text:style-name="P222">nombre d’inscrits : <text:span text:style-name="T296">47 581 118</text:span> ;</text:p>
                </text:list-item>
                <text:list-item>
                  <text:p text:style-name="P224">nombre d’abstention<text:span text:style-name="T326">s</text:span> : 10 577 572</text:p>
                </text:list-item>
                <text:list-item>
                  <text:p text:style-name="P222">bulletins exprimés : 36 <text:span text:style-name="T296">058</text:span> <text:span text:style-name="T296">813</text:span> ;</text:p>
                </text:list-item>
                <text:list-item>
                  <text:p text:style-name="P224">bulletin<text:span text:style-name="T326">s</text:span> nuls : 285 431</text:p>
                </text:list-item>
                <text:list-item>
                  <text:p text:style-name="P222">bulletins blancs : <text:span text:style-name="T296">659 302</text:span>.</text:p>
                </text:list-item>
              </text:list>
            </text:list-item>
          </text:list>
        </text:list-item>
      </text:list>
      <text:list xml:id="list222722051311012" text:continue-list="list222722465837721" text:style-name="liste_5f_abc">
        <text:list-item>
          <text:list>
            <text:list-item text:start-value="1">
              <text:p text:style-name="P210">Quel est le pourcentage des personnes qui ont voté et dont le bulletin est nul ? <text:span text:style-name="T325">B</text:span>lanc ?</text:p>
              <text:p text:style-name="P211"><text:span text:style-name="_5f_Correction_20_surligné">N</text:span><text:span text:style-name="_5f_Correction_20_surligné"><text:span text:style-name="T353"> </text:span></text:span><text:span text:style-name="_5f_Correction_20_surligné"><text:span text:style-name="T356">Votes </text:span></text:span><text:span text:style-name="_5f_Correction_20_surligné"><text:span text:style-name="T229">:</text:span></text:span><text:span text:style-name="_5f_Correction_20_surligné"><text:span text:style-name="T365"> </text:span></text:span><text:span text:style-name="_5f_Correction_20_surligné"><text:span text:style-name="T296">47 581 118 – <text:s/>10 577 572 </text:span></text:span><text:span text:style-name="_5f_Correction_20_surligné"><text:span text:style-name="T365">= </text:span></text:span><text:span text:style-name="_5f_Correction_20_surligné">37 003 546</text:span></text:p>
              <text:list>
                <text:list-header>
                  <text:p text:style-name="P225"><text:span text:style-name="_5f_Correction_20_surligné"><text:span text:style-name="T197">bulletin</text:span></text:span><text:span text:style-name="_5f_Correction_20_surligné"><text:span text:style-name="T198">s</text:span></text:span><text:span text:style-name="_5f_Correction_20_surligné"><text:span text:style-name="T197"> nuls : 285 431 ÷</text:span></text:span><text:span text:style-name="_5f_Correction_20_surligné"> </text:span><text:span text:style-name="_5f_Correction_20_surligné"><text:span text:style-name="T364">37 003 546</text:span></text:span><text:span text:style-name="_5f_Correction_20_surligné"><text:span text:style-name="T330">≈</text:span></text:span><text:span text:style-name="_5f_Correction_20_surligné"> </text:span><text:span text:style-name="_5f_Correction_20_surligné"><text:span text:style-name="T362">0,8 %</text:span></text:span></text:p>
                  <text:p text:style-name="P227"><text:span text:style-name="_5f_Correction_20_surligné"><text:span text:style-name="T197">bulletin</text:span></text:span><text:span text:style-name="_5f_Correction_20_surligné"><text:span text:style-name="T198">s</text:span></text:span><text:span text:style-name="_5f_Correction_20_surligné"><text:span text:style-name="T197"> </text:span></text:span><text:span text:style-name="_5f_Correction_20_surligné"><text:span text:style-name="T102">blancs </text:span></text:span><text:span text:style-name="_5f_Correction_20_surligné"><text:span text:style-name="T197">: 659 302 ÷</text:span></text:span><text:span text:style-name="_5f_Correction_20_surligné"><text:span text:style-name="T193"> </text:span></text:span><text:span text:style-name="_5f_Correction_20_surligné"><text:span text:style-name="T204">37 003 546</text:span></text:span><text:span text:style-name="_5f_Correction_20_surligné"><text:span text:style-name="T197"> </text:span></text:span><text:span text:style-name="_5f_Correction_20_surligné"><text:span text:style-name="T209">≈</text:span></text:span><text:span text:style-name="_5f_Correction_20_surligné"><text:span text:style-name="T193"> </text:span></text:span><text:span text:style-name="_5f_Correction_20_surligné"><text:span text:style-name="T102">1</text:span></text:span><text:span text:style-name="_5f_Correction_20_surligné"><text:span text:style-name="T199">,8 %</text:span></text:span></text:p>
                </text:list-header>
              </text:list>
            </text:list-item>
          </text:list>
        </text:list-item>
      </text:list>
      <text:list xml:id="list222722439268965" text:continue-list="list222721667696998" text:style-name="_5f_Numérotation_20_des_20_exercices_20_livrets">
        <text:list-header>
          <text:p text:style-name="P223"><text:span text:style-name="_5f_BVS"><text:span text:style-name="T188">Les pourcentages des bulletins exprimés pour les trois candidats </text:span></text:span><text:span text:style-name="_5f_BVS"><text:span text:style-name="T123">a</text:span></text:span><text:span text:style-name="_5f_BVS"><text:span text:style-name="T124">yant </text:span></text:span><text:span text:style-name="_5f_BVS"><text:span text:style-name="T125">eu </text:span></text:span><text:span text:style-name="_5f_BVS"><text:span text:style-name="T124">le plus de voix</text:span></text:span><text:span text:style-name="_5f_BVS"><text:span text:style-name="T188"> sont les suivants.</text:span></text:span></text:p>
        </text:list-header>
      </text:list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list xml:id="list222722218030909" text:continue-numbering="true" text:style-name="_5f_Numérotation_20_des_20_exercices_20_livrets">
              <text:list-header>
                <text:p text:style-name="P106">E.<text:span text:style-name="T298"> </text:span>Macron</text:p>
              </text:list-header>
            </text:list>
          </table:table-cell>
          <table:table-cell table:style-name="Tableau12.A1" office:value-type="string">
            <text:list xml:id="list222723420498524" text:continue-numbering="true" text:style-name="_5f_Numérotation_20_des_20_exercices_20_livrets">
              <text:list-header>
                <text:p text:style-name="P106">M.<text:span text:style-name="T298"> </text:span>Le Pen</text:p>
              </text:list-header>
            </text:list>
          </table:table-cell>
          <table:table-cell table:style-name="Tableau12.C1" office:value-type="string">
            <text:list xml:id="list222723367533262" text:continue-numbering="true" text:style-name="_5f_Numérotation_20_des_20_exercices_20_livrets">
              <text:list-header>
                <text:p text:style-name="P106">F.<text:span text:style-name="T298"> </text:span>Fillon</text:p>
              </text:list-header>
            </text:list>
          </table:table-cell>
        </table:table-row>
        <table:table-row>
          <table:table-cell table:style-name="Tableau12.A2" office:value-type="string">
            <text:list xml:id="list222721746256829" text:continue-numbering="true" text:style-name="_5f_Numérotation_20_des_20_exercices_20_livrets">
              <text:list-header>
                <text:p text:style-name="P107"><text:span text:style-name="T296">24,01</text:span> %</text:p>
              </text:list-header>
            </text:list>
          </table:table-cell>
          <table:table-cell table:style-name="Tableau12.B2" office:value-type="string">
            <text:list xml:id="list222723500822241" text:continue-numbering="true" text:style-name="_5f_Numérotation_20_des_20_exercices_20_livrets">
              <text:list-header>
                <text:p text:style-name="P107"><text:span text:style-name="T296">21,30</text:span> %</text:p>
              </text:list-header>
            </text:list>
          </table:table-cell>
          <table:table-cell table:style-name="Tableau12.C2" office:value-type="string">
            <text:list xml:id="list222722766209166" text:continue-numbering="true" text:style-name="_5f_Numérotation_20_des_20_exercices_20_livrets">
              <text:list-header>
                <text:p text:style-name="P107"><text:span text:style-name="T296">20,01</text:span> %</text:p>
              </text:list-header>
            </text:list>
          </table:table-cell>
        </table:table-row>
      </table:table>
      <text:list xml:id="list222723601737612" text:continue-list="list222722051311012" text:style-name="liste_5f_abc">
        <text:list-item>
          <text:list>
            <text:list-item>
              <text:p text:style-name="P197">Estime le nombre de bulletins exprimés en faveur de <text:span text:style-name="T297">E. Macron, M. Le Pen et F. Fillon.</text:span></text:p>
            </text:list-item>
          </text:list>
        </text:list-item>
      </text:list>
      <text:list xml:id="list222722945913808" text:continue-list="list222722766209166" text:style-name="_5f_Numérotation_20_des_20_exercices_20_livrets">
        <text:list-item>
          <text:list>
            <text:list-header>
              <text:p text:style-name="P212"><text:span text:style-name="_5f_Correction_20_surligné"><text:span text:style-name="T176">E. Macron :<text:tab/>36 </text:span></text:span><text:span text:style-name="_5f_Correction_20_surligné"><text:span text:style-name="T177">058 813 ×</text:span></text:span><text:span text:style-name="_5f_Correction_20_surligné"> </text:span><text:span text:style-name="_5f_Correction_20_surligné"><text:span text:style-name="T363">0,2401 ≈ 8 657 721</text:span></text:span></text:p>
              <text:p text:style-name="P213"><text:span text:style-name="_5f_Correction_20_surligné"><text:span text:style-name="T176">M. Le Pen :<text:tab/>36 </text:span></text:span><text:span text:style-name="_5f_Correction_20_surligné"><text:span text:style-name="T177">058 813 ×</text:span></text:span><text:span text:style-name="_5f_Correction_20_surligné"><text:span text:style-name="T193"> </text:span></text:span><text:span text:style-name="_5f_Correction_20_surligné"><text:span text:style-name="T200">0,2</text:span></text:span><text:span text:style-name="_5f_Correction_20_surligné"><text:span text:style-name="T99">13</text:span></text:span><text:span text:style-name="_5f_Correction_20_surligné"><text:span text:style-name="T200"> ≈ </text:span></text:span><text:span text:style-name="_5f_Correction_20_surligné"><text:span text:style-name="T99">7</text:span></text:span><text:span text:style-name="_5f_Correction_20_surligné"><text:span text:style-name="T200"> 6</text:span></text:span><text:span text:style-name="_5f_Correction_20_surligné"><text:span text:style-name="T99">80</text:span></text:span><text:span text:style-name="_5f_Correction_20_surligné"><text:span text:style-name="T200"> </text:span></text:span><text:span text:style-name="_5f_Correction_20_surligné"><text:span text:style-name="T99">527</text:span></text:span></text:p>
              <text:p text:style-name="P199"><text:span text:style-name="_5f_Correction_20_surligné"><text:span text:style-name="T202">F. Fillon :<text:tab/>36 </text:span></text:span><text:span text:style-name="_5f_Correction_20_surligné"><text:span text:style-name="T197">058 813 ×</text:span></text:span><text:span text:style-name="_5f_Correction_20_surligné"><text:span text:style-name="T202"> </text:span></text:span><text:span text:style-name="_5f_Correction_20_surligné"><text:span text:style-name="T200">0,2</text:span></text:span><text:span text:style-name="_5f_Correction_20_surligné"><text:span text:style-name="T99">001</text:span></text:span><text:span text:style-name="_5f_Correction_20_surligné"><text:span text:style-name="T200"> ≈ </text:span></text:span><text:span text:style-name="_5f_Correction_20_surligné"><text:span text:style-name="T99">7</text:span></text:span><text:span text:style-name="_5f_Correction_20_surligné"><text:span text:style-name="T200"> </text:span></text:span><text:span text:style-name="_5f_Correction_20_surligné"><text:span text:style-name="T99">215</text:span></text:span><text:span text:style-name="_5f_Correction_20_surligné"><text:span text:style-name="T200"> </text:span></text:span><text:span text:style-name="_5f_Correction_20_surligné"><text:span text:style-name="T99">368</text:span></text:span></text:p>
            </text:list-header>
          </text:list>
        </text:list-item>
      </text:list>
      <text:list xml:id="list222722407520086" text:continue-list="list222723601737612" text:style-name="liste_5f_abc">
        <text:list-item>
          <text:list>
            <text:list-item>
              <text:p text:style-name="P165">Un sondage a estimé que l’électorat de <text:span text:style-name="T297">F. Fillon</text:span> se reporterait au second tour à 39 % en faveur de <text:span text:style-name="T297">M. Le Pen</text:span>, à 45 % en faveur de <text:span text:style-name="T297">E. Macron</text:span> et 16 % s’abstiendraient.</text:p>
            </text:list-item>
          </text:list>
        </text:list-item>
      </text:list>
      <text:list xml:id="list222722205632460" text:continue-list="list222722945913808" text:style-name="_5f_Numérotation_20_des_20_exercices_20_livrets">
        <text:list-item>
          <text:list>
            <text:list-header>
              <text:p text:style-name="P214">Calcule le nombre de bulletins qu’aurait apporté l’électorat de <text:span text:style-name="T297">F. Fillon</text:span> à <text:span text:style-name="T297">M. Le Pen </text:span>puis à <text:span text:style-name="T297">E. Macron</text:span> lors du second tour si ce sondage était exact.</text:p>
              <text:p text:style-name="P215"><text:span text:style-name="_5f_Correction_20_surligné"><text:span text:style-name="T201">Apport théorique </text:span></text:span><text:span text:style-name="_5f_Correction_20_surligné"><text:span text:style-name="T202">F. Fillon</text:span></text:span><text:span text:style-name="_5f_Correction_20_surligné"><text:span text:style-name="T193"> à </text:span></text:span><text:span text:style-name="_5f_Correction_20_surligné"><text:span text:style-name="T202">M. Le Pen :</text:span></text:span></text:p>
              <text:p text:style-name="P200"><text:span text:style-name="_5f_Correction_20_surligné"><text:span text:style-name="T99">7</text:span></text:span><text:span text:style-name="_5f_Correction_20_surligné"><text:span text:style-name="T200"> </text:span></text:span><text:span text:style-name="_5f_Correction_20_surligné"><text:span text:style-name="T99">215</text:span></text:span><text:span text:style-name="_5f_Correction_20_surligné"><text:span text:style-name="T200"> </text:span></text:span><text:span text:style-name="_5f_Correction_20_surligné"><text:span text:style-name="T99">368 </text:span></text:span><text:span text:style-name="_5f_Correction_20_surligné"><text:span text:style-name="T165">×</text:span></text:span><text:span text:style-name="_5f_Correction_20_surligné"><text:span text:style-name="T166"> </text:span></text:span><text:span text:style-name="_5f_Correction_20_surligné"><text:span text:style-name="T167">0,</text:span></text:span><text:span text:style-name="_5f_Correction_20_surligné"><text:span text:style-name="T99">39 </text:span></text:span><text:span text:style-name="_5f_Correction_20_surligné"><text:span text:style-name="T167">≈ </text:span></text:span><text:span text:style-name="_5f_Correction_20_surligné"><text:span text:style-name="T99">2</text:span></text:span><text:span text:style-name="_5f_Correction_20_surligné"><text:span text:style-name="T167"> </text:span></text:span><text:span text:style-name="_5f_Correction_20_surligné"><text:span text:style-name="T99">813</text:span></text:span><text:span text:style-name="_5f_Correction_20_surligné"><text:span text:style-name="T167"> </text:span></text:span><text:span text:style-name="_5f_Correction_20_surligné"><text:span text:style-name="T99">99</text:span></text:span><text:span text:style-name="_5f_Correction_20_surligné"><text:span text:style-name="T100">4</text:span></text:span></text:p>
              <text:p text:style-name="P215"><text:span text:style-name="_5f_Correction_20_surligné"><text:span text:style-name="T201">Apport théorique </text:span></text:span><text:span text:style-name="_5f_Correction_20_surligné"><text:span text:style-name="T202">F. Fillon</text:span></text:span><text:span text:style-name="_5f_Correction_20_surligné"><text:span text:style-name="T193"> à </text:span></text:span><text:span text:style-name="_5f_Correction_20_surligné"><text:span text:style-name="T176">E. Macron</text:span></text:span><text:span text:style-name="_5f_Correction_20_surligné"><text:span text:style-name="T202"> :</text:span></text:span></text:p>
              <text:p text:style-name="P200"><text:span text:style-name="_5f_Correction_20_surligné"><text:span text:style-name="T99">7</text:span></text:span><text:span text:style-name="_5f_Correction_20_surligné"><text:span text:style-name="T200"> </text:span></text:span><text:span text:style-name="_5f_Correction_20_surligné"><text:span text:style-name="T99">215</text:span></text:span><text:span text:style-name="_5f_Correction_20_surligné"><text:span text:style-name="T200"> </text:span></text:span><text:span text:style-name="_5f_Correction_20_surligné"><text:span text:style-name="T99">368 </text:span></text:span><text:span text:style-name="_5f_Correction_20_surligné"><text:span text:style-name="T165">×</text:span></text:span><text:span text:style-name="_5f_Correction_20_surligné"><text:span text:style-name="T166"> </text:span></text:span><text:span text:style-name="_5f_Correction_20_surligné"><text:span text:style-name="T167">0,</text:span></text:span><text:span text:style-name="_5f_Correction_20_surligné"><text:span text:style-name="T99">45 </text:span></text:span><text:span text:style-name="_5f_Correction_20_surligné"><text:span text:style-name="T167">≈ </text:span></text:span><text:span text:style-name="_5f_Correction_20_surligné"><text:span text:style-name="T99">3</text:span></text:span><text:span text:style-name="_5f_Correction_20_surligné"><text:span text:style-name="T167"> </text:span></text:span><text:span text:style-name="_5f_Correction_20_surligné"><text:span text:style-name="T99">246</text:span></text:span><text:span text:style-name="_5f_Correction_20_surligné"><text:span text:style-name="T167"> </text:span></text:span><text:span text:style-name="_5f_Correction_20_surligné"><text:span text:style-name="T99">916</text:span></text:span></text:p>
            </text:list-header>
          </text:list>
        </text:list-item>
      </text:list>
      <text:p text:style-name="P31"><text:span text:style-name="_5f_BVS"><text:span text:style-name="T174">Au 2</text:span></text:span><text:span text:style-name="_5f_BVS"><text:span text:style-name="T281">nd</text:span></text:span><text:span text:style-name="_5f_BVS"><text:span text:style-name="T174"> tour, </text:span></text:span><text:span text:style-name="_5f_BVS"><text:span text:style-name="T175">il y a eu 31 381 603 suffrages exprimés.</text:span></text:span><text:span text:style-name="_5f_BVS"><text:span text:style-name="T174"> E. Macron a obtenu 66,10 % </text:span></text:span><text:span text:style-name="_5f_BVS"><text:span text:style-name="T175">des suffrages exprimés.</text:span></text:span></text:p>
      <text:list xml:id="list222721889870490" text:continue-list="list222722407520086" text:style-name="liste_5f_abc">
        <text:list-item>
          <text:list>
            <text:list-item>
              <text:p text:style-name="P166"><text:span text:style-name="_5f_BVS"><text:span text:style-name="T142">Quel est le nombre de bulletins obtenus par E. Macron ? Compare avec le nombre de bulletin</text:span></text:span><text:span text:style-name="_5f_BVS"><text:span text:style-name="T143">s</text:span></text:span><text:span text:style-name="_5f_BVS"><text:span text:style-name="T142"> obtenu</text:span></text:span><text:span text:style-name="_5f_BVS"><text:span text:style-name="T143">s</text:span></text:span><text:span text:style-name="_5f_BVS"><text:span text:style-name="T142"> au 1</text:span></text:span><text:span text:style-name="_5f_BVS"><text:span text:style-name="T279">er</text:span></text:span><text:span text:style-name="_5f_BVS"><text:span text:style-name="T142"> tour.</text:span></text:span></text:p>
              <text:p text:style-name="P216"><text:span text:style-name="_5f_Correction_20_surligné"><text:span text:style-name="T186">Nb</text:span></text:span><text:span text:style-name="_5f_Correction_20_surligné"><text:span text:style-name="T185"> </text:span></text:span><text:span text:style-name="_5f_Correction_20_surligné"><text:span text:style-name="T186">2ème tour : </text:span></text:span><text:span text:style-name="_5f_Correction_20_surligné"><text:span text:style-name="T185">31 381 603 </text:span></text:span><text:span text:style-name="_5f_Correction_20_surligné"><text:span text:style-name="T178">×</text:span></text:span><text:span text:style-name="_5f_Correction_20_surligné"><text:span text:style-name="T179"> </text:span></text:span><text:span text:style-name="_5f_Correction_20_surligné"><text:span text:style-name="T180">0,</text:span></text:span><text:span text:style-name="_5f_Correction_20_surligné"><text:span text:style-name="T181">661 </text:span></text:span><text:span text:style-name="_5f_Correction_20_surligné"><text:span text:style-name="T180">≈ </text:span></text:span><text:span text:style-name="_5f_Correction_20_surligné"><text:span text:style-name="T181">20</text:span></text:span><text:span text:style-name="_5f_Correction_20_surligné"><text:span text:style-name="T180"> </text:span></text:span><text:span text:style-name="_5f_Correction_20_surligné"><text:span text:style-name="T181">743</text:span></text:span><text:span text:style-name="_5f_Correction_20_surligné"><text:span text:style-name="T180"> </text:span></text:span><text:span text:style-name="_5f_Correction_20_surligné"><text:span text:style-name="T181">2</text:span></text:span><text:span text:style-name="_5f_Correction_20_surligné"><text:span text:style-name="T119">40</text:span></text:span></text:p>
              <text:p text:style-name="P216"><text:span text:style-name="_5f_Correction_20_surligné"><text:span text:style-name="T120">Rapport 2</text:span></text:span><text:span text:style-name="_5f_Correction_20_surligné"><text:span text:style-name="T133">ème</text:span></text:span><text:span text:style-name="_5f_Correction_20_surligné"><text:span text:style-name="T120">/1</text:span></text:span><text:span text:style-name="_5f_Correction_20_surligné"><text:span text:style-name="T133">er</text:span></text:span><text:span text:style-name="_5f_Correction_20_surligné"><text:span text:style-name="T120"> tour </text:span></text:span><text:span text:style-name="_5f_Correction_20_surligné"><text:span text:style-name="T184">: </text:span></text:span><text:span text:style-name="_5f_Correction_20_surligné"><text:span text:style-name="T181">20</text:span></text:span><text:span text:style-name="_5f_Correction_20_surligné"><text:span text:style-name="T180"> </text:span></text:span><text:span text:style-name="_5f_Correction_20_surligné"><text:span text:style-name="T181">743</text:span></text:span><text:span text:style-name="_5f_Correction_20_surligné"><text:span text:style-name="T180"> </text:span></text:span><text:span text:style-name="_5f_Correction_20_surligné"><text:span text:style-name="T181">2</text:span></text:span><text:span text:style-name="_5f_Correction_20_surligné"><text:span text:style-name="T119">40</text:span></text:span><text:span text:style-name="_5f_Correction_20_surligné"><text:span text:style-name="T181"> </text:span></text:span><text:span text:style-name="_5f_Correction_20_surligné"><text:span text:style-name="T210">÷</text:span></text:span><text:span text:style-name="T327"> </text:span><text:span text:style-name="_5f_Correction_20_surligné"><text:span text:style-name="T363">8 657 721 </text:span></text:span><text:span text:style-name="_5f_Correction_20_surligné"><text:span text:style-name="T180">≈ </text:span></text:span><text:span text:style-name="_5f_Correction_20_surligné"><text:span text:style-name="T118">2,4 </text:span></text:span></text:p>
              <text:p text:style-name="P216"><text:span text:style-name="_5f_Correction_20_surligné"><text:span text:style-name="T183">E. Macron </text:span></text:span><text:span text:style-name="_5f_Correction_20_surligné"><text:span text:style-name="T182">a obtenu environ 2,4 fois plus de voix.</text:span></text:span></text:p>
            </text:list-item>
            <text:list-item>
              <text:p text:style-name="P167"><text:span text:style-name="_5f_BVS"><text:span text:style-name="T142">Détermine le pourcentage du nombre d’inscrits qui ont voté pour E. Macron au 2</text:span></text:span><text:span text:style-name="_5f_BVS"><text:span text:style-name="T280">nd</text:span></text:span><text:span text:style-name="_5f_BVS"><text:span text:style-name="T142"> tour.</text:span></text:span></text:p>
              <text:list>
                <text:list-header>
                  <text:p text:style-name="P226"><text:span text:style-name="_5f_Correction_20_surligné"><text:span text:style-name="T181">20</text:span></text:span><text:span text:style-name="_5f_Correction_20_surligné"><text:span text:style-name="T180"> </text:span></text:span><text:span text:style-name="_5f_Correction_20_surligné"><text:span text:style-name="T181">743</text:span></text:span><text:span text:style-name="_5f_Correction_20_surligné"><text:span text:style-name="T180"> </text:span></text:span><text:span text:style-name="_5f_Correction_20_surligné"><text:span text:style-name="T181">2</text:span></text:span><text:span text:style-name="_5f_Correction_20_surligné"><text:span text:style-name="T119">40</text:span></text:span><text:span text:style-name="_5f_Correction_20_surligné"><text:span text:style-name="T181"> </text:span></text:span><text:span text:style-name="_5f_Correction_20_surligné"><text:span text:style-name="T178">÷</text:span></text:span><text:span text:style-name="_5f_Correction_20_surligné"><text:span text:style-name="T181"> </text:span></text:span><text:span text:style-name="_5f_Correction_20_surligné"><text:span text:style-name="T197">47 581 118 </text:span></text:span><text:span text:style-name="_5f_Correction_20_surligné"><text:span text:style-name="T181">≈ </text:span></text:span><text:span text:style-name="_5f_Correction_20_surligné"><text:span text:style-name="T182">0,436</text:span></text:span></text:p>
                </text:list-header>
              </text:list>
            </text:list-item>
          </text:list>
          <text:p text:style-name="P60"><text:span text:style-name="_5f_Correction_20_surligné"><text:span text:style-name="T203">Environ 43,6 % des inscrits ont voté </text:span></text:span><text:span text:style-name="_5f_Correction_20_surligné"><text:span text:style-name="T183">E. Macron </text:span></text:span><text:span text:style-name="_5f_Correction_20_surligné"><text:span text:style-name="T182">au 2</text:span></text:span><text:span text:style-name="_5f_Correction_20_surligné"><text:span text:style-name="T282">e</text:span></text:span><text:span text:style-name="_5f_Correction_20_surligné"><text:span text:style-name="T182"> tou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/>
    <style:font-face style:name="OpenSymbol5" svg:font-family="OpenSymbol" style:font-adornments="Oblique" style:font-pitch="variable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stroke-dash draw:name="Dashed_20__28_var_29__20_21" draw:display-name="Dashed (var) 21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5" fo:font-family="OpenSymbol" style:font-style-name="Oblique" style:font-pitch="variable" style:font-charset="x-symbol" fo:font-size="10pt" fo:font-style="normal" style:font-name-asian="OpenSymbol5" style:font-family-asian="OpenSymbol" style:font-style-name-asian="Oblique" style:font-pitch-asian="variable" style:font-charset-asian="x-symbol" style:font-name-complex="OpenSymbol5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 text:consecutive-numbering="true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2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2bbd5" officeooo:paragraph-rsid="0012bbd5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2bb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05aabe"/>
    </style:style>
    <style:style style:name="MT6" style:family="text">
      <style:text-properties officeooo:rsid="000ec33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2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9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35" draw:name="Forme3" draw:style-name="Mgr3" draw:text-style-name="MP26" svg:x1="17.069cm" svg:y1="0.36cm" svg:x2="20.496cm" svg:y2="0.36cm"><text:p/></draw:line>Résoudre un problème de proportionnalité</text:p>
      </style:header>
      <style:footer>
        <text:p text:style-name="MP28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7"><draw:text-box fo:min-height="0.355cm"><text:p text:style-name="MP29"><draw:g text:anchor-type="paragraph" draw:z-index="5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7</text:page-number></text:p></draw:text-box></draw:frame><text:p text:style-name="MP31"><text:span text:style-name="MT5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5-12T22:27:21.047000000</dc:date>
    <meta:editing-duration>PT15H56M14S</meta:editing-duration>
    <meta:editing-cycles>110</meta:editing-cycles>
    <meta:generator>LibreOffice/7.4.6.2$Windows_X86_64 LibreOffice_project/5b1f5509c2decdade7fda905e3e1429a67acd63d</meta:generator>
    <dc:subject>diviser</dc:subject>
    <dc:title>A3_3 série 1 </dc:title>
    <meta:document-statistic meta:table-count="16" meta:image-count="0" meta:object-count="16" meta:page-count="6" meta:paragraph-count="397" meta:word-count="3147" meta:character-count="15635" meta:non-whitespace-character-count="12462"/>
  </office:meta>
</office:document-meta>
</file>

<file path=Object 1/content.xml><?xml version="1.0" encoding="utf-8"?>
<math xmlns="http://www.w3.org/1998/Math/MathML">
  <semantics>
    <mstyle mathsize="9pt">
      <mrow>
        <mfrac>
          <mrow>
            <mn>3</mn>
            <mrow>
              <mi/>
              <mo stretchy="false">×</mo>
              <mi/>
            </mrow>
            <mn>750</mn>
          </mrow>
          <mn>250</mn>
        </mfrac>
      </mrow>
    </mstyle>
    <annotation encoding="StarMath 5.0">size 9{{ 3`times`750} over 250}</annotation>
  </semantics>
</math>
</file>

<file path=Object 10/content.xml><?xml version="1.0" encoding="utf-8"?>
<math xmlns="http://www.w3.org/1998/Math/MathML" display="block">
  <semantics>
    <mstyle mathsize="10pt">
      <mrow>
        <mfrac>
          <mn>8</mn>
          <mn>100</mn>
        </mfrac>
        <mrow>
          <mspace width="2em"/>
          <mo stretchy="false">×</mo>
          <mspace width="2em"/>
        </mrow>
        <mfrac>
          <mn>32</mn>
          <mn>100</mn>
        </mfrac>
      </mrow>
    </mstyle>
    <annotation encoding="StarMath 5.0">size 10 {{8 over 100}~times~{32 over 100}}</annotation>
  </semantics>
</math>
</file>

<file path=Object 11/content.xml><?xml version="1.0" encoding="utf-8"?>
<math xmlns="http://www.w3.org/1998/Math/MathML" display="block">
  <semantics>
    <mstyle mathsize="10pt">
      <mrow>
        <mfrac>
          <mn>13</mn>
          <mn>100</mn>
        </mfrac>
        <mrow>
          <mspace width="2em"/>
          <mo stretchy="false">×</mo>
          <mspace width="2em"/>
        </mrow>
        <mfrac>
          <mn>18</mn>
          <mn>100</mn>
        </mfrac>
      </mrow>
    </mstyle>
    <annotation encoding="StarMath 5.0">size 10 {{13 over 100}~times~{18 over 100}}</annotation>
  </semantics>
</math>
</file>

<file path=Object 12/content.xml><?xml version="1.0" encoding="utf-8"?>
<math xmlns="http://www.w3.org/1998/Math/MathML" display="block">
  <semantics>
    <mstyle mathsize="10pt">
      <mfrac>
        <mrow>
          <mn>200</mn>
          <mspace width="2em"/>
          <mtext>millions</mtext>
        </mrow>
        <mn>100</mn>
      </mfrac>
    </mstyle>
    <annotation encoding="StarMath 5.0">size 10 {{200~ "millions"} over {100}}</annotation>
  </semantics>
</math>
</file>

<file path=Object 13/content.xml><?xml version="1.0" encoding="utf-8"?>
<math xmlns="http://www.w3.org/1998/Math/MathML" display="block">
  <semantics>
    <mstyle mathsize="10pt">
      <mstyle mathvariant="normal">
        <mfrac>
          <mi mathvariant="normal">U</mi>
          <mi mathvariant="normal">I</mi>
        </mfrac>
      </mstyle>
    </mstyle>
    <annotation encoding="StarMath 5.0">size 10 nitalic {{U} over {I}}</annotation>
  </semantics>
</math>
</file>

<file path=Object 14/content.xml><?xml version="1.0" encoding="utf-8"?>
<math xmlns="http://www.w3.org/1998/Math/MathML" display="block">
  <semantics>
    <mstyle mathsize="10pt">
      <mstyle mathvariant="normal">
        <mfrac>
          <mi mathvariant="normal">U</mi>
          <mi mathvariant="normal">R</mi>
        </mfrac>
      </mstyle>
    </mstyle>
    <annotation encoding="StarMath 5.0">size 10 nitalic {{U} over {R}}</annotation>
  </semantics>
</math>
</file>

<file path=Object 15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 {3 over 4}</annotation>
  </semantics>
</math>
</file>

<file path=Object 16/content.xml><?xml version="1.0" encoding="utf-8"?>
<math xmlns="http://www.w3.org/1998/Math/MathML" display="block">
  <semantics>
    <mstyle mathsize="10pt">
      <mrow>
        <mfrac>
          <mn>168</mn>
          <mn>100</mn>
        </mfrac>
        <mo stretchy="false">=</mo>
        <mrow>
          <mfrac>
            <mn>100</mn>
            <mn>100</mn>
          </mfrac>
          <mo stretchy="false">+</mo>
          <mfrac>
            <mn>68</mn>
            <mn>100</mn>
          </mfrac>
        </mrow>
      </mrow>
    </mstyle>
    <annotation encoding="StarMath 5.0">size 10 {168 over 100 =100 over 100 + 68 over 100}</annotation>
  </semantics>
</math>
</file>

<file path=Object 2/content.xml><?xml version="1.0" encoding="utf-8"?>
<math xmlns="http://www.w3.org/1998/Math/MathML" display="block">
  <semantics>
    <mstyle mathsize="10pt">
      <mfrac>
        <mrow>
          <mn>97</mn>
          <mrow>
            <mspace width="0.5em"/>
            <mo stretchy="false">×</mo>
            <mspace width="0.5em"/>
          </mrow>
          <mn>1</mn>
          <mspace width="0.5em"/>
          <mn>596</mn>
        </mrow>
        <mn>152</mn>
      </mfrac>
    </mstyle>
    <annotation encoding="StarMath 5.0">size 10{{ 97`times`1`596} over 152}</annotation>
  </semantics>
</math>
</file>

<file path=Object 3/content.xml><?xml version="1.0" encoding="utf-8"?>
<math xmlns="http://www.w3.org/1998/Math/MathML" display="block">
  <semantics>
    <mstyle mathsize="10pt">
      <mfrac>
        <mrow>
          <mn>150</mn>
          <mrow>
            <mspace width="0.5em"/>
            <mo stretchy="false">×</mo>
            <mspace width="0.5em"/>
          </mrow>
          <mn>28</mn>
        </mrow>
        <mn>187,5</mn>
      </mfrac>
    </mstyle>
    <annotation encoding="StarMath 5.0">size 10{{ 150`times`28} over 187,5}</annotation>
  </semantics>
</math>
</file>

<file path=Object 4/content.xml><?xml version="1.0" encoding="utf-8"?>
<math xmlns="http://www.w3.org/1998/Math/MathML" display="block">
  <semantics>
    <mstyle mathsize="10pt">
      <mfrac>
        <mrow>
          <mn>22</mn>
          <mrow>
            <mspace width="0.5em"/>
            <mo stretchy="false">×</mo>
            <mspace width="0.5em"/>
          </mrow>
          <mn>32,55</mn>
        </mrow>
        <mn>7</mn>
      </mfrac>
    </mstyle>
    <annotation encoding="StarMath 5.0">size 10
{{ 22`times`32,55} over 7}</annotation>
  </semantics>
</math>
</file>

<file path=Object 5/content.xml><?xml version="1.0" encoding="utf-8"?>
<math xmlns="http://www.w3.org/1998/Math/MathML" display="block">
  <semantics>
    <mstyle mathsize="10pt">
      <mfrac>
        <mrow>
          <mn>147</mn>
          <mrow>
            <mspace width="0.5em"/>
            <mo stretchy="false">×</mo>
            <mspace width="0.5em"/>
          </mrow>
          <mn>29,8</mn>
        </mrow>
        <mn>365,05</mn>
      </mfrac>
    </mstyle>
    <annotation encoding="StarMath 5.0">size 10{{ 147`times`29,8} over 365,05}</annotation>
  </semantics>
</math>
</file>

<file path=Object 6/content.xml><?xml version="1.0" encoding="utf-8"?>
<math xmlns="http://www.w3.org/1998/Math/MathML" display="block">
  <semantics>
    <mstyle mathsize="10pt">
      <mfrac>
        <mn>168</mn>
        <mn>100</mn>
      </mfrac>
    </mstyle>
    <annotation encoding="StarMath 5.0">size 10 {168 over 100}</annotation>
  </semantics>
</math>
</file>

<file path=Object 7/content.xml><?xml version="1.0" encoding="utf-8"?>
<math xmlns="http://www.w3.org/1998/Math/MathML" display="block">
  <semantics>
    <mstyle mathsize="10pt">
      <mfrac>
        <mn>1,5</mn>
        <mn>100</mn>
      </mfrac>
    </mstyle>
    <annotation encoding="StarMath 5.0">size 10 {1,5over 100}</annotation>
  </semantics>
</math>
</file>

<file path=Object 8/content.xml><?xml version="1.0" encoding="utf-8"?>
<math xmlns="http://www.w3.org/1998/Math/MathML" display="block">
  <semantics>
    <mstyle mathsize="10pt">
      <mrow>
        <mfrac>
          <mrow>
            <mn>1</mn>
            <mspace width="2em"/>
            <mn>808</mn>
            <mspace width="2em"/>
            <mn>000</mn>
          </mrow>
          <mrow>
            <mn>29</mn>
            <mspace width="2em"/>
            <mn>824</mn>
            <mspace width="2em"/>
            <mn>000</mn>
          </mrow>
        </mfrac>
        <mrow>
          <mspace width="2em"/>
          <mo stretchy="false">≈</mo>
          <mspace width="2em"/>
        </mrow>
        <mn>0,0606</mn>
        <mrow>
          <mspace width="2em"/>
          <mo stretchy="false">≈</mo>
          <mspace width="2em"/>
        </mrow>
        <mfrac>
          <mn>6,06</mn>
          <mn>100</mn>
        </mfrac>
      </mrow>
    </mstyle>
    <annotation encoding="StarMath 5.0">size 10 {{1~808~000} over {29~824~000}~approx~0,0606~approx~{6,06 over100}}</annotation>
  </semantics>
</math>
</file>

<file path=Object 9/content.xml><?xml version="1.0" encoding="utf-8"?>
<math xmlns="http://www.w3.org/1998/Math/MathML" display="block">
  <semantics>
    <mstyle mathsize="10pt">
      <mrow>
        <mfrac>
          <mn>7,57</mn>
          <mn>21</mn>
        </mfrac>
        <mrow>
          <mspace width="2em"/>
          <mo stretchy="false">≈</mo>
          <mspace width="2em"/>
        </mrow>
        <mn>0,3604</mn>
        <mrow>
          <mspace width="2em"/>
          <mo stretchy="false">≈</mo>
          <mspace width="2em"/>
        </mrow>
        <mfrac>
          <mn>36,04</mn>
          <mn>100</mn>
        </mfrac>
      </mrow>
    </mstyle>
    <annotation encoding="StarMath 5.0">size 10 {{7,57 over 21}~approx~0,3604~approx~{36,04 over 100}}</annotation>
  </semantics>
</math>
</file>